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90000001C02ACC375453B1F05.png" manifest:media-type="image/png"/>
  <manifest:file-entry manifest:full-path="Pictures/10000201000000EF000000DA73B14ED694E744AC.png" manifest:media-type="image/png"/>
  <manifest:file-entry manifest:full-path="Pictures/10000000000000AB00000083DAF4F47A51485C2E.jpg" manifest:media-type="image/jpeg"/>
  <manifest:file-entry manifest:full-path="Pictures/10000201000000AC000001CE4AE7338E01C706EB.png" manifest:media-type="image/png"/>
  <manifest:file-entry manifest:full-path="Pictures/10000201000000F0000000F06DE823FFBE059EC5.png" manifest:media-type="image/png"/>
  <manifest:file-entry manifest:full-path="Pictures/100002010000014E0000001D7BCDE9FB2CCB79AF.png" manifest:media-type="image/png"/>
  <manifest:file-entry manifest:full-path="Pictures/10000201000001900000001F69D4A508AA1B58FD.png" manifest:media-type="image/png"/>
  <manifest:file-entry manifest:full-path="Pictures/10000201000000F00000010A6DE4DE4A8A1754DE.png" manifest:media-type="image/png"/>
  <manifest:file-entry manifest:full-path="Pictures/10000201000000F1000001287A50FB3923E0C004.png" manifest:media-type="image/png"/>
  <manifest:file-entry manifest:full-path="Pictures/1000020100000116000000180A1EBEFBBA6BB224.png" manifest:media-type="image/png"/>
  <manifest:file-entry manifest:full-path="Pictures/10000201000001710000006135108C38E68E23F9.png" manifest:media-type="image/png"/>
  <manifest:file-entry manifest:full-path="Pictures/10000201000002B00000001CCA65250F6A667971.png" manifest:media-type="image/png"/>
  <manifest:file-entry manifest:full-path="Pictures/10000201000000A00000001F630297D5FE859091.png" manifest:media-type="image/png"/>
  <manifest:file-entry manifest:full-path="Pictures/10000201000000F1000000C395A582C879DE05DA.png" manifest:media-type="image/png"/>
  <manifest:file-entry manifest:full-path="Pictures/10000201000000F0000000A02750649AD2B8132A.png" manifest:media-type="image/png"/>
  <manifest:file-entry manifest:full-path="Pictures/10000201000000F1000000B56558CC8E6C16AFBF.png" manifest:media-type="image/png"/>
  <manifest:file-entry manifest:full-path="Pictures/100002010000016C0000008CF02CFB25B3983EFD.png" manifest:media-type="image/png"/>
  <manifest:file-entry manifest:full-path="Pictures/10000201000000EE000000854B5B7644F40FE6AF.png" manifest:media-type="image/png"/>
  <manifest:file-entry manifest:full-path="Pictures/100002010000020000000136F0BFBB28FC83A765.png" manifest:media-type="image/png"/>
  <manifest:file-entry manifest:full-path="Pictures/10000201000000E800000062952E9CF64CC59451.png" manifest:media-type="image/png"/>
  <manifest:file-entry manifest:full-path="Pictures/100002010000037A0000015C7904576EE4F4168C.png" manifest:media-type="image/png"/>
  <manifest:file-entry manifest:full-path="Pictures/1000020100000494000001643300717ACA85840F.png" manifest:media-type="image/png"/>
  <manifest:file-entry manifest:full-path="Pictures/10000201000000EF000000F84792170416E1D06E.png" manifest:media-type="image/png"/>
  <manifest:file-entry manifest:full-path="Pictures/100002010000017D000000D324FE4458437C0E80.png" manifest:media-type="image/png"/>
  <manifest:file-entry manifest:full-path="Pictures/10000201000003250000012D9BD4BF43A20E1A36.png" manifest:media-type="image/png"/>
  <manifest:file-entry manifest:full-path="Pictures/10000201000000F0000000A0A520A24E66A81F0A.png" manifest:media-type="image/png"/>
  <manifest:file-entry manifest:full-path="Pictures/1000020100000389000001467E66A9930897C3E4.png" manifest:media-type="image/png"/>
  <manifest:file-entry manifest:full-path="Pictures/100002010000016000000096F07B8BD36C35884A.png" manifest:media-type="image/png"/>
  <manifest:file-entry manifest:full-path="Pictures/100002010000012B00000178F5F0C795906C8D0D.png" manifest:media-type="image/png"/>
  <manifest:file-entry manifest:full-path="Pictures/100002010000047A00000173F83C054182DEEE9A.png" manifest:media-type="image/png"/>
  <manifest:file-entry manifest:full-path="Pictures/1000020100000186000000D16314268EDB6DF4C2.png" manifest:media-type="image/png"/>
  <manifest:file-entry manifest:full-path="Pictures/1000020100000070000000A86D4A54194B914438.png" manifest:media-type="image/png"/>
  <manifest:file-entry manifest:full-path="Pictures/10000201000000F000000123B3D7D821D8EB80C4.png" manifest:media-type="image/png"/>
  <manifest:file-entry manifest:full-path="Pictures/10000201000001380000007CC7C2940008AF02FD.png" manifest:media-type="image/png"/>
  <manifest:file-entry manifest:full-path="Pictures/10000201000000F100000199B58CF1EE2367E84A.png" manifest:media-type="image/png"/>
  <manifest:file-entry manifest:full-path="Pictures/10000201000001DE000000D1BBF58FE0BE892349.png" manifest:media-type="image/png"/>
  <manifest:file-entry manifest:full-path="Pictures/100002010000013900000056DD0A77FDB9F29CA2.png" manifest:media-type="image/png"/>
  <manifest:file-entry manifest:full-path="Pictures/10000201000000F0000000576E496B576F8D5651.png" manifest:media-type="image/png"/>
  <manifest:file-entry manifest:full-path="Pictures/10000201000000EF0000011E66260066DAC1176F.png" manifest:media-type="image/png"/>
  <manifest:file-entry manifest:full-path="Pictures/10000201000000E90000007B063226224379FE60.png" manifest:media-type="image/png"/>
  <manifest:file-entry manifest:full-path="Pictures/10000201000000F0000000A1AF2AB1CD1C7F06C0.png" manifest:media-type="image/png"/>
  <manifest:file-entry manifest:full-path="Pictures/10000201000000E90000007F1EE4870997D5FC4F.png" manifest:media-type="image/png"/>
  <manifest:file-entry manifest:full-path="Pictures/1000020100000164000000AB9FB3E33D121C56DC.png" manifest:media-type="image/png"/>
  <manifest:file-entry manifest:full-path="Pictures/10000201000001D6000000D0E9744F91FB5ABF79.png" manifest:media-type="image/png"/>
  <manifest:file-entry manifest:full-path="Pictures/10000201000001550000002114D39DE5303353D0.png" manifest:media-type="image/png"/>
  <manifest:file-entry manifest:full-path="Pictures/10000201000000ED0000012C44B3EF7EEA69146C.png" manifest:media-type="image/png"/>
  <manifest:file-entry manifest:full-path="Pictures/100002010000017100000043C6BDD39E1D1F153E.png" manifest:media-type="image/png"/>
  <manifest:file-entry manifest:full-path="Pictures/10000201000000EF000000FEC71168A8D60C7B6A.png" manifest:media-type="image/png"/>
  <manifest:file-entry manifest:full-path="Pictures/10000201000000720000006B708D8073A3523936.png" manifest:media-type="image/png"/>
  <manifest:file-entry manifest:full-path="Pictures/10000201000001660000009B198BD9495A78F4C7.png" manifest:media-type="image/png"/>
  <manifest:file-entry manifest:full-path="Pictures/10000201000000ED00000087A3D81FD5E2928EB6.png" manifest:media-type="image/png"/>
  <manifest:file-entry manifest:full-path="Pictures/10000201000000F0000000D87AE0ACB493939050.png" manifest:media-type="image/png"/>
  <manifest:file-entry manifest:full-path="Pictures/100002010000012E00000073586A5AAB3F322A47.png" manifest:media-type="image/png"/>
  <manifest:file-entry manifest:full-path="Pictures/10000201000001DE000001B7904F65FCD9CCBD7D.png" manifest:media-type="image/png"/>
  <manifest:file-entry manifest:full-path="Pictures/100002010000011D000000969C729AD047421248.png" manifest:media-type="image/png"/>
  <manifest:file-entry manifest:full-path="Pictures/1000020100000180000000AAA91D40BCBE4D6EE4.png" manifest:media-type="image/png"/>
  <manifest:file-entry manifest:full-path="Pictures/10000201000001E2000001349AA093F29AF747B3.png" manifest:media-type="image/png"/>
  <manifest:file-entry manifest:full-path="Pictures/100002010000011A000000943A7ECD9B9F600F05.png" manifest:media-type="image/png"/>
  <manifest:file-entry manifest:full-path="Pictures/10000201000001A100000068C10B6EB27D230721.png" manifest:media-type="image/png"/>
  <manifest:file-entry manifest:full-path="Pictures/10000201000001DC0000009F0D369D07F94E0306.png" manifest:media-type="image/png"/>
  <manifest:file-entry manifest:full-path="Pictures/10000201000001D300000080F0FAA2BA8325E8D3.png" manifest:media-type="image/png"/>
  <manifest:file-entry manifest:full-path="Pictures/10000201000000F90000007D2E0FB137F9510ABE.png" manifest:media-type="image/png"/>
  <manifest:file-entry manifest:full-path="Pictures/10000201000000F8000000DE2B659AD45F57A10D.png" manifest:media-type="image/png"/>
  <manifest:file-entry manifest:full-path="Pictures/10000201000000F00000004476A605B2A561C9EE.png" manifest:media-type="image/png"/>
  <manifest:file-entry manifest:full-path="Pictures/10000201000001480000009A8A38A48D66011C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Footer">
      <style:paragraph-properties fo:text-align="center" style:justify-single-word="false"/>
    </style:style>
    <style:style style:name="P7" style:family="paragraph" style:parent-style-name="Text_20_body">
      <style:text-properties officeooo:rsid="0021cbe2" officeooo:paragraph-rsid="0021cbe2"/>
    </style:style>
    <style:style style:name="P8" style:family="paragraph" style:parent-style-name="Text_20_body">
      <style:text-properties officeooo:rsid="0021cbe2" officeooo:paragraph-rsid="005348ad"/>
    </style:style>
    <style:style style:name="P9" style:family="paragraph" style:parent-style-name="Text_20_body">
      <style:text-properties officeooo:rsid="0021cbe2" officeooo:paragraph-rsid="007246cc"/>
    </style:style>
    <style:style style:name="P10" style:family="paragraph" style:parent-style-name="Text_20_body">
      <style:text-properties officeooo:rsid="0021cbe2" officeooo:paragraph-rsid="008f5376"/>
    </style:style>
    <style:style style:name="P11" style:family="paragraph" style:parent-style-name="Text_20_body">
      <style:text-properties officeooo:rsid="002333bd" officeooo:paragraph-rsid="002333bd"/>
    </style:style>
    <style:style style:name="P12" style:family="paragraph" style:parent-style-name="Text_20_body">
      <style:text-properties officeooo:rsid="002333bd" officeooo:paragraph-rsid="00269fa8"/>
    </style:style>
    <style:style style:name="P13" style:family="paragraph" style:parent-style-name="Text_20_body">
      <style:text-properties officeooo:rsid="0024d79a" officeooo:paragraph-rsid="0024d79a"/>
    </style:style>
    <style:style style:name="P14" style:family="paragraph" style:parent-style-name="Text_20_body">
      <style:text-properties officeooo:rsid="0024d79a" officeooo:paragraph-rsid="00329f6e"/>
    </style:style>
    <style:style style:name="P15" style:family="paragraph" style:parent-style-name="Text_20_body">
      <style:text-properties officeooo:rsid="00269fa8" officeooo:paragraph-rsid="00269fa8"/>
    </style:style>
    <style:style style:name="P16" style:family="paragraph" style:parent-style-name="Text_20_body">
      <style:text-properties officeooo:rsid="00269fa8" officeooo:paragraph-rsid="005348ad"/>
    </style:style>
    <style:style style:name="P17" style:family="paragraph" style:parent-style-name="Text_20_body">
      <style:text-properties officeooo:paragraph-rsid="0024d79a"/>
    </style:style>
    <style:style style:name="P18" style:family="paragraph" style:parent-style-name="Text_20_body">
      <style:text-properties officeooo:rsid="00282671" officeooo:paragraph-rsid="00282671"/>
    </style:style>
    <style:style style:name="P19" style:family="paragraph" style:parent-style-name="Text_20_body">
      <style:text-properties officeooo:rsid="00282671" officeooo:paragraph-rsid="002b1700"/>
    </style:style>
    <style:style style:name="P20" style:family="paragraph" style:parent-style-name="Text_20_body">
      <style:text-properties officeooo:rsid="00282671" officeooo:paragraph-rsid="00329f6e"/>
    </style:style>
    <style:style style:name="P21" style:family="paragraph" style:parent-style-name="Text_20_body">
      <style:text-properties officeooo:rsid="00282671" officeooo:paragraph-rsid="00395d89"/>
    </style:style>
    <style:style style:name="P22" style:family="paragraph" style:parent-style-name="Text_20_body">
      <style:text-properties officeooo:rsid="00282671" officeooo:paragraph-rsid="003ca47e"/>
    </style:style>
    <style:style style:name="P23" style:family="paragraph" style:parent-style-name="Text_20_body">
      <style:text-properties officeooo:rsid="00282671" officeooo:paragraph-rsid="003eab44"/>
    </style:style>
    <style:style style:name="P24" style:family="paragraph" style:parent-style-name="Text_20_body">
      <style:text-properties officeooo:rsid="00282671" officeooo:paragraph-rsid="009746b3"/>
    </style:style>
    <style:style style:name="P25" style:family="paragraph" style:parent-style-name="Text_20_body">
      <style:text-properties officeooo:rsid="00297b78" officeooo:paragraph-rsid="00297b78"/>
    </style:style>
    <style:style style:name="P26" style:family="paragraph" style:parent-style-name="Text_20_body">
      <style:text-properties officeooo:rsid="00297b78" officeooo:paragraph-rsid="002c3670"/>
    </style:style>
    <style:style style:name="P27" style:family="paragraph" style:parent-style-name="Text_20_body">
      <style:text-properties officeooo:rsid="00297b78" officeooo:paragraph-rsid="003bf716"/>
    </style:style>
    <style:style style:name="P28" style:family="paragraph" style:parent-style-name="Text_20_body">
      <style:text-properties officeooo:rsid="00297b78" officeooo:paragraph-rsid="003dccb0"/>
    </style:style>
    <style:style style:name="P29" style:family="paragraph" style:parent-style-name="Text_20_body">
      <style:text-properties officeooo:rsid="002b1700" officeooo:paragraph-rsid="002b1700"/>
    </style:style>
    <style:style style:name="P30" style:family="paragraph" style:parent-style-name="Text_20_body">
      <style:text-properties officeooo:rsid="002b1700" officeooo:paragraph-rsid="002c3670"/>
    </style:style>
    <style:style style:name="P31" style:family="paragraph" style:parent-style-name="Text_20_body">
      <style:text-properties officeooo:rsid="002b1700" officeooo:paragraph-rsid="003bf716"/>
    </style:style>
    <style:style style:name="P32" style:family="paragraph" style:parent-style-name="Text_20_body">
      <style:text-properties officeooo:rsid="002b1700" officeooo:paragraph-rsid="003ca47e"/>
    </style:style>
    <style:style style:name="P33" style:family="paragraph" style:parent-style-name="Text_20_body">
      <style:text-properties officeooo:rsid="002b1700" officeooo:paragraph-rsid="003dccb0"/>
    </style:style>
    <style:style style:name="P34" style:family="paragraph" style:parent-style-name="Text_20_body">
      <style:text-properties officeooo:rsid="002c3670" officeooo:paragraph-rsid="002c3670"/>
    </style:style>
    <style:style style:name="P35" style:family="paragraph" style:parent-style-name="Text_20_body">
      <style:text-properties officeooo:rsid="002c3670" officeooo:paragraph-rsid="003dccb0"/>
    </style:style>
    <style:style style:name="P36" style:family="paragraph" style:parent-style-name="Text_20_body">
      <style:text-properties style:font-name="Liberation Serif" officeooo:paragraph-rsid="002c3670"/>
    </style:style>
    <style:style style:name="P37" style:family="paragraph" style:parent-style-name="Text_20_body">
      <style:text-properties style:font-name="Liberation Serif" fo:font-size="12pt" officeooo:rsid="003bf716" officeooo:paragraph-rsid="003bf716" style:font-size-asian="12pt" style:font-size-complex="12pt"/>
    </style:style>
    <style:style style:name="P38" style:family="paragraph" style:parent-style-name="Text_20_body">
      <style:text-properties style:font-name="Liberation Serif" officeooo:paragraph-rsid="003dccb0"/>
    </style:style>
    <style:style style:name="P39" style:family="paragraph" style:parent-style-name="Text_20_body">
      <style:text-properties officeooo:rsid="002dcd15" officeooo:paragraph-rsid="002dcd15"/>
    </style:style>
    <style:style style:name="P40" style:family="paragraph" style:parent-style-name="Text_20_body">
      <style:text-properties style:use-window-font-color="true" fo:font-weight="normal" officeooo:rsid="002f58c9" officeooo:paragraph-rsid="002f58c9" style:font-weight-asian="normal" style:font-weight-complex="normal"/>
    </style:style>
    <style:style style:name="P41" style:family="paragraph" style:parent-style-name="Text_20_body">
      <style:text-properties style:use-window-font-color="true" fo:font-weight="normal" officeooo:rsid="002f58c9" officeooo:paragraph-rsid="00327ee3" style:font-weight-asian="normal" style:font-weight-complex="normal"/>
    </style:style>
    <style:style style:name="P42" style:family="paragraph" style:parent-style-name="Text_20_body">
      <style:text-properties style:use-window-font-color="true" fo:font-weight="bold" officeooo:rsid="00327ee3" officeooo:paragraph-rsid="00327ee3" style:font-weight-asian="bold" style:font-weight-complex="bold"/>
    </style:style>
    <style:style style:name="P43" style:family="paragraph" style:parent-style-name="Text_20_body">
      <style:text-properties fo:color="#ce181e" fo:font-weight="bold" officeooo:rsid="00269fa8" officeooo:paragraph-rsid="005348ad" style:font-weight-asian="bold" style:font-weight-complex="bold"/>
    </style:style>
    <style:style style:name="P44" style:family="paragraph" style:parent-style-name="Text_20_body">
      <style:text-properties officeooo:rsid="00329f6e" officeooo:paragraph-rsid="00329f6e"/>
    </style:style>
    <style:style style:name="P45" style:family="paragraph" style:parent-style-name="Text_20_body">
      <style:text-properties officeooo:rsid="00338aaa" officeooo:paragraph-rsid="00338aaa"/>
    </style:style>
    <style:style style:name="P46" style:family="paragraph" style:parent-style-name="Text_20_body">
      <style:text-properties officeooo:rsid="0034b1af"/>
    </style:style>
    <style:style style:name="P47" style:family="paragraph" style:parent-style-name="Text_20_body">
      <style:text-properties officeooo:rsid="0034b1af" officeooo:paragraph-rsid="0034b1af"/>
    </style:style>
    <style:style style:name="P48" style:family="paragraph" style:parent-style-name="Text_20_body">
      <style:text-properties officeooo:rsid="0034b1af" officeooo:paragraph-rsid="00355e00"/>
    </style:style>
    <style:style style:name="P49" style:family="paragraph" style:parent-style-name="Text_20_body">
      <style:text-properties officeooo:rsid="0034b1af" officeooo:paragraph-rsid="00395d89"/>
    </style:style>
    <style:style style:name="P50" style:family="paragraph" style:parent-style-name="Text_20_body">
      <style:text-properties officeooo:rsid="00354602" officeooo:paragraph-rsid="00354602"/>
    </style:style>
    <style:style style:name="P51" style:family="paragraph" style:parent-style-name="Text_20_body">
      <style:text-properties officeooo:rsid="00355e00" officeooo:paragraph-rsid="00355e00"/>
    </style:style>
    <style:style style:name="P52" style:family="paragraph" style:parent-style-name="Text_20_body">
      <style:text-properties officeooo:paragraph-rsid="00395d89"/>
    </style:style>
    <style:style style:name="P53" style:family="paragraph" style:parent-style-name="Text_20_body">
      <style:text-properties officeooo:rsid="00395d89" officeooo:paragraph-rsid="00395d89"/>
    </style:style>
    <style:style style:name="P54" style:family="paragraph" style:parent-style-name="Text_20_body">
      <style:text-properties officeooo:rsid="00395d89" officeooo:paragraph-rsid="008f5376"/>
    </style:style>
    <style:style style:name="P55" style:family="paragraph" style:parent-style-name="Text_20_body">
      <style:text-properties officeooo:rsid="0039bb1e" officeooo:paragraph-rsid="0039bb1e"/>
    </style:style>
    <style:style style:name="P56" style:family="paragraph" style:parent-style-name="Text_20_body">
      <style:text-properties officeooo:rsid="003bf716" officeooo:paragraph-rsid="003bf716"/>
    </style:style>
    <style:style style:name="P57" style:family="paragraph" style:parent-style-name="Text_20_body">
      <style:text-properties officeooo:rsid="003bf716" officeooo:paragraph-rsid="003ca47e"/>
    </style:style>
    <style:style style:name="P58" style:family="paragraph" style:parent-style-name="Text_20_body">
      <style:text-properties officeooo:paragraph-rsid="003bf716"/>
    </style:style>
    <style:style style:name="P59" style:family="paragraph" style:parent-style-name="Text_20_body">
      <style:text-properties officeooo:rsid="003ca47e" officeooo:paragraph-rsid="003ca47e"/>
    </style:style>
    <style:style style:name="P60" style:family="paragraph" style:parent-style-name="Text_20_body">
      <style:text-properties officeooo:rsid="003ca47e" officeooo:paragraph-rsid="003eab44"/>
    </style:style>
    <style:style style:name="P61" style:family="paragraph" style:parent-style-name="Text_20_body">
      <style:text-properties officeooo:rsid="003dccb0" officeooo:paragraph-rsid="003dccb0"/>
    </style:style>
    <style:style style:name="P62" style:family="paragraph" style:parent-style-name="Text_20_body">
      <style:text-properties officeooo:rsid="003dccb0" officeooo:paragraph-rsid="004328ff"/>
    </style:style>
    <style:style style:name="P63" style:family="paragraph" style:parent-style-name="Text_20_body">
      <style:text-properties officeooo:rsid="004328ff" officeooo:paragraph-rsid="004328ff"/>
    </style:style>
    <style:style style:name="P64" style:family="paragraph" style:parent-style-name="Text_20_body">
      <style:text-properties officeooo:rsid="00462014" officeooo:paragraph-rsid="00462014"/>
    </style:style>
    <style:style style:name="P65" style:family="paragraph" style:parent-style-name="Text_20_body">
      <style:text-properties officeooo:rsid="0043b859" officeooo:paragraph-rsid="00462014"/>
    </style:style>
    <style:style style:name="P66" style:family="paragraph" style:parent-style-name="Text_20_body">
      <style:text-properties officeooo:rsid="0043b859" officeooo:paragraph-rsid="0043b859"/>
    </style:style>
    <style:style style:name="P67" style:family="paragraph" style:parent-style-name="Text_20_body">
      <style:text-properties officeooo:rsid="0049797b" officeooo:paragraph-rsid="0049797b"/>
    </style:style>
    <style:style style:name="P68" style:family="paragraph" style:parent-style-name="Text_20_body">
      <style:text-properties officeooo:rsid="005af54b" officeooo:paragraph-rsid="005af54b"/>
    </style:style>
    <style:style style:name="P69" style:family="paragraph" style:parent-style-name="Text_20_body">
      <style:text-properties officeooo:rsid="005af54b" officeooo:paragraph-rsid="005bc994"/>
    </style:style>
    <style:style style:name="P70" style:family="paragraph" style:parent-style-name="Text_20_body">
      <style:text-properties officeooo:rsid="00707a13" officeooo:paragraph-rsid="007246cc"/>
    </style:style>
    <style:style style:name="P71" style:family="paragraph" style:parent-style-name="Text_20_body">
      <style:text-properties officeooo:rsid="00707a13" officeooo:paragraph-rsid="00707a13"/>
    </style:style>
    <style:style style:name="P72" style:family="paragraph" style:parent-style-name="Text_20_body">
      <style:text-properties officeooo:rsid="007246cc" officeooo:paragraph-rsid="007246cc"/>
    </style:style>
    <style:style style:name="P73" style:family="paragraph" style:parent-style-name="Text_20_body">
      <style:text-properties officeooo:paragraph-rsid="007246cc"/>
    </style:style>
    <style:style style:name="P74" style:family="paragraph" style:parent-style-name="Text_20_body">
      <style:text-properties officeooo:rsid="007f59b3" officeooo:paragraph-rsid="007f59b3"/>
    </style:style>
    <style:style style:name="P75" style:family="paragraph" style:parent-style-name="Text_20_body">
      <style:text-properties officeooo:rsid="0081f4d6" officeooo:paragraph-rsid="0021cbe2"/>
    </style:style>
    <style:style style:name="P76" style:family="paragraph" style:parent-style-name="Text_20_body">
      <style:text-properties officeooo:rsid="00213e59" officeooo:paragraph-rsid="00213e59"/>
    </style:style>
    <style:style style:name="P77" style:family="paragraph" style:parent-style-name="Text_20_body">
      <style:text-properties officeooo:paragraph-rsid="00959ede"/>
    </style:style>
    <style:style style:name="P78" style:family="paragraph" style:parent-style-name="Text_20_body">
      <style:text-properties officeooo:rsid="009746b3" officeooo:paragraph-rsid="009746b3"/>
    </style:style>
    <style:style style:name="P79" style:family="paragraph" style:parent-style-name="List_20_Contents">
      <style:paragraph-properties fo:margin-left="0cm" fo:margin-right="0cm" fo:text-indent="0cm" style:auto-text-indent="false"/>
      <style:text-properties officeooo:rsid="0021cbe2" officeooo:paragraph-rsid="0021cbe2"/>
    </style:style>
    <style:style style:name="P80" style:family="paragraph" style:parent-style-name="List_20_Contents">
      <style:paragraph-properties fo:margin-left="0cm" fo:margin-right="0cm" fo:text-indent="0cm" style:auto-text-indent="false"/>
      <style:text-properties officeooo:rsid="0021cbe2" officeooo:paragraph-rsid="00637674"/>
    </style:style>
    <style:style style:name="P81" style:family="paragraph" style:parent-style-name="Heading_20_4">
      <style:text-properties officeooo:paragraph-rsid="002b1700"/>
    </style:style>
    <style:style style:name="P82" style:family="paragraph" style:parent-style-name="Heading_20_4">
      <style:text-properties officeooo:paragraph-rsid="002c3670"/>
    </style:style>
    <style:style style:name="P83" style:family="paragraph" style:parent-style-name="Heading_20_4">
      <style:text-properties officeooo:paragraph-rsid="00329f6e"/>
    </style:style>
    <style:style style:name="P84" style:family="paragraph" style:parent-style-name="Heading_20_4">
      <style:text-properties officeooo:paragraph-rsid="00395d89"/>
    </style:style>
    <style:style style:name="P85" style:family="paragraph" style:parent-style-name="Heading_20_4">
      <style:text-properties officeooo:paragraph-rsid="003ca47e"/>
    </style:style>
    <style:style style:name="P86" style:family="paragraph" style:parent-style-name="Heading_20_4">
      <style:text-properties officeooo:paragraph-rsid="003dccb0"/>
    </style:style>
    <style:style style:name="P87" style:family="paragraph" style:parent-style-name="Heading_20_4">
      <style:text-properties officeooo:rsid="003dccb0" officeooo:paragraph-rsid="003dccb0"/>
    </style:style>
    <style:style style:name="P88" style:family="paragraph" style:parent-style-name="Heading_20_4">
      <style:text-properties officeooo:paragraph-rsid="003eab44"/>
    </style:style>
    <style:style style:name="P89" style:family="paragraph" style:parent-style-name="Heading_20_4">
      <style:text-properties officeooo:paragraph-rsid="00747a56"/>
    </style:style>
    <style:style style:name="P90" style:family="paragraph" style:parent-style-name="Heading_20_4">
      <style:text-properties officeooo:paragraph-rsid="00959ede"/>
    </style:style>
    <style:style style:name="P91" style:family="paragraph" style:parent-style-name="Heading_20_4">
      <style:text-properties officeooo:paragraph-rsid="008f5376"/>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9.001cm" style:type="right" style:leader-style="dotted" style:leader-text="."/>
        </style:tab-stops>
      </style:paragraph-properties>
    </style:style>
    <style:style style:name="P94" style:family="paragraph" style:parent-style-name="Contents_20_3">
      <style:paragraph-properties>
        <style:tab-stops>
          <style:tab-stop style:position="19.001cm" style:type="right" style:leader-style="dotted" style:leader-text="."/>
        </style:tab-stops>
      </style:paragraph-properties>
    </style:style>
    <style:style style:name="P95" style:family="paragraph" style:parent-style-name="Contents_20_4">
      <style:paragraph-properties>
        <style:tab-stops>
          <style:tab-stop style:position="19.001cm" style:type="right" style:leader-style="dotted" style:leader-text="."/>
        </style:tab-stops>
      </style:paragraph-properties>
    </style:style>
    <style:style style:name="P96" style:family="paragraph" style:parent-style-name="Contents_20_5">
      <style:paragraph-properties>
        <style:tab-stops>
          <style:tab-stop style:position="19.001cm" style:type="right" style:leader-style="dotted" style:leader-text="."/>
        </style:tab-stops>
      </style:paragraph-properties>
    </style:style>
    <style:style style:name="P97" style:family="paragraph" style:parent-style-name="Contents_20_6">
      <style:paragraph-properties>
        <style:tab-stops>
          <style:tab-stop style:position="19.001cm" style:type="right" style:leader-style="dotted" style:leader-text="."/>
        </style:tab-stops>
      </style:paragraph-properties>
    </style:style>
    <style:style style:name="P98" style:family="paragraph" style:parent-style-name="Heading_20_5">
      <style:text-properties officeooo:paragraph-rsid="00747a56"/>
    </style:style>
    <style:style style:name="P99" style:family="paragraph" style:parent-style-name="Heading_20_5">
      <style:text-properties officeooo:paragraph-rsid="00959ede"/>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9.001cm" style:type="right" style:leader-style="dotted" style:leader-text="."/>
        </style:tab-stops>
      </style:paragraph-properties>
    </style:style>
    <style:style style:name="P102" style:family="paragraph" style:parent-style-name="Contents_20_3">
      <style:paragraph-properties>
        <style:tab-stops>
          <style:tab-stop style:position="19.001cm" style:type="right" style:leader-style="dotted" style:leader-text="."/>
        </style:tab-stops>
      </style:paragraph-properties>
    </style:style>
    <style:style style:name="P103" style:family="paragraph" style:parent-style-name="Contents_20_4">
      <style:paragraph-properties>
        <style:tab-stops>
          <style:tab-stop style:position="19.001cm" style:type="right" style:leader-style="dotted" style:leader-text="."/>
        </style:tab-stops>
      </style:paragraph-properties>
    </style:style>
    <style:style style:name="P104" style:family="paragraph" style:parent-style-name="Contents_20_5">
      <style:paragraph-properties>
        <style:tab-stops>
          <style:tab-stop style:position="19.001cm" style:type="right" style:leader-style="dotted" style:leader-text="."/>
        </style:tab-stops>
      </style:paragraph-properties>
    </style:style>
    <style:style style:name="P105" style:family="paragraph" style:parent-style-name="Contents_20_6">
      <style:paragraph-properties>
        <style:tab-stops>
          <style:tab-stop style:position="19.001cm" style:type="right" style:leader-style="dotted" style:leader-text="."/>
        </style:tab-stops>
      </style:paragraph-properties>
    </style:style>
    <style:style style:name="P106" style:family="paragraph" style:parent-style-name="Heading_20_1">
      <style:paragraph-properties fo:margin-top="0cm" fo:margin-bottom="0cm" loext:contextual-spacing="false"/>
      <style:text-properties officeooo:rsid="0021cbe2" officeooo:paragraph-rsid="0021cbe2"/>
    </style:style>
    <style:style style:name="P107" style:family="paragraph" style:parent-style-name="Heading_20_2">
      <style:text-properties officeooo:paragraph-rsid="005348ad"/>
    </style:style>
    <style:style style:name="P108" style:family="paragraph" style:parent-style-name="Heading_20_2">
      <style:text-properties officeooo:paragraph-rsid="008f5376"/>
    </style:style>
    <style:style style:name="P109" style:family="paragraph" style:parent-style-name="Heading_20_2">
      <style:text-properties officeooo:paragraph-rsid="00959ede"/>
    </style:style>
    <style:style style:name="P110" style:family="paragraph" style:parent-style-name="Heading_20_3">
      <style:text-properties officeooo:paragraph-rsid="008f5376"/>
    </style:style>
    <style:style style:name="P111"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12"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13" style:family="paragraph" style:parent-style-name="Heading_20_3">
      <style:text-properties officeooo:paragraph-rsid="007246cc"/>
    </style:style>
    <style:style style:name="P114" style:family="paragraph" style:parent-style-name="Heading_20_3">
      <style:text-properties officeooo:paragraph-rsid="0024d79a"/>
    </style:style>
    <style:style style:name="P115" style:family="paragraph" style:parent-style-name="Heading_20_3">
      <style:text-properties officeooo:paragraph-rsid="002dcd15"/>
    </style:style>
    <style:style style:name="P116" style:family="paragraph" style:parent-style-name="Heading_20_3">
      <style:text-properties officeooo:paragraph-rsid="003ca47e"/>
    </style:style>
    <style:style style:name="P117" style:family="paragraph" style:parent-style-name="Heading_20_3">
      <style:text-properties officeooo:paragraph-rsid="003dccb0"/>
    </style:style>
    <style:style style:name="P118" style:family="paragraph" style:parent-style-name="Heading_20_3">
      <style:text-properties officeooo:paragraph-rsid="003eab44"/>
    </style:style>
    <style:style style:name="P119" style:family="paragraph" style:parent-style-name="Heading_20_3" style:master-page-name="">
      <style:paragraph-properties style:page-number="auto" fo:break-before="auto" fo:break-after="auto"/>
      <style:text-properties officeooo:paragraph-rsid="0024d79a"/>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fo:font-size="10.5pt" fo:letter-spacing="normal" fo:font-style="normal" fo:font-weight="bold"/>
    </style:style>
    <style:style style:name="T11" style:family="text">
      <style:text-properties fo:font-variant="normal" fo:text-transform="none" fo:color="#222222" fo:font-size="10.5pt" fo:letter-spacing="normal" fo:font-style="normal" fo:font-weight="normal"/>
    </style:style>
    <style:style style:name="T12" style:family="text">
      <style:text-properties fo:font-variant="normal" fo:text-transform="none" fo:color="#222222" fo:font-size="10.5pt" fo:letter-spacing="normal" fo:font-style="normal" fo:font-weight="normal" officeooo:rsid="00916cc7"/>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1.1 Topbar and Statusbar - Fil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1.1 Topbar and Statusbar - File menu</text:p>
          </text:index-title>
          <text:p text:style-name="P92"><text:a xlink:type="simple" xlink:href="#__RefHeading___Toc2165_4032534388" text:style-name="Index_20_Link" text:visited-style-name="Index_20_Link">File Menu<text:tab/>7</text:a></text:p>
          <text:p text:style-name="P93"><text:a xlink:type="simple" xlink:href="#__RefHeading___Toc5446_2279695032" text:style-name="Index_20_Link" text:visited-style-name="Index_20_Link">New<text:tab/>7</text:a></text:p>
          <text:p text:style-name="P93"><text:a xlink:type="simple" xlink:href="#__RefHeading___Toc5770_1794927051" text:style-name="Index_20_Link" text:visited-style-name="Index_20_Link">New from Template<text:tab/>8</text:a></text:p>
          <text:p text:style-name="P93"><text:a xlink:type="simple" xlink:href="#__RefHeading___Toc2169_4032534388" text:style-name="Index_20_Link" text:visited-style-name="Index_20_Link">Open<text:tab/>8</text:a></text:p>
          <text:p text:style-name="P93"><text:a xlink:type="simple" xlink:href="#__RefHeading___Toc2171_4032534388" text:style-name="Index_20_Link" text:visited-style-name="Index_20_Link">Open Recent<text:tab/>8</text:a></text:p>
          <text:p text:style-name="P93"><text:a xlink:type="simple" xlink:href="#__RefHeading___Toc2173_4032534388" text:style-name="Index_20_Link" text:visited-style-name="Index_20_Link">Revert<text:tab/>8</text:a></text:p>
          <text:p text:style-name="P93"><text:a xlink:type="simple" xlink:href="#__RefHeading___Toc2175_4032534388" text:style-name="Index_20_Link" text:visited-style-name="Index_20_Link">Recover last Session<text:tab/>9</text:a></text:p>
          <text:p text:style-name="P93"><text:a xlink:type="simple" xlink:href="#__RefHeading___Toc2177_4032534388" text:style-name="Index_20_Link" text:visited-style-name="Index_20_Link">Recover Autosave<text:tab/>9</text:a></text:p>
          <text:p text:style-name="P93"><text:a xlink:type="simple" xlink:href="#__RefHeading___Toc2179_4032534388" text:style-name="Index_20_Link" text:visited-style-name="Index_20_Link">Save<text:tab/>9</text:a></text:p>
          <text:p text:style-name="P93"><text:a xlink:type="simple" xlink:href="#__RefHeading___Toc2181_4032534388" text:style-name="Index_20_Link" text:visited-style-name="Index_20_Link">Save As<text:tab/>9</text:a></text:p>
          <text:p text:style-name="P93"><text:a xlink:type="simple" xlink:href="#__RefHeading___Toc2183_4032534388" text:style-name="Index_20_Link" text:visited-style-name="Index_20_Link">Save Copy<text:tab/>9</text:a></text:p>
          <text:p text:style-name="P93"><text:a xlink:type="simple" xlink:href="#__RefHeading___Toc2185_4032534388" text:style-name="Index_20_Link" text:visited-style-name="Index_20_Link">Link<text:tab/>9</text:a></text:p>
          <text:p text:style-name="P93"><text:a xlink:type="simple" xlink:href="#__RefHeading___Toc2187_4032534388" text:style-name="Index_20_Link" text:visited-style-name="Index_20_Link">Append<text:tab/>10</text:a></text:p>
          <text:p text:style-name="P93"><text:a xlink:type="simple" xlink:href="#__RefHeading___Toc4455_4154669917" text:style-name="Index_20_Link" text:visited-style-name="Index_20_Link">Data Previews<text:tab/>11</text:a></text:p>
          <text:p text:style-name="P93"><text:a xlink:type="simple" xlink:href="#__RefHeading___Toc2199_4032534388" text:style-name="Index_20_Link" text:visited-style-name="Index_20_Link">Import<text:tab/>13</text:a></text:p>
          <text:p text:style-name="P93"><text:a xlink:type="simple" xlink:href="#__RefHeading___Toc2341_4032534388" text:style-name="Index_20_Link" text:visited-style-name="Index_20_Link">Export<text:tab/>19</text:a></text:p>
          <text:p text:style-name="P93"><text:a xlink:type="simple" xlink:href="#__RefHeading___Toc2695_4032534388" text:style-name="Index_20_Link" text:visited-style-name="Index_20_Link">External Data<text:tab/>34</text:a></text:p>
          <text:p text:style-name="P93"><text:a xlink:type="simple" xlink:href="#__RefHeading___Toc5482_3876747245" text:style-name="Index_20_Link" text:visited-style-name="Index_20_Link">Cleanup<text:tab/>36</text:a></text:p>
          <text:p text:style-name="P93"><text:a xlink:type="simple" xlink:href="#__RefHeading___Toc2721_4032534388" text:style-name="Index_20_Link" text:visited-style-name="Index_20_Link">Quit<text:tab/>36</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92"><text:a xlink:type="simple" xlink:href="#__RefHeading___Toc2165_4032534388" text:style-name="Index_20_Link" text:visited-style-name="Index_20_Link">File Menu<text:tab/>7</text:a></text:p>
          <text:p text:style-name="P93"><text:a xlink:type="simple" xlink:href="#__RefHeading___Toc5446_2279695032" text:style-name="Index_20_Link" text:visited-style-name="Index_20_Link">New<text:tab/>7</text:a></text:p>
          <text:p text:style-name="P93"><text:a xlink:type="simple" xlink:href="#__RefHeading___Toc5770_1794927051" text:style-name="Index_20_Link" text:visited-style-name="Index_20_Link">New from Template<text:tab/>8</text:a></text:p>
          <text:p text:style-name="P94"><text:a xlink:type="simple" xlink:href="#__RefHeading___Toc8599_2979755826" text:style-name="Index_20_Link" text:visited-style-name="Index_20_Link">Standard Application Templates<text:tab/>8</text:a></text:p>
          <text:p text:style-name="P95"><text:a xlink:type="simple" xlink:href="#__RefHeading___Toc8601_2979755826" text:style-name="Index_20_Link" text:visited-style-name="Index_20_Link">General<text:tab/>8</text:a></text:p>
          <text:p text:style-name="P95"><text:a xlink:type="simple" xlink:href="#__RefHeading___Toc8603_2979755826" text:style-name="Index_20_Link" text:visited-style-name="Index_20_Link">2D Animation<text:tab/>8</text:a></text:p>
          <text:p text:style-name="P95"><text:a xlink:type="simple" xlink:href="#__RefHeading___Toc8605_2979755826" text:style-name="Index_20_Link" text:visited-style-name="Index_20_Link">All<text:tab/>8</text:a></text:p>
          <text:p text:style-name="P95"><text:a xlink:type="simple" xlink:href="#__RefHeading___Toc8607_2979755826" text:style-name="Index_20_Link" text:visited-style-name="Index_20_Link">Sculpting<text:tab/>8</text:a></text:p>
          <text:p text:style-name="P95"><text:a xlink:type="simple" xlink:href="#__RefHeading___Toc8609_2979755826" text:style-name="Index_20_Link" text:visited-style-name="Index_20_Link">VFX<text:tab/>8</text:a></text:p>
          <text:p text:style-name="P95"><text:a xlink:type="simple" xlink:href="#__RefHeading___Toc8611_2979755826" text:style-name="Index_20_Link" text:visited-style-name="Index_20_Link">Video Editing<text:tab/>8</text:a></text:p>
          <text:p text:style-name="P93"><text:a xlink:type="simple" xlink:href="#__RefHeading___Toc2169_4032534388" text:style-name="Index_20_Link" text:visited-style-name="Index_20_Link">Open<text:tab/>8</text:a></text:p>
          <text:p text:style-name="P93"><text:a xlink:type="simple" xlink:href="#__RefHeading___Toc2171_4032534388" text:style-name="Index_20_Link" text:visited-style-name="Index_20_Link">Open Recent<text:tab/>8</text:a></text:p>
          <text:p text:style-name="P93"><text:a xlink:type="simple" xlink:href="#__RefHeading___Toc2173_4032534388" text:style-name="Index_20_Link" text:visited-style-name="Index_20_Link">Revert<text:tab/>8</text:a></text:p>
          <text:p text:style-name="P93"><text:a xlink:type="simple" xlink:href="#__RefHeading___Toc2175_4032534388" text:style-name="Index_20_Link" text:visited-style-name="Index_20_Link">Recover last Session<text:tab/>9</text:a></text:p>
          <text:p text:style-name="P93"><text:a xlink:type="simple" xlink:href="#__RefHeading___Toc2177_4032534388" text:style-name="Index_20_Link" text:visited-style-name="Index_20_Link">Recover Autosave<text:tab/>9</text:a></text:p>
          <text:p text:style-name="P93"><text:a xlink:type="simple" xlink:href="#__RefHeading___Toc2179_4032534388" text:style-name="Index_20_Link" text:visited-style-name="Index_20_Link">Save<text:tab/>9</text:a></text:p>
          <text:p text:style-name="P93"><text:a xlink:type="simple" xlink:href="#__RefHeading___Toc2181_4032534388" text:style-name="Index_20_Link" text:visited-style-name="Index_20_Link">Save As<text:tab/>9</text:a></text:p>
          <text:p text:style-name="P93"><text:a xlink:type="simple" xlink:href="#__RefHeading___Toc2183_4032534388" text:style-name="Index_20_Link" text:visited-style-name="Index_20_Link">Save Copy<text:tab/>9</text:a></text:p>
          <text:p text:style-name="P93"><text:a xlink:type="simple" xlink:href="#__RefHeading___Toc2185_4032534388" text:style-name="Index_20_Link" text:visited-style-name="Index_20_Link">Link<text:tab/>9</text:a></text:p>
          <text:p text:style-name="P94"><text:a xlink:type="simple" xlink:href="#__RefHeading___Toc5772_1794927051" text:style-name="Index_20_Link" text:visited-style-name="Index_20_Link">Advanced Filter<text:tab/>9</text:a></text:p>
          <text:p text:style-name="P94"><text:a xlink:type="simple" xlink:href="#__RefHeading___Toc6416_510649927" text:style-name="Index_20_Link" text:visited-style-name="Index_20_Link">Import Settings<text:tab/>9</text:a></text:p>
          <text:p text:style-name="P95"><text:a xlink:type="simple" xlink:href="#__RefHeading___Toc6418_510649927" text:style-name="Index_20_Link" text:visited-style-name="Index_20_Link">Relative Path<text:tab/>9</text:a></text:p>
          <text:p text:style-name="P95"><text:a xlink:type="simple" xlink:href="#__RefHeading___Toc6420_510649927" text:style-name="Index_20_Link" text:visited-style-name="Index_20_Link">Select<text:tab/>10</text:a></text:p>
          <text:p text:style-name="P95"><text:a xlink:type="simple" xlink:href="#__RefHeading___Toc6422_510649927" text:style-name="Index_20_Link" text:visited-style-name="Index_20_Link">Active Layer<text:tab/>10</text:a></text:p>
          <text:p text:style-name="P95"><text:a xlink:type="simple" xlink:href="#__RefHeading___Toc6424_510649927" text:style-name="Index_20_Link" text:visited-style-name="Index_20_Link">Instance Collections<text:tab/>10</text:a></text:p>
          <text:p text:style-name="P94"><text:a xlink:type="simple" xlink:href="#__RefHeading___Toc6426_510649927" text:style-name="Index_20_Link" text:visited-style-name="Index_20_Link">Please Note:<text:tab/>10</text:a></text:p>
          <text:p text:style-name="P94"><text:a xlink:type="simple" xlink:href="#__RefHeading___Toc6428_510649927" text:style-name="Index_20_Link" text:visited-style-name="Index_20_Link">Known Limitations<text:tab/>10</text:a></text:p>
          <text:p text:style-name="P93"><text:soft-page-break/><text:a xlink:type="simple" xlink:href="#__RefHeading___Toc2187_4032534388" text:style-name="Index_20_Link" text:visited-style-name="Index_20_Link">Append<text:tab/>10</text:a></text:p>
          <text:p text:style-name="P94"><text:a xlink:type="simple" xlink:href="#__RefHeading___Toc6430_510649927" text:style-name="Index_20_Link" text:visited-style-name="Index_20_Link">Advanced Filter<text:tab/>10</text:a></text:p>
          <text:p text:style-name="P94"><text:a xlink:type="simple" xlink:href="#__RefHeading___Toc4063_2409084160" text:style-name="Index_20_Link" text:visited-style-name="Index_20_Link">Import Settings<text:tab/>11</text:a></text:p>
          <text:p text:style-name="P95"><text:a xlink:type="simple" xlink:href="#__RefHeading___Toc6434_510649927" text:style-name="Index_20_Link" text:visited-style-name="Index_20_Link">Select<text:tab/>11</text:a></text:p>
          <text:p text:style-name="P95"><text:a xlink:type="simple" xlink:href="#__RefHeading___Toc6436_510649927" text:style-name="Index_20_Link" text:visited-style-name="Index_20_Link">Active Collection<text:tab/>11</text:a></text:p>
          <text:p text:style-name="P95"><text:a xlink:type="simple" xlink:href="#__RefHeading___Toc6438_510649927" text:style-name="Index_20_Link" text:visited-style-name="Index_20_Link">Instance Collection<text:tab/>11</text:a></text:p>
          <text:p text:style-name="P95"><text:a xlink:type="simple" xlink:href="#__RefHeading___Toc6440_510649927" text:style-name="Index_20_Link" text:visited-style-name="Index_20_Link">Fake User<text:tab/>11</text:a></text:p>
          <text:p text:style-name="P95"><text:a xlink:type="simple" xlink:href="#__RefHeading___Toc6442_510649927" text:style-name="Index_20_Link" text:visited-style-name="Index_20_Link">Localize All<text:tab/>11</text:a></text:p>
          <text:p text:style-name="P93"><text:a xlink:type="simple" xlink:href="#__RefHeading___Toc4455_4154669917" text:style-name="Index_20_Link" text:visited-style-name="Index_20_Link">Data Previews<text:tab/>11</text:a></text:p>
          <text:p text:style-name="P94"><text:a xlink:type="simple" xlink:href="#__RefHeading___Toc2191_4032534388" text:style-name="Index_20_Link" text:visited-style-name="Index_20_Link">Refresh Data-Block Previews<text:tab/>12</text:a></text:p>
          <text:p text:style-name="P94"><text:a xlink:type="simple" xlink:href="#__RefHeading___Toc2193_4032534388" text:style-name="Index_20_Link" text:visited-style-name="Index_20_Link">Batch Generate Previews<text:tab/>12</text:a></text:p>
          <text:p text:style-name="P94"><text:a xlink:type="simple" xlink:href="#__RefHeading___Toc2195_4032534388" text:style-name="Index_20_Link" text:visited-style-name="Index_20_Link">Clear Data-Block Previews<text:tab/>13</text:a></text:p>
          <text:p text:style-name="P94"><text:a xlink:type="simple" xlink:href="#__RefHeading___Toc2197_4032534388" text:style-name="Index_20_Link" text:visited-style-name="Index_20_Link">Batch Clear Previews<text:tab/>13</text:a></text:p>
          <text:p text:style-name="P93"><text:a xlink:type="simple" xlink:href="#__RefHeading___Toc2199_4032534388" text:style-name="Index_20_Link" text:visited-style-name="Index_20_Link">Import<text:tab/>13</text:a></text:p>
          <text:p text:style-name="P94"><text:a xlink:type="simple" xlink:href="#__RefHeading___Toc2201_4032534388" text:style-name="Index_20_Link" text:visited-style-name="Index_20_Link">Collada<text:tab/>13</text:a></text:p>
          <text:p text:style-name="P95"><text:a xlink:type="simple" xlink:href="#__RefHeading___Toc2203_4032534388" text:style-name="Index_20_Link" text:visited-style-name="Index_20_Link">Import Data Options<text:tab/>13</text:a></text:p>
          <text:p text:style-name="P96"><text:a xlink:type="simple" xlink:href="#__RefHeading___Toc2205_4032534388" text:style-name="Index_20_Link" text:visited-style-name="Index_20_Link">Import Units<text:tab/>13</text:a></text:p>
          <text:p text:style-name="P95"><text:a xlink:type="simple" xlink:href="#__RefHeading___Toc2207_4032534388" text:style-name="Index_20_Link" text:visited-style-name="Index_20_Link">Armature Options<text:tab/>13</text:a></text:p>
          <text:p text:style-name="P96"><text:a xlink:type="simple" xlink:href="#__RefHeading___Toc2209_4032534388" text:style-name="Index_20_Link" text:visited-style-name="Index_20_Link">Fix Leaf Bones<text:tab/>13</text:a></text:p>
          <text:p text:style-name="P96"><text:a xlink:type="simple" xlink:href="#__RefHeading___Toc2211_4032534388" text:style-name="Index_20_Link" text:visited-style-name="Index_20_Link">Find Bone Chains<text:tab/>13</text:a></text:p>
          <text:p text:style-name="P96"><text:a xlink:type="simple" xlink:href="#__RefHeading___Toc2213_4032534388" text:style-name="Index_20_Link" text:visited-style-name="Index_20_Link">Auto Connect<text:tab/>13</text:a></text:p>
          <text:p text:style-name="P96"><text:a xlink:type="simple" xlink:href="#__RefHeading___Toc2215_4032534388" text:style-name="Index_20_Link" text:visited-style-name="Index_20_Link">Minimum Chain Length<text:tab/>13</text:a></text:p>
          <text:p text:style-name="P95"><text:a xlink:type="simple" xlink:href="#__RefHeading___Toc2217_4032534388" text:style-name="Index_20_Link" text:visited-style-name="Index_20_Link">Keep Bind Info<text:tab/>14</text:a></text:p>
          <text:p text:style-name="P94"><text:a xlink:type="simple" xlink:href="#__RefHeading___Toc2219_4032534388" text:style-name="Index_20_Link" text:visited-style-name="Index_20_Link">Alembic<text:tab/>14</text:a></text:p>
          <text:p text:style-name="P95"><text:a xlink:type="simple" xlink:href="#__RefHeading___Toc2221_4032534388" text:style-name="Index_20_Link" text:visited-style-name="Index_20_Link">Manual Transform<text:tab/>14</text:a></text:p>
          <text:p text:style-name="P96"><text:a xlink:type="simple" xlink:href="#__RefHeading___Toc2223_4032534388" text:style-name="Index_20_Link" text:visited-style-name="Index_20_Link">Scale<text:tab/>14</text:a></text:p>
          <text:p text:style-name="P95"><text:a xlink:type="simple" xlink:href="#__RefHeading___Toc2225_4032534388" text:style-name="Index_20_Link" text:visited-style-name="Index_20_Link">Options<text:tab/>14</text:a></text:p>
          <text:p text:style-name="P96"><text:a xlink:type="simple" xlink:href="#__RefHeading___Toc2227_4032534388" text:style-name="Index_20_Link" text:visited-style-name="Index_20_Link">Set Frame Range<text:tab/>14</text:a></text:p>
          <text:p text:style-name="P96"><text:a xlink:type="simple" xlink:href="#__RefHeading___Toc2229_4032534388" text:style-name="Index_20_Link" text:visited-style-name="Index_20_Link">Is Sequence<text:tab/>14</text:a></text:p>
          <text:p text:style-name="P96"><text:a xlink:type="simple" xlink:href="#__RefHeading___Toc2231_4032534388" text:style-name="Index_20_Link" text:visited-style-name="Index_20_Link">Validate Meshes<text:tab/>14</text:a></text:p>
          <text:p text:style-name="P94"><text:a xlink:type="simple" xlink:href="#__RefHeading___Toc2233_4032534388" text:style-name="Index_20_Link" text:visited-style-name="Index_20_Link">FBX<text:tab/>14</text:a></text:p>
          <text:p text:style-name="P95"><text:a xlink:type="simple" xlink:href="#__RefHeading___Toc2235_4032534388" text:style-name="Index_20_Link" text:visited-style-name="Index_20_Link">Operator Presets<text:tab/>14</text:a></text:p>
          <text:p text:style-name="P95"><text:a xlink:type="simple" xlink:href="#__RefHeading___Toc2237_4032534388" text:style-name="Index_20_Link" text:visited-style-name="Index_20_Link">Main / Armatures<text:tab/>15</text:a></text:p>
          <text:p text:style-name="P95"><text:a xlink:type="simple" xlink:href="#__RefHeading___Toc2239_4032534388" text:style-name="Index_20_Link" text:visited-style-name="Index_20_Link">Main<text:tab/>15</text:a></text:p>
          <text:p text:style-name="P96"><text:a xlink:type="simple" xlink:href="#__RefHeading___Toc2241_4032534388" text:style-name="Index_20_Link" text:visited-style-name="Index_20_Link">Manual Orientation<text:tab/>15</text:a></text:p>
          <text:p text:style-name="P96"><text:a xlink:type="simple" xlink:href="#__RefHeading___Toc2243_4032534388" text:style-name="Index_20_Link" text:visited-style-name="Index_20_Link">Scale<text:tab/>15</text:a></text:p>
          <text:p text:style-name="P96"><text:a xlink:type="simple" xlink:href="#__RefHeading___Toc2245_4032534388" text:style-name="Index_20_Link" text:visited-style-name="Index_20_Link">!Experimental! Apply Transform<text:tab/>15</text:a></text:p>
          <text:p text:style-name="P96"><text:a xlink:type="simple" xlink:href="#__RefHeading___Toc2247_4032534388" text:style-name="Index_20_Link" text:visited-style-name="Index_20_Link">Import Normals<text:tab/>15</text:a></text:p>
          <text:p text:style-name="P96"><text:a xlink:type="simple" xlink:href="#__RefHeading___Toc2249_4032534388" text:style-name="Index_20_Link" text:visited-style-name="Index_20_Link">Import Animation<text:tab/>15</text:a></text:p>
          <text:p text:style-name="P96"><text:a xlink:type="simple" xlink:href="#__RefHeading___Toc2251_4032534388" text:style-name="Index_20_Link" text:visited-style-name="Index_20_Link">Animation Offset<text:tab/>15</text:a></text:p>
          <text:p text:style-name="P96"><text:a xlink:type="simple" xlink:href="#__RefHeading___Toc2253_4032534388" text:style-name="Index_20_Link" text:visited-style-name="Index_20_Link">Import User Properties<text:tab/>15</text:a></text:p>
          <text:p text:style-name="P96"><text:a xlink:type="simple" xlink:href="#__RefHeading___Toc2255_4032534388" text:style-name="Index_20_Link" text:visited-style-name="Index_20_Link">Import Enums as Strings<text:tab/>15</text:a></text:p>
          <text:p text:style-name="P96"><text:a xlink:type="simple" xlink:href="#__RefHeading___Toc2257_4032534388" text:style-name="Index_20_Link" text:visited-style-name="Index_20_Link">Image Search<text:tab/>15</text:a></text:p>
          <text:p text:style-name="P96"><text:a xlink:type="simple" xlink:href="#__RefHeading___Toc2259_4032534388" text:style-name="Index_20_Link" text:visited-style-name="Index_20_Link">Decal Offset<text:tab/>15</text:a></text:p>
          <text:p text:style-name="P96"><text:a xlink:type="simple" xlink:href="#__RefHeading___Toc2261_4032534388" text:style-name="Index_20_Link" text:visited-style-name="Index_20_Link">Use Pre/ Post Rotation<text:tab/>16</text:a></text:p>
          <text:p text:style-name="P95"><text:a xlink:type="simple" xlink:href="#__RefHeading___Toc2263_4032534388" text:style-name="Index_20_Link" text:visited-style-name="Index_20_Link">Armatures<text:tab/>16</text:a></text:p>
          <text:p text:style-name="P96"><text:a xlink:type="simple" xlink:href="#__RefHeading___Toc2265_4032534388" text:style-name="Index_20_Link" text:visited-style-name="Index_20_Link">Ignore Leaf Bones<text:tab/>16</text:a></text:p>
          <text:p text:style-name="P96"><text:a xlink:type="simple" xlink:href="#__RefHeading___Toc2267_4032534388" text:style-name="Index_20_Link" text:visited-style-name="Index_20_Link">Force Connect Children<text:tab/>16</text:a></text:p>
          <text:p text:style-name="P96"><text:a xlink:type="simple" xlink:href="#__RefHeading___Toc2269_4032534388" text:style-name="Index_20_Link" text:visited-style-name="Index_20_Link">Automatic Bone Orientation<text:tab/>16</text:a></text:p>
          <text:p text:style-name="P96"><text:a xlink:type="simple" xlink:href="#__RefHeading___Toc2271_4032534388" text:style-name="Index_20_Link" text:visited-style-name="Index_20_Link">Primary and secondary Bone Axis<text:tab/>16</text:a></text:p>
          <text:p text:style-name="P94"><text:a xlink:type="simple" xlink:href="#__RefHeading___Toc2273_4032534388" text:style-name="Index_20_Link" text:visited-style-name="Index_20_Link">Motion Capture (BVH)<text:tab/>16</text:a></text:p>
          <text:p text:style-name="P95"><text:a xlink:type="simple" xlink:href="#__RefHeading___Toc2275_4032534388" text:style-name="Index_20_Link" text:visited-style-name="Index_20_Link">Target<text:tab/>16</text:a></text:p>
          <text:p text:style-name="P95"><text:soft-page-break/><text:a xlink:type="simple" xlink:href="#__RefHeading___Toc2277_4032534388" text:style-name="Index_20_Link" text:visited-style-name="Index_20_Link">Scale<text:tab/>16</text:a></text:p>
          <text:p text:style-name="P95"><text:a xlink:type="simple" xlink:href="#__RefHeading___Toc2279_4032534388" text:style-name="Index_20_Link" text:visited-style-name="Index_20_Link">Start Frame<text:tab/>16</text:a></text:p>
          <text:p text:style-name="P95"><text:a xlink:type="simple" xlink:href="#__RefHeading___Toc2281_4032534388" text:style-name="Index_20_Link" text:visited-style-name="Index_20_Link">Scale FPS<text:tab/>16</text:a></text:p>
          <text:p text:style-name="P95"><text:a xlink:type="simple" xlink:href="#__RefHeading___Toc2283_4032534388" text:style-name="Index_20_Link" text:visited-style-name="Index_20_Link">Update Scene FPS<text:tab/>16</text:a></text:p>
          <text:p text:style-name="P95"><text:a xlink:type="simple" xlink:href="#__RefHeading___Toc2285_4032534388" text:style-name="Index_20_Link" text:visited-style-name="Index_20_Link">Update Scene Duration<text:tab/>16</text:a></text:p>
          <text:p text:style-name="P95"><text:a xlink:type="simple" xlink:href="#__RefHeading___Toc2287_4032534388" text:style-name="Index_20_Link" text:visited-style-name="Index_20_Link">Loop<text:tab/>17</text:a></text:p>
          <text:p text:style-name="P95"><text:a xlink:type="simple" xlink:href="#__RefHeading___Toc2289_4032534388" text:style-name="Index_20_Link" text:visited-style-name="Index_20_Link">Rotation<text:tab/>17</text:a></text:p>
          <text:p text:style-name="P95"><text:a xlink:type="simple" xlink:href="#__RefHeading___Toc2291_4032534388" text:style-name="Index_20_Link" text:visited-style-name="Index_20_Link">Forward<text:tab/>17</text:a></text:p>
          <text:p text:style-name="P95"><text:a xlink:type="simple" xlink:href="#__RefHeading___Toc2293_4032534388" text:style-name="Index_20_Link" text:visited-style-name="Index_20_Link">Up<text:tab/>17</text:a></text:p>
          <text:p text:style-name="P94"><text:a xlink:type="simple" xlink:href="#__RefHeading___Toc2295_4032534388" text:style-name="Index_20_Link" text:visited-style-name="Index_20_Link">Stanford (PLY)<text:tab/>17</text:a></text:p>
          <text:p text:style-name="P94"><text:a xlink:type="simple" xlink:href="#__RefHeading___Toc2297_4032534388" text:style-name="Index_20_Link" text:visited-style-name="Index_20_Link">Wavefront(OBJ)<text:tab/>17</text:a></text:p>
          <text:p text:style-name="P95"><text:a xlink:type="simple" xlink:href="#__RefHeading___Toc2299_4032534388" text:style-name="Index_20_Link" text:visited-style-name="Index_20_Link">Operator Presets<text:tab/>17</text:a></text:p>
          <text:p text:style-name="P95"><text:a xlink:type="simple" xlink:href="#__RefHeading___Toc2301_4032534388" text:style-name="Index_20_Link" text:visited-style-name="Index_20_Link">Smooth Groups<text:tab/>17</text:a></text:p>
          <text:p text:style-name="P95"><text:a xlink:type="simple" xlink:href="#__RefHeading___Toc2303_4032534388" text:style-name="Index_20_Link" text:visited-style-name="Index_20_Link">Lines<text:tab/>18</text:a></text:p>
          <text:p text:style-name="P95"><text:a xlink:type="simple" xlink:href="#__RefHeading___Toc2305_4032534388" text:style-name="Index_20_Link" text:visited-style-name="Index_20_Link">Split / Keep Vert Order<text:tab/>18</text:a></text:p>
          <text:p text:style-name="P96"><text:a xlink:type="simple" xlink:href="#__RefHeading___Toc2307_4032534388" text:style-name="Index_20_Link" text:visited-style-name="Index_20_Link">Split by Object<text:tab/>18</text:a></text:p>
          <text:p text:style-name="P96"><text:a xlink:type="simple" xlink:href="#__RefHeading___Toc2309_4032534388" text:style-name="Index_20_Link" text:visited-style-name="Index_20_Link">Split by Group<text:tab/>18</text:a></text:p>
          <text:p text:style-name="P96"><text:a xlink:type="simple" xlink:href="#__RefHeading___Toc2311_4032534388" text:style-name="Index_20_Link" text:visited-style-name="Index_20_Link">Keep Vert Order Poly Groups<text:tab/>18</text:a></text:p>
          <text:p text:style-name="P95"><text:a xlink:type="simple" xlink:href="#__RefHeading___Toc2313_4032534388" text:style-name="Index_20_Link" text:visited-style-name="Index_20_Link">Clamp Size<text:tab/>18</text:a></text:p>
          <text:p text:style-name="P95"><text:a xlink:type="simple" xlink:href="#__RefHeading___Toc2315_4032534388" text:style-name="Index_20_Link" text:visited-style-name="Index_20_Link">Forward<text:tab/>18</text:a></text:p>
          <text:p text:style-name="P95"><text:a xlink:type="simple" xlink:href="#__RefHeading___Toc2317_4032534388" text:style-name="Index_20_Link" text:visited-style-name="Index_20_Link">Up<text:tab/>18</text:a></text:p>
          <text:p text:style-name="P95"><text:a xlink:type="simple" xlink:href="#__RefHeading___Toc2319_4032534388" text:style-name="Index_20_Link" text:visited-style-name="Index_20_Link">Image Search<text:tab/>18</text:a></text:p>
          <text:p text:style-name="P94"><text:a xlink:type="simple" xlink:href="#__RefHeading___Toc2321_4032534388" text:style-name="Index_20_Link" text:visited-style-name="Index_20_Link">STL<text:tab/>18</text:a></text:p>
          <text:p text:style-name="P95"><text:a xlink:type="simple" xlink:href="#__RefHeading___Toc2323_4032534388" text:style-name="Index_20_Link" text:visited-style-name="Index_20_Link">Scale<text:tab/>18</text:a></text:p>
          <text:p text:style-name="P95"><text:a xlink:type="simple" xlink:href="#__RefHeading___Toc2325_4032534388" text:style-name="Index_20_Link" text:visited-style-name="Index_20_Link">Scene Unit<text:tab/>18</text:a></text:p>
          <text:p text:style-name="P95"><text:a xlink:type="simple" xlink:href="#__RefHeading___Toc2327_4032534388" text:style-name="Index_20_Link" text:visited-style-name="Index_20_Link">Facet Normals<text:tab/>18</text:a></text:p>
          <text:p text:style-name="P95"><text:a xlink:type="simple" xlink:href="#__RefHeading___Toc2329_4032534388" text:style-name="Index_20_Link" text:visited-style-name="Index_20_Link">Forward<text:tab/>19</text:a></text:p>
          <text:p text:style-name="P95"><text:a xlink:type="simple" xlink:href="#__RefHeading___Toc2331_4032534388" text:style-name="Index_20_Link" text:visited-style-name="Index_20_Link">Up<text:tab/>19</text:a></text:p>
          <text:p text:style-name="P94"><text:a xlink:type="simple" xlink:href="#__RefHeading___Toc2333_4032534388" text:style-name="Index_20_Link" text:visited-style-name="Index_20_Link">Scalable Vector Graphics (SVG)<text:tab/>19</text:a></text:p>
          <text:p text:style-name="P94"><text:a xlink:type="simple" xlink:href="#__RefHeading___Toc2335_4032534388" text:style-name="Index_20_Link" text:visited-style-name="Index_20_Link">glTF 2.0 (glb, gltf )<text:tab/>19</text:a></text:p>
          <text:p text:style-name="P95"><text:a xlink:type="simple" xlink:href="#__RefHeading___Toc2337_4032534388" text:style-name="Index_20_Link" text:visited-style-name="Index_20_Link">Pack Images<text:tab/>19</text:a></text:p>
          <text:p text:style-name="P95"><text:a xlink:type="simple" xlink:href="#__RefHeading___Toc2339_4032534388" text:style-name="Index_20_Link" text:visited-style-name="Index_20_Link">Shading<text:tab/>19</text:a></text:p>
          <text:p text:style-name="P93"><text:a xlink:type="simple" xlink:href="#__RefHeading___Toc2341_4032534388" text:style-name="Index_20_Link" text:visited-style-name="Index_20_Link">Export<text:tab/>19</text:a></text:p>
          <text:p text:style-name="P94"><text:a xlink:type="simple" xlink:href="#__RefHeading___Toc2343_4032534388" text:style-name="Index_20_Link" text:visited-style-name="Index_20_Link">Collada<text:tab/>19</text:a></text:p>
          <text:p text:style-name="P95"><text:a xlink:type="simple" xlink:href="#__RefHeading___Toc2345_4032534388" text:style-name="Index_20_Link" text:visited-style-name="Index_20_Link">Operator Presets<text:tab/>20</text:a></text:p>
          <text:p text:style-name="P95"><text:a xlink:type="simple" xlink:href="#__RefHeading___Toc2347_4032534388" text:style-name="Index_20_Link" text:visited-style-name="Index_20_Link">Main<text:tab/>20</text:a></text:p>
          <text:p text:style-name="P96"><text:a xlink:type="simple" xlink:href="#__RefHeading___Toc2349_4032534388" text:style-name="Index_20_Link" text:visited-style-name="Index_20_Link">Selection Only<text:tab/>20</text:a></text:p>
          <text:p text:style-name="P96"><text:a xlink:type="simple" xlink:href="#__RefHeading___Toc2351_4032534388" text:style-name="Index_20_Link" text:visited-style-name="Index_20_Link">Include Children<text:tab/>20</text:a></text:p>
          <text:p text:style-name="P96"><text:a xlink:type="simple" xlink:href="#__RefHeading___Toc2353_4032534388" text:style-name="Index_20_Link" text:visited-style-name="Index_20_Link">Include Armatures<text:tab/>20</text:a></text:p>
          <text:p text:style-name="P96"><text:a xlink:type="simple" xlink:href="#__RefHeading___Toc2355_4032534388" text:style-name="Index_20_Link" text:visited-style-name="Index_20_Link">Include Shape Keys<text:tab/>20</text:a></text:p>
          <text:p text:style-name="P96"><text:a xlink:type="simple" xlink:href="#__RefHeading___Toc2357_4032534388" text:style-name="Index_20_Link" text:visited-style-name="Index_20_Link">Texture Options<text:tab/>20</text:a></text:p>
          <text:p text:style-name="P97"><text:a xlink:type="simple" xlink:href="#__RefHeading___Toc2359_4032534388" text:style-name="Index_20_Link" text:visited-style-name="Index_20_Link">Only Selected UV Map<text:tab/>20</text:a></text:p>
          <text:p text:style-name="P97"><text:a xlink:type="simple" xlink:href="#__RefHeading___Toc2361_4032534388" text:style-name="Index_20_Link" text:visited-style-name="Index_20_Link">Copy<text:tab/>20</text:a></text:p>
          <text:p text:style-name="P95"><text:a xlink:type="simple" xlink:href="#__RefHeading___Toc2363_4032534388" text:style-name="Index_20_Link" text:visited-style-name="Index_20_Link">Geom<text:tab/>20</text:a></text:p>
          <text:p text:style-name="P96"><text:a xlink:type="simple" xlink:href="#__RefHeading___Toc2365_4032534388" text:style-name="Index_20_Link" text:visited-style-name="Index_20_Link">Export Data Options<text:tab/>20</text:a></text:p>
          <text:p text:style-name="P97"><text:a xlink:type="simple" xlink:href="#__RefHeading___Toc2367_4032534388" text:style-name="Index_20_Link" text:visited-style-name="Index_20_Link">Apply Modifiers<text:tab/>20</text:a></text:p>
          <text:p text:style-name="P97"><text:a xlink:type="simple" xlink:href="#__RefHeading___Toc2369_4032534388" text:style-name="Index_20_Link" text:visited-style-name="Index_20_Link">Triangulate<text:tab/>21</text:a></text:p>
          <text:p text:style-name="P95"><text:a xlink:type="simple" xlink:href="#__RefHeading___Toc2371_4032534388" text:style-name="Index_20_Link" text:visited-style-name="Index_20_Link">Arm<text:tab/>21</text:a></text:p>
          <text:p text:style-name="P96"><text:a xlink:type="simple" xlink:href="#__RefHeading___Toc2373_4032534388" text:style-name="Index_20_Link" text:visited-style-name="Index_20_Link">Armature Options<text:tab/>21</text:a></text:p>
          <text:p text:style-name="P97"><text:a xlink:type="simple" xlink:href="#__RefHeading___Toc2375_4032534388" text:style-name="Index_20_Link" text:visited-style-name="Index_20_Link">Deform Bones only<text:tab/>21</text:a></text:p>
          <text:p text:style-name="P97"><text:a xlink:type="simple" xlink:href="#__RefHeading___Toc2377_4032534388" text:style-name="Index_20_Link" text:visited-style-name="Index_20_Link">Export to SL/OpenSim<text:tab/>21</text:a></text:p>
          <text:p text:style-name="P96"><text:a xlink:type="simple" xlink:href="#__RefHeading___Toc2379_4032534388" text:style-name="Index_20_Link" text:visited-style-name="Index_20_Link">Anim<text:tab/>21</text:a></text:p>
          <text:p text:style-name="P97"><text:soft-page-break/><text:a xlink:type="simple" xlink:href="#__RefHeading___Toc2381_4032534388" text:style-name="Index_20_Link" text:visited-style-name="Index_20_Link">Include Animations<text:tab/>21</text:a></text:p>
          <text:p text:style-name="P97"><text:a xlink:type="simple" xlink:href="#__RefHeading___Toc2383_4032534388" text:style-name="Index_20_Link" text:visited-style-name="Index_20_Link">Samples/Curves<text:tab/>21</text:a></text:p>
          <text:p text:style-name="P97"><text:a xlink:type="simple" xlink:href="#__RefHeading___Toc2385_4032534388" text:style-name="Index_20_Link" text:visited-style-name="Index_20_Link">Transformation Type<text:tab/>21</text:a></text:p>
          <text:p text:style-name="P97"><text:a xlink:type="simple" xlink:href="#__RefHeading___Toc2387_4032534388" text:style-name="Index_20_Link" text:visited-style-name="Index_20_Link">Keep Smooth Curve<text:tab/>21</text:a></text:p>
          <text:p text:style-name="P97"><text:a xlink:type="simple" xlink:href="#__RefHeading___Toc2389_4032534388" text:style-name="Index_20_Link" text:visited-style-name="Index_20_Link">Sampling Rate<text:tab/>21</text:a></text:p>
          <text:p text:style-name="P97"><text:a xlink:type="simple" xlink:href="#__RefHeading___Toc2391_4032534388" text:style-name="Index_20_Link" text:visited-style-name="Index_20_Link">Keep Key frames<text:tab/>21</text:a></text:p>
          <text:p text:style-name="P97"><text:a xlink:type="simple" xlink:href="#__RefHeading___Toc2393_4032534388" text:style-name="Index_20_Link" text:visited-style-name="Index_20_Link">All Keyed Curves<text:tab/>21</text:a></text:p>
          <text:p text:style-name="P97"><text:a xlink:type="simple" xlink:href="#__RefHeading___Toc2395_4032534388" text:style-name="Index_20_Link" text:visited-style-name="Index_20_Link">Include all Actions<text:tab/>21</text:a></text:p>
          <text:p text:style-name="P95"><text:a xlink:type="simple" xlink:href="#__RefHeading___Toc2397_4032534388" text:style-name="Index_20_Link" text:visited-style-name="Index_20_Link">Extra<text:tab/>22</text:a></text:p>
          <text:p text:style-name="P96"><text:a xlink:type="simple" xlink:href="#__RefHeading___Toc2399_4032534388" text:style-name="Index_20_Link" text:visited-style-name="Index_20_Link">Collada Options<text:tab/>22</text:a></text:p>
          <text:p text:style-name="P97"><text:a xlink:type="simple" xlink:href="#__RefHeading___Toc2401_4032534388" text:style-name="Index_20_Link" text:visited-style-name="Index_20_Link">Use Object Instances<text:tab/>22</text:a></text:p>
          <text:p text:style-name="P97"><text:a xlink:type="simple" xlink:href="#__RefHeading___Toc2403_4032534388" text:style-name="Index_20_Link" text:visited-style-name="Index_20_Link">Use Blender Profile<text:tab/>22</text:a></text:p>
          <text:p text:style-name="P97"><text:a xlink:type="simple" xlink:href="#__RefHeading___Toc2405_4032534388" text:style-name="Index_20_Link" text:visited-style-name="Index_20_Link">Sort by Object Name<text:tab/>22</text:a></text:p>
          <text:p text:style-name="P97"><text:a xlink:type="simple" xlink:href="#__RefHeading___Toc2407_4032534388" text:style-name="Index_20_Link" text:visited-style-name="Index_20_Link">Keep Bind Info<text:tab/>22</text:a></text:p>
          <text:p text:style-name="P97"><text:a xlink:type="simple" xlink:href="#__RefHeading___Toc2409_4032534388" text:style-name="Index_20_Link" text:visited-style-name="Index_20_Link">Limit Precision<text:tab/>22</text:a></text:p>
          <text:p text:style-name="P94"><text:a xlink:type="simple" xlink:href="#__RefHeading___Toc2411_4032534388" text:style-name="Index_20_Link" text:visited-style-name="Index_20_Link">Alembic<text:tab/>22</text:a></text:p>
          <text:p text:style-name="P95"><text:a xlink:type="simple" xlink:href="#__RefHeading___Toc2413_4032534388" text:style-name="Index_20_Link" text:visited-style-name="Index_20_Link">Manual Transform<text:tab/>22</text:a></text:p>
          <text:p text:style-name="P96"><text:a xlink:type="simple" xlink:href="#__RefHeading___Toc2415_4032534388" text:style-name="Index_20_Link" text:visited-style-name="Index_20_Link">Scale<text:tab/>22</text:a></text:p>
          <text:p text:style-name="P95"><text:a xlink:type="simple" xlink:href="#__RefHeading___Toc2417_4032534388" text:style-name="Index_20_Link" text:visited-style-name="Index_20_Link">Scene Options<text:tab/>22</text:a></text:p>
          <text:p text:style-name="P96"><text:a xlink:type="simple" xlink:href="#__RefHeading___Toc2419_4032534388" text:style-name="Index_20_Link" text:visited-style-name="Index_20_Link">Start Frame<text:tab/>22</text:a></text:p>
          <text:p text:style-name="P96"><text:a xlink:type="simple" xlink:href="#__RefHeading___Toc2421_4032534388" text:style-name="Index_20_Link" text:visited-style-name="Index_20_Link">End Frame<text:tab/>22</text:a></text:p>
          <text:p text:style-name="P96"><text:a xlink:type="simple" xlink:href="#__RefHeading___Toc2423_4032534388" text:style-name="Index_20_Link" text:visited-style-name="Index_20_Link">Transform Samples<text:tab/>22</text:a></text:p>
          <text:p text:style-name="P96"><text:a xlink:type="simple" xlink:href="#__RefHeading___Toc2425_4032534388" text:style-name="Index_20_Link" text:visited-style-name="Index_20_Link">Geometry Samples<text:tab/>22</text:a></text:p>
          <text:p text:style-name="P96"><text:a xlink:type="simple" xlink:href="#__RefHeading___Toc2427_4032534388" text:style-name="Index_20_Link" text:visited-style-name="Index_20_Link">Shutter Open<text:tab/>23</text:a></text:p>
          <text:p text:style-name="P96"><text:a xlink:type="simple" xlink:href="#__RefHeading___Toc2429_4032534388" text:style-name="Index_20_Link" text:visited-style-name="Index_20_Link">Shutter Closed<text:tab/>23</text:a></text:p>
          <text:p text:style-name="P96"><text:a xlink:type="simple" xlink:href="#__RefHeading___Toc2431_4032534388" text:style-name="Index_20_Link" text:visited-style-name="Index_20_Link">Selected Objects only<text:tab/>23</text:a></text:p>
          <text:p text:style-name="P96"><text:a xlink:type="simple" xlink:href="#__RefHeading___Toc2433_4032534388" text:style-name="Index_20_Link" text:visited-style-name="Index_20_Link">Renderable Objects only<text:tab/>23</text:a></text:p>
          <text:p text:style-name="P96"><text:a xlink:type="simple" xlink:href="#__RefHeading___Toc2435_4032534388" text:style-name="Index_20_Link" text:visited-style-name="Index_20_Link">Visible Layers only<text:tab/>23</text:a></text:p>
          <text:p text:style-name="P96"><text:a xlink:type="simple" xlink:href="#__RefHeading___Toc2437_4032534388" text:style-name="Index_20_Link" text:visited-style-name="Index_20_Link">Flatten Hierarchy<text:tab/>23</text:a></text:p>
          <text:p text:style-name="P95"><text:a xlink:type="simple" xlink:href="#__RefHeading___Toc2439_4032534388" text:style-name="Index_20_Link" text:visited-style-name="Index_20_Link">Object Options<text:tab/>23</text:a></text:p>
          <text:p text:style-name="P96"><text:a xlink:type="simple" xlink:href="#__RefHeading___Toc2441_4032534388" text:style-name="Index_20_Link" text:visited-style-name="Index_20_Link">UV's<text:tab/>23</text:a></text:p>
          <text:p text:style-name="P96"><text:a xlink:type="simple" xlink:href="#__RefHeading___Toc2443_4032534388" text:style-name="Index_20_Link" text:visited-style-name="Index_20_Link">Pack UV Islands<text:tab/>23</text:a></text:p>
          <text:p text:style-name="P96"><text:a xlink:type="simple" xlink:href="#__RefHeading___Toc2445_4032534388" text:style-name="Index_20_Link" text:visited-style-name="Index_20_Link">Normals<text:tab/>23</text:a></text:p>
          <text:p text:style-name="P96"><text:a xlink:type="simple" xlink:href="#__RefHeading___Toc2447_4032534388" text:style-name="Index_20_Link" text:visited-style-name="Index_20_Link">Vertex Colors<text:tab/>23</text:a></text:p>
          <text:p text:style-name="P96"><text:a xlink:type="simple" xlink:href="#__RefHeading___Toc2449_4032534388" text:style-name="Index_20_Link" text:visited-style-name="Index_20_Link">Face Sets<text:tab/>23</text:a></text:p>
          <text:p text:style-name="P96"><text:a xlink:type="simple" xlink:href="#__RefHeading___Toc2451_4032534388" text:style-name="Index_20_Link" text:visited-style-name="Index_20_Link">Use Subdivision Schema<text:tab/>23</text:a></text:p>
          <text:p text:style-name="P96"><text:a xlink:type="simple" xlink:href="#__RefHeading___Toc2453_4032534388" text:style-name="Index_20_Link" text:visited-style-name="Index_20_Link">Apply Subsurf<text:tab/>23</text:a></text:p>
          <text:p text:style-name="P96"><text:a xlink:type="simple" xlink:href="#__RefHeading___Toc2455_4032534388" text:style-name="Index_20_Link" text:visited-style-name="Index_20_Link">Curves as Mesh<text:tab/>23</text:a></text:p>
          <text:p text:style-name="P96"><text:a xlink:type="simple" xlink:href="#__RefHeading___Toc2457_4032534388" text:style-name="Index_20_Link" text:visited-style-name="Index_20_Link">Triangulate<text:tab/>24</text:a></text:p>
          <text:p text:style-name="P97"><text:a xlink:type="simple" xlink:href="#__RefHeading___Toc2459_4032534388" text:style-name="Index_20_Link" text:visited-style-name="Index_20_Link">Quad Method<text:tab/>24</text:a></text:p>
          <text:p text:style-name="P97"><text:a xlink:type="simple" xlink:href="#__RefHeading___Toc2461_4032534388" text:style-name="Index_20_Link" text:visited-style-name="Index_20_Link">Polygon Method<text:tab/>24</text:a></text:p>
          <text:p text:style-name="P95"><text:a xlink:type="simple" xlink:href="#__RefHeading___Toc2463_4032534388" text:style-name="Index_20_Link" text:visited-style-name="Index_20_Link">Particle Systems<text:tab/>24</text:a></text:p>
          <text:p text:style-name="P96"><text:a xlink:type="simple" xlink:href="#__RefHeading___Toc2465_4032534388" text:style-name="Index_20_Link" text:visited-style-name="Index_20_Link">Export Hair<text:tab/>24</text:a></text:p>
          <text:p text:style-name="P96"><text:a xlink:type="simple" xlink:href="#__RefHeading___Toc2467_4032534388" text:style-name="Index_20_Link" text:visited-style-name="Index_20_Link">Export Particles<text:tab/>24</text:a></text:p>
          <text:p text:style-name="P94"><text:a xlink:type="simple" xlink:href="#__RefHeading___Toc4092_3388899830" text:style-name="Index_20_Link" text:visited-style-name="Index_20_Link">Universal Scene Description ( USD )<text:tab/>24</text:a></text:p>
          <text:p text:style-name="P95"><text:a xlink:type="simple" xlink:href="#__RefHeading___Toc4094_3388899830" text:style-name="Index_20_Link" text:visited-style-name="Index_20_Link">Export settings<text:tab/>24</text:a></text:p>
          <text:p text:style-name="P96"><text:a xlink:type="simple" xlink:href="#__RefHeading___Toc4096_3388899830" text:style-name="Index_20_Link" text:visited-style-name="Index_20_Link">Selection Only<text:tab/>24</text:a></text:p>
          <text:p text:style-name="P96"><text:a xlink:type="simple" xlink:href="#__RefHeading___Toc4098_3388899830" text:style-name="Index_20_Link" text:visited-style-name="Index_20_Link">Visible Only<text:tab/>24</text:a></text:p>
          <text:p text:style-name="P96"><text:a xlink:type="simple" xlink:href="#__RefHeading___Toc4100_3388899830" text:style-name="Index_20_Link" text:visited-style-name="Index_20_Link">Animation<text:tab/>24</text:a></text:p>
          <text:p text:style-name="P96"><text:a xlink:type="simple" xlink:href="#__RefHeading___Toc4102_3388899830" text:style-name="Index_20_Link" text:visited-style-name="Index_20_Link">Hair<text:tab/>24</text:a></text:p>
          <text:p text:style-name="P96"><text:a xlink:type="simple" xlink:href="#__RefHeading___Toc4104_3388899830" text:style-name="Index_20_Link" text:visited-style-name="Index_20_Link">UV Maps<text:tab/>25</text:a></text:p>
          <text:p text:style-name="P96"><text:a xlink:type="simple" xlink:href="#__RefHeading___Toc4106_3388899830" text:style-name="Index_20_Link" text:visited-style-name="Index_20_Link">Normals<text:tab/>25</text:a></text:p>
          <text:p text:style-name="P96"><text:soft-page-break/><text:a xlink:type="simple" xlink:href="#__RefHeading___Toc4108_3388899830" text:style-name="Index_20_Link" text:visited-style-name="Index_20_Link">Materials<text:tab/>25</text:a></text:p>
          <text:p text:style-name="P96"><text:a xlink:type="simple" xlink:href="#__RefHeading___Toc4110_3388899830" text:style-name="Index_20_Link" text:visited-style-name="Index_20_Link">Use Settings for<text:tab/>25</text:a></text:p>
          <text:p text:style-name="P96"><text:a xlink:type="simple" xlink:href="#__RefHeading___Toc4112_3388899830" text:style-name="Index_20_Link" text:visited-style-name="Index_20_Link">Experimental<text:tab/>25</text:a></text:p>
          <text:p text:style-name="P97"><text:a xlink:type="simple" xlink:href="#__RefHeading___Toc4114_3388899830" text:style-name="Index_20_Link" text:visited-style-name="Index_20_Link">Instancing<text:tab/>25</text:a></text:p>
          <text:p text:style-name="P94"><text:a xlink:type="simple" xlink:href="#__RefHeading___Toc2469_4032534388" text:style-name="Index_20_Link" text:visited-style-name="Index_20_Link">FBX<text:tab/>25</text:a></text:p>
          <text:p text:style-name="P95"><text:a xlink:type="simple" xlink:href="#__RefHeading___Toc2471_4032534388" text:style-name="Index_20_Link" text:visited-style-name="Index_20_Link">Operator Presets<text:tab/>25</text:a></text:p>
          <text:p text:style-name="P95"><text:a xlink:type="simple" xlink:href="#__RefHeading___Toc2473_4032534388" text:style-name="Index_20_Link" text:visited-style-name="Index_20_Link">Main<text:tab/>26</text:a></text:p>
          <text:p text:style-name="P96"><text:a xlink:type="simple" xlink:href="#__RefHeading___Toc2475_4032534388" text:style-name="Index_20_Link" text:visited-style-name="Index_20_Link">Selected Objects<text:tab/>26</text:a></text:p>
          <text:p text:style-name="P96"><text:a xlink:type="simple" xlink:href="#__RefHeading___Toc2477_4032534388" text:style-name="Index_20_Link" text:visited-style-name="Index_20_Link">Active Collection<text:tab/>26</text:a></text:p>
          <text:p text:style-name="P96"><text:a xlink:type="simple" xlink:href="#__RefHeading___Toc2479_4032534388" text:style-name="Index_20_Link" text:visited-style-name="Index_20_Link">Scale<text:tab/>26</text:a></text:p>
          <text:p text:style-name="P97"><text:a xlink:type="simple" xlink:href="#__RefHeading___Toc2481_4032534388" text:style-name="Index_20_Link" text:visited-style-name="Index_20_Link">Apply Unit Scale<text:tab/>26</text:a></text:p>
          <text:p text:style-name="P96"><text:a xlink:type="simple" xlink:href="#__RefHeading___Toc2483_4032534388" text:style-name="Index_20_Link" text:visited-style-name="Index_20_Link">Apply Scaling<text:tab/>26</text:a></text:p>
          <text:p text:style-name="P96"><text:a xlink:type="simple" xlink:href="#__RefHeading___Toc2485_4032534388" text:style-name="Index_20_Link" text:visited-style-name="Index_20_Link">Forward<text:tab/>26</text:a></text:p>
          <text:p text:style-name="P96"><text:a xlink:type="simple" xlink:href="#__RefHeading___Toc2487_4032534388" text:style-name="Index_20_Link" text:visited-style-name="Index_20_Link">Up<text:tab/>26</text:a></text:p>
          <text:p text:style-name="P96"><text:a xlink:type="simple" xlink:href="#__RefHeading___Toc2489_4032534388" text:style-name="Index_20_Link" text:visited-style-name="Index_20_Link">Empty / Camera / Lamp / Armature / Mesh / Other<text:tab/>26</text:a></text:p>
          <text:p text:style-name="P96"><text:a xlink:type="simple" xlink:href="#__RefHeading___Toc2491_4032534388" text:style-name="Index_20_Link" text:visited-style-name="Index_20_Link">!Experimental! Apply Transform<text:tab/>26</text:a></text:p>
          <text:p text:style-name="P96"><text:a xlink:type="simple" xlink:href="#__RefHeading___Toc2493_4032534388" text:style-name="Index_20_Link" text:visited-style-name="Index_20_Link">Custom Properties<text:tab/>26</text:a></text:p>
          <text:p text:style-name="P96"><text:a xlink:type="simple" xlink:href="#__RefHeading___Toc2495_4032534388" text:style-name="Index_20_Link" text:visited-style-name="Index_20_Link">Path Mode<text:tab/>26</text:a></text:p>
          <text:p text:style-name="P97"><text:a xlink:type="simple" xlink:href="#__RefHeading___Toc2497_4032534388" text:style-name="Index_20_Link" text:visited-style-name="Index_20_Link">Embed Textures<text:tab/>26</text:a></text:p>
          <text:p text:style-name="P96"><text:a xlink:type="simple" xlink:href="#__RefHeading___Toc2499_4032534388" text:style-name="Index_20_Link" text:visited-style-name="Index_20_Link">Batch Mode<text:tab/>26</text:a></text:p>
          <text:p text:style-name="P95"><text:a xlink:type="simple" xlink:href="#__RefHeading___Toc2501_4032534388" text:style-name="Index_20_Link" text:visited-style-name="Index_20_Link">Geometries<text:tab/>27</text:a></text:p>
          <text:p text:style-name="P96"><text:a xlink:type="simple" xlink:href="#__RefHeading___Toc2503_4032534388" text:style-name="Index_20_Link" text:visited-style-name="Index_20_Link">Apply Modifiers<text:tab/>27</text:a></text:p>
          <text:p text:style-name="P96"><text:a xlink:type="simple" xlink:href="#__RefHeading___Toc2505_4032534388" text:style-name="Index_20_Link" text:visited-style-name="Index_20_Link">Use Modifiers Render Settings<text:tab/>27</text:a></text:p>
          <text:p text:style-name="P96"><text:a xlink:type="simple" xlink:href="#__RefHeading___Toc2507_4032534388" text:style-name="Index_20_Link" text:visited-style-name="Index_20_Link">Smoothing<text:tab/>27</text:a></text:p>
          <text:p text:style-name="P96"><text:a xlink:type="simple" xlink:href="#__RefHeading___Toc2509_4032534388" text:style-name="Index_20_Link" text:visited-style-name="Index_20_Link">Loose Edges<text:tab/>27</text:a></text:p>
          <text:p text:style-name="P96"><text:a xlink:type="simple" xlink:href="#__RefHeading___Toc2511_4032534388" text:style-name="Index_20_Link" text:visited-style-name="Index_20_Link">Tangent Space<text:tab/>27</text:a></text:p>
          <text:p text:style-name="P95"><text:a xlink:type="simple" xlink:href="#__RefHeading___Toc2513_4032534388" text:style-name="Index_20_Link" text:visited-style-name="Index_20_Link">Armatures<text:tab/>27</text:a></text:p>
          <text:p text:style-name="P96"><text:a xlink:type="simple" xlink:href="#__RefHeading___Toc2515_4032534388" text:style-name="Index_20_Link" text:visited-style-name="Index_20_Link">Only Deform Bones<text:tab/>27</text:a></text:p>
          <text:p text:style-name="P96"><text:a xlink:type="simple" xlink:href="#__RefHeading___Toc2517_4032534388" text:style-name="Index_20_Link" text:visited-style-name="Index_20_Link">Add Leaf Bones<text:tab/>27</text:a></text:p>
          <text:p text:style-name="P96"><text:a xlink:type="simple" xlink:href="#__RefHeading___Toc2519_4032534388" text:style-name="Index_20_Link" text:visited-style-name="Index_20_Link">Primary Bone Axis<text:tab/>27</text:a></text:p>
          <text:p text:style-name="P96"><text:a xlink:type="simple" xlink:href="#__RefHeading___Toc2521_4032534388" text:style-name="Index_20_Link" text:visited-style-name="Index_20_Link">Secondary Bone Axis<text:tab/>27</text:a></text:p>
          <text:p text:style-name="P96"><text:a xlink:type="simple" xlink:href="#__RefHeading___Toc2523_4032534388" text:style-name="Index_20_Link" text:visited-style-name="Index_20_Link">Armature FBX Node Type<text:tab/>27</text:a></text:p>
          <text:p text:style-name="P95"><text:a xlink:type="simple" xlink:href="#__RefHeading___Toc5774_1794927051" text:style-name="Index_20_Link" text:visited-style-name="Index_20_Link">Animation<text:tab/>28</text:a></text:p>
          <text:p text:style-name="P96"><text:a xlink:type="simple" xlink:href="#__RefHeading___Toc2527_4032534388" text:style-name="Index_20_Link" text:visited-style-name="Index_20_Link">Baked Animation<text:tab/>28</text:a></text:p>
          <text:p text:style-name="P96"><text:a xlink:type="simple" xlink:href="#__RefHeading___Toc2529_4032534388" text:style-name="Index_20_Link" text:visited-style-name="Index_20_Link">Key all Bones<text:tab/>28</text:a></text:p>
          <text:p text:style-name="P96"><text:a xlink:type="simple" xlink:href="#__RefHeading___Toc2531_4032534388" text:style-name="Index_20_Link" text:visited-style-name="Index_20_Link">NLA Strips<text:tab/>28</text:a></text:p>
          <text:p text:style-name="P96"><text:a xlink:type="simple" xlink:href="#__RefHeading___Toc2533_4032534388" text:style-name="Index_20_Link" text:visited-style-name="Index_20_Link">All Actions<text:tab/>28</text:a></text:p>
          <text:p text:style-name="P96"><text:a xlink:type="simple" xlink:href="#__RefHeading___Toc2535_4032534388" text:style-name="Index_20_Link" text:visited-style-name="Index_20_Link">Force Start/ End Keying<text:tab/>28</text:a></text:p>
          <text:p text:style-name="P96"><text:a xlink:type="simple" xlink:href="#__RefHeading___Toc2537_4032534388" text:style-name="Index_20_Link" text:visited-style-name="Index_20_Link">Sampling Rate<text:tab/>28</text:a></text:p>
          <text:p text:style-name="P96"><text:a xlink:type="simple" xlink:href="#__RefHeading___Toc2539_4032534388" text:style-name="Index_20_Link" text:visited-style-name="Index_20_Link">Simplify<text:tab/>28</text:a></text:p>
          <text:p text:style-name="P94"><text:a xlink:type="simple" xlink:href="#__RefHeading___Toc2541_4032534388" text:style-name="Index_20_Link" text:visited-style-name="Index_20_Link">BVH<text:tab/>28</text:a></text:p>
          <text:p text:style-name="P95"><text:a xlink:type="simple" xlink:href="#__RefHeading___Toc2543_4032534388" text:style-name="Index_20_Link" text:visited-style-name="Index_20_Link">Scale<text:tab/>28</text:a></text:p>
          <text:p text:style-name="P95"><text:a xlink:type="simple" xlink:href="#__RefHeading___Toc2545_4032534388" text:style-name="Index_20_Link" text:visited-style-name="Index_20_Link">Start Frame<text:tab/>28</text:a></text:p>
          <text:p text:style-name="P95"><text:a xlink:type="simple" xlink:href="#__RefHeading___Toc2547_4032534388" text:style-name="Index_20_Link" text:visited-style-name="Index_20_Link">End Frame<text:tab/>28</text:a></text:p>
          <text:p text:style-name="P95"><text:a xlink:type="simple" xlink:href="#__RefHeading___Toc2549_4032534388" text:style-name="Index_20_Link" text:visited-style-name="Index_20_Link">Rotation<text:tab/>28</text:a></text:p>
          <text:p text:style-name="P95"><text:a xlink:type="simple" xlink:href="#__RefHeading___Toc2551_4032534388" text:style-name="Index_20_Link" text:visited-style-name="Index_20_Link">Root Translation Only<text:tab/>28</text:a></text:p>
          <text:p text:style-name="P94"><text:a xlink:type="simple" xlink:href="#__RefHeading___Toc2553_4032534388" text:style-name="Index_20_Link" text:visited-style-name="Index_20_Link">Stanford (PLY)<text:tab/>29</text:a></text:p>
          <text:p text:style-name="P95"><text:a xlink:type="simple" xlink:href="#__RefHeading___Toc2555_4032534388" text:style-name="Index_20_Link" text:visited-style-name="Index_20_Link">Apply Modifiers<text:tab/>29</text:a></text:p>
          <text:p text:style-name="P95"><text:a xlink:type="simple" xlink:href="#__RefHeading___Toc2557_4032534388" text:style-name="Index_20_Link" text:visited-style-name="Index_20_Link">Normals<text:tab/>29</text:a></text:p>
          <text:p text:style-name="P95"><text:a xlink:type="simple" xlink:href="#__RefHeading___Toc2559_4032534388" text:style-name="Index_20_Link" text:visited-style-name="Index_20_Link">UV's<text:tab/>29</text:a></text:p>
          <text:p text:style-name="P95"><text:a xlink:type="simple" xlink:href="#__RefHeading___Toc2561_4032534388" text:style-name="Index_20_Link" text:visited-style-name="Index_20_Link">Vertex Colors<text:tab/>29</text:a></text:p>
          <text:p text:style-name="P95"><text:a xlink:type="simple" xlink:href="#__RefHeading___Toc2563_4032534388" text:style-name="Index_20_Link" text:visited-style-name="Index_20_Link">Forward<text:tab/>29</text:a></text:p>
          <text:p text:style-name="P95"><text:soft-page-break/><text:a xlink:type="simple" xlink:href="#__RefHeading___Toc2565_4032534388" text:style-name="Index_20_Link" text:visited-style-name="Index_20_Link">Up<text:tab/>29</text:a></text:p>
          <text:p text:style-name="P95"><text:a xlink:type="simple" xlink:href="#__RefHeading___Toc2567_4032534388" text:style-name="Index_20_Link" text:visited-style-name="Index_20_Link">Scale<text:tab/>29</text:a></text:p>
          <text:p text:style-name="P94"><text:a xlink:type="simple" xlink:href="#__RefHeading___Toc2569_4032534388" text:style-name="Index_20_Link" text:visited-style-name="Index_20_Link">Wavefront(OBJ)<text:tab/>29</text:a></text:p>
          <text:p text:style-name="P95"><text:a xlink:type="simple" xlink:href="#__RefHeading___Toc2571_4032534388" text:style-name="Index_20_Link" text:visited-style-name="Index_20_Link">Operator Presets<text:tab/>29</text:a></text:p>
          <text:p text:style-name="P95"><text:a xlink:type="simple" xlink:href="#__RefHeading___Toc2573_4032534388" text:style-name="Index_20_Link" text:visited-style-name="Index_20_Link">Selection Only<text:tab/>30</text:a></text:p>
          <text:p text:style-name="P95"><text:a xlink:type="simple" xlink:href="#__RefHeading___Toc2575_4032534388" text:style-name="Index_20_Link" text:visited-style-name="Index_20_Link">Animation<text:tab/>30</text:a></text:p>
          <text:p text:style-name="P95"><text:a xlink:type="simple" xlink:href="#__RefHeading___Toc2577_4032534388" text:style-name="Index_20_Link" text:visited-style-name="Index_20_Link">Apply Modifiers<text:tab/>30</text:a></text:p>
          <text:p text:style-name="P95"><text:a xlink:type="simple" xlink:href="#__RefHeading___Toc2579_4032534388" text:style-name="Index_20_Link" text:visited-style-name="Index_20_Link">Use Modifier Render Settings<text:tab/>30</text:a></text:p>
          <text:p text:style-name="P95"><text:a xlink:type="simple" xlink:href="#__RefHeading___Toc2581_4032534388" text:style-name="Index_20_Link" text:visited-style-name="Index_20_Link">Include Edges<text:tab/>30</text:a></text:p>
          <text:p text:style-name="P95"><text:a xlink:type="simple" xlink:href="#__RefHeading___Toc2583_4032534388" text:style-name="Index_20_Link" text:visited-style-name="Index_20_Link">Smooth Groups<text:tab/>30</text:a></text:p>
          <text:p text:style-name="P95"><text:a xlink:type="simple" xlink:href="#__RefHeading___Toc2585_4032534388" text:style-name="Index_20_Link" text:visited-style-name="Index_20_Link">Bitflag Smooth Groups<text:tab/>30</text:a></text:p>
          <text:p text:style-name="P95"><text:a xlink:type="simple" xlink:href="#__RefHeading___Toc2587_4032534388" text:style-name="Index_20_Link" text:visited-style-name="Index_20_Link">Write Normals<text:tab/>30</text:a></text:p>
          <text:p text:style-name="P95"><text:a xlink:type="simple" xlink:href="#__RefHeading___Toc2589_4032534388" text:style-name="Index_20_Link" text:visited-style-name="Index_20_Link">Include UV's<text:tab/>30</text:a></text:p>
          <text:p text:style-name="P95"><text:a xlink:type="simple" xlink:href="#__RefHeading___Toc2591_4032534388" text:style-name="Index_20_Link" text:visited-style-name="Index_20_Link">Write Materials<text:tab/>30</text:a></text:p>
          <text:p text:style-name="P95"><text:a xlink:type="simple" xlink:href="#__RefHeading___Toc2593_4032534388" text:style-name="Index_20_Link" text:visited-style-name="Index_20_Link">Triangulate Faces<text:tab/>30</text:a></text:p>
          <text:p text:style-name="P95"><text:a xlink:type="simple" xlink:href="#__RefHeading___Toc2595_4032534388" text:style-name="Index_20_Link" text:visited-style-name="Index_20_Link">Write Nurbs<text:tab/>31</text:a></text:p>
          <text:p text:style-name="P95"><text:a xlink:type="simple" xlink:href="#__RefHeading___Toc2597_4032534388" text:style-name="Index_20_Link" text:visited-style-name="Index_20_Link">Poly groups<text:tab/>31</text:a></text:p>
          <text:p text:style-name="P95"><text:a xlink:type="simple" xlink:href="#__RefHeading___Toc2599_4032534388" text:style-name="Index_20_Link" text:visited-style-name="Index_20_Link">Objects as OBJ Objects<text:tab/>31</text:a></text:p>
          <text:p text:style-name="P95"><text:a xlink:type="simple" xlink:href="#__RefHeading___Toc2601_4032534388" text:style-name="Index_20_Link" text:visited-style-name="Index_20_Link">Objects as OBJ Groups<text:tab/>31</text:a></text:p>
          <text:p text:style-name="P95"><text:a xlink:type="simple" xlink:href="#__RefHeading___Toc2603_4032534388" text:style-name="Index_20_Link" text:visited-style-name="Index_20_Link">Material Groups<text:tab/>31</text:a></text:p>
          <text:p text:style-name="P95"><text:a xlink:type="simple" xlink:href="#__RefHeading___Toc2605_4032534388" text:style-name="Index_20_Link" text:visited-style-name="Index_20_Link">Keep Vertex Order<text:tab/>31</text:a></text:p>
          <text:p text:style-name="P95"><text:a xlink:type="simple" xlink:href="#__RefHeading___Toc2607_4032534388" text:style-name="Index_20_Link" text:visited-style-name="Index_20_Link">Scale<text:tab/>31</text:a></text:p>
          <text:p text:style-name="P95"><text:a xlink:type="simple" xlink:href="#__RefHeading___Toc2609_4032534388" text:style-name="Index_20_Link" text:visited-style-name="Index_20_Link">Path Mode<text:tab/>31</text:a></text:p>
          <text:p text:style-name="P95"><text:a xlink:type="simple" xlink:href="#__RefHeading___Toc2611_4032534388" text:style-name="Index_20_Link" text:visited-style-name="Index_20_Link">Forward<text:tab/>31</text:a></text:p>
          <text:p text:style-name="P95"><text:a xlink:type="simple" xlink:href="#__RefHeading___Toc2613_4032534388" text:style-name="Index_20_Link" text:visited-style-name="Index_20_Link">Up<text:tab/>31</text:a></text:p>
          <text:p text:style-name="P94"><text:a xlink:type="simple" xlink:href="#__RefHeading___Toc2615_4032534388" text:style-name="Index_20_Link" text:visited-style-name="Index_20_Link">STL<text:tab/>31</text:a></text:p>
          <text:p text:style-name="P95"><text:a xlink:type="simple" xlink:href="#__RefHeading___Toc2617_4032534388" text:style-name="Index_20_Link" text:visited-style-name="Index_20_Link">Selected Only<text:tab/>31</text:a></text:p>
          <text:p text:style-name="P95"><text:a xlink:type="simple" xlink:href="#__RefHeading___Toc2619_4032534388" text:style-name="Index_20_Link" text:visited-style-name="Index_20_Link">Scale<text:tab/>31</text:a></text:p>
          <text:p text:style-name="P95"><text:a xlink:type="simple" xlink:href="#__RefHeading___Toc2621_4032534388" text:style-name="Index_20_Link" text:visited-style-name="Index_20_Link">Scene Unit<text:tab/>32</text:a></text:p>
          <text:p text:style-name="P95"><text:a xlink:type="simple" xlink:href="#__RefHeading___Toc2623_4032534388" text:style-name="Index_20_Link" text:visited-style-name="Index_20_Link">ASCII<text:tab/>32</text:a></text:p>
          <text:p text:style-name="P95"><text:a xlink:type="simple" xlink:href="#__RefHeading___Toc2625_4032534388" text:style-name="Index_20_Link" text:visited-style-name="Index_20_Link">Apply Modifiers<text:tab/>32</text:a></text:p>
          <text:p text:style-name="P95"><text:a xlink:type="simple" xlink:href="#__RefHeading___Toc2627_4032534388" text:style-name="Index_20_Link" text:visited-style-name="Index_20_Link">Batch Mode<text:tab/>32</text:a></text:p>
          <text:p text:style-name="P95"><text:a xlink:type="simple" xlink:href="#__RefHeading___Toc2629_4032534388" text:style-name="Index_20_Link" text:visited-style-name="Index_20_Link">Forward<text:tab/>32</text:a></text:p>
          <text:p text:style-name="P95"><text:a xlink:type="simple" xlink:href="#__RefHeading___Toc2631_4032534388" text:style-name="Index_20_Link" text:visited-style-name="Index_20_Link">Up<text:tab/>32</text:a></text:p>
          <text:p text:style-name="P94"><text:a xlink:type="simple" xlink:href="#__RefHeading___Toc2633_4032534388" text:style-name="Index_20_Link" text:visited-style-name="Index_20_Link">glTF 2.0 (glb, gltf )<text:tab/>32</text:a></text:p>
          <text:p text:style-name="P95"><text:a xlink:type="simple" xlink:href="#__RefHeading___Toc2635_4032534388" text:style-name="Index_20_Link" text:visited-style-name="Index_20_Link">Operator Presets<text:tab/>32</text:a></text:p>
          <text:p text:style-name="P95"><text:a xlink:type="simple" xlink:href="#__RefHeading___Toc5776_1794927051" text:style-name="Index_20_Link" text:visited-style-name="Index_20_Link">General<text:tab/>33</text:a></text:p>
          <text:p text:style-name="P96"><text:a xlink:type="simple" xlink:href="#__RefHeading___Toc5778_1794927051" text:style-name="Index_20_Link" text:visited-style-name="Index_20_Link">Format<text:tab/>33</text:a></text:p>
          <text:p text:style-name="P96"><text:a xlink:type="simple" xlink:href="#__RefHeading___Toc2641_4032534388" text:style-name="Index_20_Link" text:visited-style-name="Index_20_Link">Selected Only<text:tab/>33</text:a></text:p>
          <text:p text:style-name="P96"><text:a xlink:type="simple" xlink:href="#__RefHeading___Toc2643_4032534388" text:style-name="Index_20_Link" text:visited-style-name="Index_20_Link">Apply Modifiers<text:tab/>33</text:a></text:p>
          <text:p text:style-name="P96"><text:a xlink:type="simple" xlink:href="#__RefHeading___Toc2645_4032534388" text:style-name="Index_20_Link" text:visited-style-name="Index_20_Link">Y up<text:tab/>33</text:a></text:p>
          <text:p text:style-name="P96"><text:a xlink:type="simple" xlink:href="#__RefHeading___Toc2647_4032534388" text:style-name="Index_20_Link" text:visited-style-name="Index_20_Link">Custom Properties<text:tab/>33</text:a></text:p>
          <text:p text:style-name="P96"><text:a xlink:type="simple" xlink:href="#__RefHeading___Toc2649_4032534388" text:style-name="Index_20_Link" text:visited-style-name="Index_20_Link">Remember Export Settings<text:tab/>33</text:a></text:p>
          <text:p text:style-name="P96"><text:a xlink:type="simple" xlink:href="#__RefHeading___Toc2651_4032534388" text:style-name="Index_20_Link" text:visited-style-name="Index_20_Link">Copyright<text:tab/>33</text:a></text:p>
          <text:p text:style-name="P95"><text:a xlink:type="simple" xlink:href="#__RefHeading___Toc2653_4032534388" text:style-name="Index_20_Link" text:visited-style-name="Index_20_Link">Meshes<text:tab/>33</text:a></text:p>
          <text:p text:style-name="P96"><text:a xlink:type="simple" xlink:href="#__RefHeading___Toc2655_4032534388" text:style-name="Index_20_Link" text:visited-style-name="Index_20_Link">UV's<text:tab/>33</text:a></text:p>
          <text:p text:style-name="P96"><text:a xlink:type="simple" xlink:href="#__RefHeading___Toc2657_4032534388" text:style-name="Index_20_Link" text:visited-style-name="Index_20_Link">Normals<text:tab/>33</text:a></text:p>
          <text:p text:style-name="P96"><text:a xlink:type="simple" xlink:href="#__RefHeading___Toc2659_4032534388" text:style-name="Index_20_Link" text:visited-style-name="Index_20_Link">Tangents<text:tab/>33</text:a></text:p>
          <text:p text:style-name="P96"><text:a xlink:type="simple" xlink:href="#__RefHeading___Toc2661_4032534388" text:style-name="Index_20_Link" text:visited-style-name="Index_20_Link">Vertex Colors<text:tab/>33</text:a></text:p>
          <text:p text:style-name="P96"><text:a xlink:type="simple" xlink:href="#__RefHeading___Toc2663_4032534388" text:style-name="Index_20_Link" text:visited-style-name="Index_20_Link">Materials<text:tab/>33</text:a></text:p>
          <text:p text:style-name="P95"><text:a xlink:type="simple" xlink:href="#__RefHeading___Toc2665_4032534388" text:style-name="Index_20_Link" text:visited-style-name="Index_20_Link">Objects<text:tab/>33</text:a></text:p>
          <text:p text:style-name="P96"><text:a xlink:type="simple" xlink:href="#__RefHeading___Toc2667_4032534388" text:style-name="Index_20_Link" text:visited-style-name="Index_20_Link">Cameras<text:tab/>33</text:a></text:p>
          <text:p text:style-name="P96"><text:soft-page-break/><text:a xlink:type="simple" xlink:href="#__RefHeading___Toc2669_4032534388" text:style-name="Index_20_Link" text:visited-style-name="Index_20_Link">Punctual Lights<text:tab/>34</text:a></text:p>
          <text:p text:style-name="P95"><text:a xlink:type="simple" xlink:href="#__RefHeading___Toc2671_4032534388" text:style-name="Index_20_Link" text:visited-style-name="Index_20_Link">Animation<text:tab/>34</text:a></text:p>
          <text:p text:style-name="P96"><text:a xlink:type="simple" xlink:href="#__RefHeading___Toc2673_4032534388" text:style-name="Index_20_Link" text:visited-style-name="Index_20_Link">Use Current Frame<text:tab/>34</text:a></text:p>
          <text:p text:style-name="P96"><text:a xlink:type="simple" xlink:href="#__RefHeading___Toc2675_4032534388" text:style-name="Index_20_Link" text:visited-style-name="Index_20_Link">Animations<text:tab/>34</text:a></text:p>
          <text:p text:style-name="P96"><text:a xlink:type="simple" xlink:href="#__RefHeading___Toc2677_4032534388" text:style-name="Index_20_Link" text:visited-style-name="Index_20_Link">Limit to Playback Range<text:tab/>34</text:a></text:p>
          <text:p text:style-name="P96"><text:a xlink:type="simple" xlink:href="#__RefHeading___Toc2679_4032534388" text:style-name="Index_20_Link" text:visited-style-name="Index_20_Link">Sampling Rate<text:tab/>34</text:a></text:p>
          <text:p text:style-name="P96"><text:a xlink:type="simple" xlink:href="#__RefHeading___Toc2681_4032534388" text:style-name="Index_20_Link" text:visited-style-name="Index_20_Link">Always Sample Animations<text:tab/>34</text:a></text:p>
          <text:p text:style-name="P96"><text:a xlink:type="simple" xlink:href="#__RefHeading___Toc2683_4032534388" text:style-name="Index_20_Link" text:visited-style-name="Index_20_Link">Skinning<text:tab/>34</text:a></text:p>
          <text:p text:style-name="P96"><text:a xlink:type="simple" xlink:href="#__RefHeading___Toc2685_4032534388" text:style-name="Index_20_Link" text:visited-style-name="Index_20_Link">Bake Skinning Constraints<text:tab/>34</text:a></text:p>
          <text:p text:style-name="P96"><text:a xlink:type="simple" xlink:href="#__RefHeading___Toc2687_4032534388" text:style-name="Index_20_Link" text:visited-style-name="Index_20_Link">Include all Bone Influences<text:tab/>34</text:a></text:p>
          <text:p text:style-name="P96"><text:a xlink:type="simple" xlink:href="#__RefHeading___Toc2689_4032534388" text:style-name="Index_20_Link" text:visited-style-name="Index_20_Link">Shape Keys<text:tab/>34</text:a></text:p>
          <text:p text:style-name="P96"><text:a xlink:type="simple" xlink:href="#__RefHeading___Toc2691_4032534388" text:style-name="Index_20_Link" text:visited-style-name="Index_20_Link">Shape Key Normals<text:tab/>34</text:a></text:p>
          <text:p text:style-name="P96"><text:a xlink:type="simple" xlink:href="#__RefHeading___Toc2693_4032534388" text:style-name="Index_20_Link" text:visited-style-name="Index_20_Link">Shape Key Tangents<text:tab/>34</text:a></text:p>
          <text:p text:style-name="P93"><text:a xlink:type="simple" xlink:href="#__RefHeading___Toc2695_4032534388" text:style-name="Index_20_Link" text:visited-style-name="Index_20_Link">External Data<text:tab/>34</text:a></text:p>
          <text:p text:style-name="P94"><text:a xlink:type="simple" xlink:href="#__RefHeading___Toc2697_4032534388" text:style-name="Index_20_Link" text:visited-style-name="Index_20_Link">Automatically Pack into .blend<text:tab/>35</text:a></text:p>
          <text:p text:style-name="P94"><text:a xlink:type="simple" xlink:href="#__RefHeading___Toc2699_4032534388" text:style-name="Index_20_Link" text:visited-style-name="Index_20_Link">Pack All into .blend<text:tab/>35</text:a></text:p>
          <text:p text:style-name="P94"><text:a xlink:type="simple" xlink:href="#__RefHeading___Toc2701_4032534388" text:style-name="Index_20_Link" text:visited-style-name="Index_20_Link">Unpack packed files<text:tab/>35</text:a></text:p>
          <text:p text:style-name="P95"><text:a xlink:type="simple" xlink:href="#__RefHeading___Toc2703_4032534388" text:style-name="Index_20_Link" text:visited-style-name="Index_20_Link">Use Files in current Directory (create when necessary)<text:tab/>35</text:a></text:p>
          <text:p text:style-name="P95"><text:a xlink:type="simple" xlink:href="#__RefHeading___Toc2705_4032534388" text:style-name="Index_20_Link" text:visited-style-name="Index_20_Link">Write files to current directory (overwrite existing files)<text:tab/>35</text:a></text:p>
          <text:p text:style-name="P95"><text:a xlink:type="simple" xlink:href="#__RefHeading___Toc2707_4032534388" text:style-name="Index_20_Link" text:visited-style-name="Index_20_Link">Use files in original location (create when necessary)<text:tab/>36</text:a></text:p>
          <text:p text:style-name="P95"><text:a xlink:type="simple" xlink:href="#__RefHeading___Toc2709_4032534388" text:style-name="Index_20_Link" text:visited-style-name="Index_20_Link">Write files to original location(overwrite existing files)<text:tab/>36</text:a></text:p>
          <text:p text:style-name="P94"><text:a xlink:type="simple" xlink:href="#__RefHeading___Toc2713_4032534388" text:style-name="Index_20_Link" text:visited-style-name="Index_20_Link">Make All Paths Relative<text:tab/>36</text:a></text:p>
          <text:p text:style-name="P94"><text:a xlink:type="simple" xlink:href="#__RefHeading___Toc2715_4032534388" text:style-name="Index_20_Link" text:visited-style-name="Index_20_Link">Make all Paths Absolute<text:tab/>36</text:a></text:p>
          <text:p text:style-name="P94"><text:a xlink:type="simple" xlink:href="#__RefHeading___Toc2717_4032534388" text:style-name="Index_20_Link" text:visited-style-name="Index_20_Link">Report Missing Files<text:tab/>36</text:a></text:p>
          <text:p text:style-name="P94"><text:a xlink:type="simple" xlink:href="#__RefHeading___Toc2719_4032534388" text:style-name="Index_20_Link" text:visited-style-name="Index_20_Link">Find Missing Files<text:tab/>36</text:a></text:p>
          <text:p text:style-name="P93"><text:a xlink:type="simple" xlink:href="#__RefHeading___Toc5482_3876747245" text:style-name="Index_20_Link" text:visited-style-name="Index_20_Link">Cleanup<text:tab/>36</text:a></text:p>
          <text:p text:style-name="P94"><text:a xlink:type="simple" xlink:href="#__RefHeading___Toc5484_3876747245" text:style-name="Index_20_Link" text:visited-style-name="Index_20_Link">Purge All<text:tab/>36</text:a></text:p>
          <text:p text:style-name="P93"><text:a xlink:type="simple" xlink:href="#__RefHeading___Toc2721_4032534388" text:style-name="Index_20_Link" text:visited-style-name="Index_20_Link">Quit<text:tab/>36</text:a></text:p>
        </text:index-body>
      </text:table-of-content>
      <text:p text:style-name="P76"/>
      <text:p text:style-name="P79"/>
      <text:p text:style-name="P80"/>
      <table:table table:name="Tabelle4" table:style-name="Tabelle4">
        <table:table-column table:style-name="Tabelle4.A"/>
        <table:table-row>
          <table:table-cell table:style-name="Tabelle4.A1" office:value-type="string">
            <text:p text:style-name="P106"><text:bookmark-start text:name="__RefHeading___Toc2165_4032534388"/>File Menu<text:bookmark-end text:name="__RefHeading___Toc2165_4032534388"/></text:p>
          </table:table-cell>
        </table:table-row>
      </table:table>
      <text:p text:style-name="P2"><draw:frame draw:style-name="fr2" draw:name="Bild6" text:anchor-type="paragraph" svg:y="0.335cm" svg:width="2.91cm" svg:height="7.819cm" draw:z-index="0"><draw:image xlink:href="Pictures/10000201000000AC000001CE4AE7338E01C706EB.png" xlink:type="simple" xlink:show="embed" xlink:actuate="onLoad" loext:mime-type="image/png"/></draw:frame></text:p>
      <text:p text:style-name="P3">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DAF4F47A51485C2E.jpg" xlink:type="simple" xlink:show="embed" xlink:actuate="onLoad" loext:mime-type="image/jpeg"/></draw:frame><text:bookmark-start text:name="__RefHeading___Toc5770_1794927051"/><text:soft-page-break/>New<text:span text:style-name="T31"> from Template</text:span><text:bookmark-end text:name="__RefHeading___Toc5770_1794927051"/></text:h>
      <text:p text:style-name="P75">Choose to create a new file with predefined Application Templates.</text:p>
      <text:p text:style-name="P7">Application templates is a collection of workspaces for a predefined purpose.</text:p>
      <text:h text:style-name="P110" text:outline-level="3"/>
      <text:h text:style-name="P110"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62"><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68">The general application template comes with the <text:span text:style-name="T29">workspaces</text:span> to create 3D content.</text:p>
      <text:h text:style-name="Heading_20_4" text:outline-level="4"><draw:frame draw:style-name="fr1" draw:name="Bild91" text:anchor-type="paragraph" svg:x="13.998cm" svg:y="0.534cm" svg:width="4.71cm" svg:height="0.409cm" draw:z-index="63"><draw:image xlink:href="Pictures/1000020100000116000000180A1EBEFBBA6BB224.png" xlink:type="simple" xlink:show="embed" xlink:actuate="onLoad" loext:mime-type="image/png"/></draw:frame><text:bookmark-start text:name="__RefHeading___Toc8603_2979755826"/>2D Animation<text:bookmark-end text:name="__RefHeading___Toc8603_2979755826"/></text:h>
      <text:p text:style-name="P69">The 2D Animation application template comes with the <text:span text:style-name="T29">workspaces</text:span> to create 2D animation.</text:p>
      <text:h text:style-name="Heading_20_4" text:outline-level="4"><text:bookmark-start text:name="__RefHeading___Toc8605_2979755826"/>All<text:bookmark-end text:name="__RefHeading___Toc8605_2979755826"/></text:h>
      <text:p text:style-name="P68"><draw:frame draw:style-name="fr2" draw:name="Bild92" text:anchor-type="paragraph" svg:y="0.032cm" svg:width="11.65cm" svg:height="0.469cm" draw:z-index="64"><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8"><draw:frame draw:style-name="fr2" draw:name="Bild93" text:anchor-type="paragraph" svg:y="0.093cm" svg:width="2.709cm" svg:height="0.529cm" draw:z-index="65"><draw:image xlink:href="Pictures/10000201000000A00000001F630297D5FE859091.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8"><draw:frame draw:style-name="fr2" draw:name="Bild94" text:anchor-type="paragraph" svg:y="-0.161cm" svg:width="5.66cm" svg:height="0.49cm" draw:z-index="66"><draw:image xlink:href="Pictures/100002010000014E0000001D7BCDE9FB2CCB79AF.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68"><draw:frame draw:style-name="fr9" draw:name="Bild95" text:anchor-type="paragraph" svg:y="-0.049cm" svg:width="3.129cm" svg:height="0.469cm" draw:z-index="67"><draw:image xlink:href="Pictures/10000201000000B90000001C02ACC375453B1F05.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7">Open a blend file.</text:p>
      <text:h text:style-name="Heading_20_2" text:outline-level="2"><text:bookmark-start text:name="__RefHeading___Toc2171_4032534388"/>Open Recent<text:bookmark-end text:name="__RefHeading___Toc2171_4032534388"/></text:h>
      <text:p text:style-name="P7">Open last recent blend files.</text:p>
      <text:h text:style-name="Heading_20_2" text:outline-level="2"><text:bookmark-start text:name="__RefHeading___Toc2173_4032534388"/>Revert<text:bookmark-end text:name="__RefHeading___Toc2173_4032534388"/></text:h>
      <text:p text:style-name="P7">Reload the last saved file.</text:p>
      <text:h text:style-name="Heading_20_2" text:outline-level="2"><text:bookmark-start text:name="__RefHeading___Toc2175_4032534388"/><text:soft-page-break/>Recover last Session<text:bookmark-end text:name="__RefHeading___Toc2175_4032534388"/></text:h>
      <text:p text:style-name="P7">Open the last closed blend file. (quit.blend)</text:p>
      <text:h text:style-name="Heading_20_2" text:outline-level="2"><text:bookmark-start text:name="__RefHeading___Toc2177_4032534388"/>Recover Autosave<text:bookmark-end text:name="__RefHeading___Toc2177_4032534388"/></text:h>
      <text:p text:style-name="P7">Open the last autosaved blend file.</text:p>
      <text:h text:style-name="Heading_20_2" text:outline-level="2"><text:bookmark-start text:name="__RefHeading___Toc2179_4032534388"/>Save<text:bookmark-end text:name="__RefHeading___Toc2179_4032534388"/></text:h>
      <text:p text:style-name="P7">Save blend file<text:span text:style-name="T9">.</text:span></text:p>
      <text:h text:style-name="Heading_20_2" text:outline-level="2"><text:bookmark-start text:name="__RefHeading___Toc2181_4032534388"/>Save As<text:bookmark-end text:name="__RefHeading___Toc2181_4032534388"/></text:h>
      <text:p text:style-name="P7">Save blend file as.</text:p>
      <text:h text:style-name="Heading_20_2" text:outline-level="2"><text:bookmark-start text:name="__RefHeading___Toc2183_4032534388"/>Save Copy<text:bookmark-end text:name="__RefHeading___Toc2183_4032534388"/></text:h>
      <text:p text:style-name="P7">Saves a copy of the current file.</text:p>
      <text:p text:style-name="Horizontal_20_Line"/>
      <text:h text:style-name="Heading_20_2" text:outline-level="2"><text:bookmark-start text:name="__RefHeading___Toc2185_4032534388"/>Link<text:bookmark-end text:name="__RefHeading___Toc2185_4032534388"/></text:h>
      <text:p text:style-name="P7">Link allows you to link content from another blend file. The content remains in the other blend file. The linked blend file will be required to work with the linked content.</text:p>
      <text:p text:style-name="P10">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1"><draw:frame draw:style-name="fr2" draw:name="Bild122" text:anchor-type="paragraph" svg:y="-0.093cm" svg:width="4.08cm" svg:height="5.009cm" draw:z-index="68"><draw:image xlink:href="Pictures/10000201000000F1000001287A50FB3923E0C004.png" xlink:type="simple" xlink:show="embed" xlink:actuate="onLoad" loext:mime-type="image/png"/></draw:frame>This filter allows you to filter the content of the blend file for specific object types.</text:p>
      <text:p text:style-name="P71"/>
      <text:p text:style-name="P71"/>
      <text:p text:style-name="P71"/>
      <text:p text:style-name="P71"/>
      <text:p text:style-name="P71"/>
      <text:p text:style-name="P71"/>
      <text:h text:style-name="P111" text:outline-level="3"><draw:frame draw:style-name="fr2" draw:name="Bild2" text:anchor-type="paragraph" svg:y="-0.093cm" svg:width="4.08cm" svg:height="3.3cm" draw:z-index="72"><draw:image xlink:href="Pictures/10000201000000F1000000C395A582C879DE05DA.png" xlink:type="simple" xlink:show="embed" xlink:actuate="onLoad" loext: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text:soft-page-break/>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9">When you select an Object type, it will be placed in your scene at the cursor. Many other data types - cameras, curves, and materials for example - must be linked to an object before they become visible.</text:p>
      <text:p text:style-name="P9">You cannot move a linked object. Its position is defined in its source file.<text:span text:style-name="T30"> If you want to modify the object locally you can either use Dupli Groups or make the object local, in the 3D View, Object / Relations menu.</text:span></text:p>
      <text:p text:style-name="P9">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73">In general dependencies shouldn’t go in both directions.<text:span text:style-name="T30"> </text:span>Attempting to link or append data which links back to the current file will likely result in missing links.</text:p>
      <text:p text:style-name="P73">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7">Append allows you to append content from another blend file. The content will be copied over, and become part <text:s/>of the current blend file.</text:p>
      <text:p text:style-name="P9">When you click at Link then a file browser will open. Down left you will see some further options.</text:p>
      <text:p text:style-name="P72">The difference to Link is that with Append the object becomes part of the current blend file. And it is editable.</text:p>
      <text:h text:style-name="P113" text:outline-level="3"><text:bookmark-start text:name="__RefHeading___Toc6430_510649927"/>Advanced Filter<text:bookmark-end text:name="__RefHeading___Toc6430_510649927"/></text:h>
      <text:p text:style-name="P70"><draw:frame draw:style-name="fr2" draw:name="Bild123" text:anchor-type="paragraph" svg:y="-0.168cm" svg:width="4.08cm" svg:height="5.009cm" draw:z-index="69"><draw:image xlink:href="Pictures/10000201000000F1000001287A50FB3923E0C004.png" xlink:type="simple" xlink:show="embed" xlink:actuate="onLoad" loext:mime-type="image/png"/></draw:frame>This filter allows you to filter the content of the blend file for specific object types.</text:p>
      <text:p text:style-name="P70"/>
      <text:p text:style-name="P70"/>
      <text:p text:style-name="P70"/>
      <text:p text:style-name="P70"/>
      <text:p text:style-name="P70"><text:soft-page-break/></text:p>
      <text:p text:style-name="P70"/>
      <text:h text:style-name="P112" text:outline-level="3"><draw:frame draw:style-name="fr2" draw:name="Bild3" text:anchor-type="paragraph" svg:y="-0.093cm" svg:width="4.08cm" svg:height="3.069cm" draw:z-index="73"><draw:image xlink:href="Pictures/10000201000000F1000000B56558CC8E6C16AFBF.png" xlink:type="simple" xlink:show="embed" xlink:actuate="onLoad" loext:mime-type="image/png"/></draw:frame><text:bookmark-start text:name="__RefHeading___Toc4063_2409084160"/>Import Settings<text:bookmark-end text:name="__RefHeading___Toc4063_2409084160"/></text:h>
      <text:p text:style-name="P77"><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3">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2">Put the new objects into the active collection.</text:p>
      <text:h text:style-name="Heading_20_4" text:outline-level="4"><text:bookmark-start text:name="__RefHeading___Toc6438_510649927"/>Instance Collection<text:bookmark-end text:name="__RefHeading___Toc6438_510649927"/></text:h>
      <text:p text:style-name="P72">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72">Set Fake User for appended objects, except Objects and Groups</text:p>
      <text:h text:style-name="Heading_20_4" text:outline-level="4"><text:bookmark-start text:name="__RefHeading___Toc6442_510649927"/>Localize All<text:bookmark-end text:name="__RefHeading___Toc6442_510649927"/></text:h>
      <text:p text:style-name="P72">Localize all appended data, including indirectly linked from other libraries.</text:p>
      <text:p text:style-name="Horizontal_20_Line"/>
      <text:h text:style-name="P107" text:outline-level="2"><text:bookmark-start text:name="__RefHeading___Toc4455_4154669917"/>Data Previews<text:bookmark-end text:name="__RefHeading___Toc4455_4154669917"/></text:h>
      <text:p text:style-name="P8"><draw:frame draw:style-name="fr1" draw:name="Bild87" text:anchor-type="paragraph" svg:x="9.331cm" svg:y="0.139cm" svg:width="9.37cm" svg:height="2.461cm" draw:z-index="61"><draw:image xlink:href="Pictures/10000201000001710000006135108C38E68E23F9.png" xlink:type="simple" xlink:show="embed" xlink:actuate="onLoad" loext:mime-type="image/png"/></draw:frame>Data Previews is a sub menu with functionality around the Data Preview in the Bforartists file browser.<text:span text:style-name="T5"> The functionality in this menu creates and handles previews of the objects in a blend file. </text:span></text:p>
      <text:p text:style-name="P16">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3">This feature is currently broken. You can't create data previews yet<text:span text:style-name="T18"> in Bforartists 2</text:span>.<text:span text:style-name="T18"> Example images taken from Bforartists 1.</text:span></text:p>
      <text:p text:style-name="P42">Workflow:</text:p>
      <text:p text:style-name="P40"><draw:frame draw:style-name="fr2" draw:name="Bild23" text:anchor-type="paragraph" svg:y="-0.053cm" svg:width="4.334cm" svg:height="2.625cm" draw:z-index="16"><draw:image xlink:href="Pictures/100002010000020000000136F0BFBB28FC83A765.png" xlink:type="simple" xlink:show="embed" xlink:actuate="onLoad" loext: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40"><draw:frame draw:style-name="fr2" draw:name="Bild30" text:anchor-type="paragraph" svg:y="1.783cm" svg:width="4.03cm" svg:height="2.251cm" draw:z-index="23"><draw:image xlink:href="Pictures/10000201000000EE000000854B5B7644F40FE6AF.png" xlink:type="simple" xlink:show="embed" xlink:actuate="onLoad" loext:mime-type="image/png"/></draw:frame>Save the scene. Restart Bforartists or create at least a new scene. We want to have a look what we currently get <text:soft-page-break/>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0"/>
      <text:p text:style-name="P40"/>
      <text:p text:style-name="P40"><draw:frame draw:style-name="fr8" draw:name="Bild25" text:anchor-type="paragraph" svg:y="0.199cm" svg:width="7.535cm" svg:height="2.946cm" draw:z-index="17"><draw:image xlink:href="Pictures/100002010000037A0000015C7904576EE4F4168C.png" xlink:type="simple" xlink:show="embed" xlink:actuate="onLoad" loext:mime-type="image/png"/></draw:frame><draw:frame draw:style-name="fr2" draw:name="Bild29" text:anchor-type="paragraph" svg:y="0.187cm" svg:width="9.922cm" svg:height="3.014cm" draw:z-index="22"><draw:image xlink:href="Pictures/1000020100000494000001643300717ACA85840F.png" xlink:type="simple" xlink:show="embed" xlink:actuate="onLoad" loext:mime-type="image/png"/></draw:frame></text:p>
      <text:p text:style-name="P40"/>
      <text:p text:style-name="P40"/>
      <text:p text:style-name="P40"/>
      <text:p text:style-name="P40"/>
      <text:p text:style-name="P40">Now let's run Batch Generate Previews at this blend file.</text:p>
      <text:p text:style-name="P40"><draw:frame draw:style-name="fr8" draw:name="Bild26" text:anchor-type="paragraph" svg:y="0.393cm" svg:width="6.451cm" svg:height="3.57cm" draw:z-index="18"><draw:image xlink:href="Pictures/100002010000017D000000D324FE4458437C0E80.png" xlink:type="simple" xlink:show="embed" xlink:actuate="onLoad" loext:mime-type="image/png"/></draw:frame><draw:frame draw:style-name="fr7" draw:name="Bild27" text:anchor-type="paragraph" svg:x="7.491cm" svg:y="0.228cm" svg:width="10.22cm" svg:height="3.821cm" draw:z-index="19"><draw:image xlink:href="Pictures/10000201000003250000012D9BD4BF43A20E1A36.png" xlink:type="simple" xlink:show="embed" xlink:actuate="onLoad" loext:mime-type="image/png"/></draw:frame></text:p>
      <text:p text:style-name="P40"/>
      <text:p text:style-name="P40"/>
      <text:p text:style-name="P40"/>
      <text:p text:style-name="P40"/>
      <text:p text:style-name="P40"/>
      <text:p text:style-name="P41">This process takes a while. Now let's try to append from the same file again. You will get proper preview thumbnails now. Left Materials, right the objects.<text:span text:style-name="T20"> </text:span>Here you will see again that lamps have no preview icon.</text:p>
      <text:p text:style-name="P40"><draw:frame draw:style-name="fr1" draw:name="Bild24" text:anchor-type="paragraph" svg:x="0cm" svg:y="0.157cm" svg:width="7.662cm" svg:height="2.76cm" draw:z-index="20"><draw:image xlink:href="Pictures/1000020100000389000001467E66A9930897C3E4.png" xlink:type="simple" xlink:show="embed" xlink:actuate="onLoad" loext:mime-type="image/png"/></draw:frame><draw:frame draw:style-name="fr7" draw:name="Bild28" text:anchor-type="paragraph" svg:x="8.294cm" svg:y="0cm" svg:width="9.701cm" svg:height="3.141cm" draw:z-index="21"><draw:image xlink:href="Pictures/100002010000047A00000173F83C054182DEEE9A.png" xlink:type="simple" xlink:show="embed" xlink:actuate="onLoad" loext:mime-type="image/png"/></draw:frame></text:p>
      <text:p text:style-name="P40"/>
      <text:p text:style-name="P40"/>
      <text:p text:style-name="P40"/>
      <text:p text:style-name="P40"/>
      <text:p text:style-name="Horizontal_20_Line"/>
      <text:h text:style-name="Heading_20_3" text:outline-level="3"><text:bookmark-start text:name="__RefHeading___Toc2191_4032534388"/>Refresh Data-Block Previews<text:bookmark-end text:name="__RefHeading___Toc2191_4032534388"/></text:h>
      <text:p text:style-name="P11">Refreshes the existing data-block previews.</text:p>
      <text:h text:style-name="Heading_20_3" text:outline-level="3"><text:bookmark-start text:name="__RefHeading___Toc2193_4032534388"/>Batch Generate Previews<text:bookmark-end text:name="__RefHeading___Toc2193_4032534388"/></text:h>
      <text:p text:style-name="P11">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text:soft-page-break/>Clear Data-Block Previews<text:bookmark-end text:name="__RefHeading___Toc2195_4032534388"/></text:h>
      <text:p text:style-name="P11">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2">Removes all existing previews<text:span text:style-name="T5"> in the target blend file.</text:span></text:p>
      <text:p text:style-name="Horizontal_20_Line"/>
      <text:h text:style-name="P108" text:outline-level="2"><text:bookmark-start text:name="__RefHeading___Toc2199_4032534388"/>Import<text:bookmark-end text:name="__RefHeading___Toc2199_4032534388"/></text:h>
      <text:p text:style-name="P13"><draw:frame draw:style-name="fr2" draw:name="Bild10" text:anchor-type="paragraph" svg:y="0.095cm" svg:width="6.6cm" svg:height="3.54cm" draw:z-index="3"><draw:image xlink:href="Pictures/1000020100000186000000D16314268EDB6DF4C2.png" xlink:type="simple" xlink:show="embed" xlink:actuate="onLoad" loext: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3"/>
      <text:p text:style-name="P13"/>
      <text:p text:style-name="P13"/>
      <text:p text:style-name="P13"/>
      <text:p text:style-name="P13"/>
      <text:p text:style-name="Horizontal_20_Line"/>
      <text:h text:style-name="P114" text:outline-level="3"><draw:frame draw:style-name="fr2" draw:name="Bild11" text:anchor-type="paragraph" svg:y="-0.162cm" svg:width="4.06cm" svg:height="4.919cm" draw:z-index="4"><draw:image xlink:href="Pictures/10000201000000F000000123B3D7D821D8EB80C4.png" xlink:type="simple" xlink:show="embed" xlink:actuate="onLoad" loext:mime-type="image/png"/></draw:frame><text:bookmark-start text:name="__RefHeading___Toc2201_4032534388"/>Collada<text:bookmark-end text:name="__RefHeading___Toc2201_4032534388"/></text:h>
      <text:p text:style-name="P13">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3">Imports the units that i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3">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3">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3">Auto connect parent bones that have exactly one child bone<text:span text:style-name="T4">.</text:span></text:p>
      <text:h text:style-name="Heading_20_5" text:outline-level="5"><text:bookmark-start text:name="__RefHeading___Toc2215_4032534388"/>Minimum Chain Length<text:bookmark-end text:name="__RefHeading___Toc2215_4032534388"/></text:h>
      <text:p text:style-name="P13">When searching bone chains disregard chains of length below this value<text:span text:style-name="T9">.</text:span></text:p>
      <text:h text:style-name="Heading_20_4" text:outline-level="4"><text:bookmark-start text:name="__RefHeading___Toc2217_4032534388"/><text:soft-page-break/>Keep Bind Info<text:bookmark-end text:name="__RefHeading___Toc2217_4032534388"/></text:h>
      <text:p text:style-name="P13">Store Bindpose Information in custom bone properties for later use in later collada export.</text:p>
      <text:p text:style-name="Horizontal_20_Line"/>
      <text:h text:style-name="P114" text:outline-level="3"><text:bookmark-start text:name="__RefHeading___Toc2219_4032534388"/>Alembic<text:bookmark-end text:name="__RefHeading___Toc2219_4032534388"/></text:h>
      <text:p text:style-name="P47"><draw:frame draw:style-name="fr2" draw:name="Bild12" text:anchor-type="paragraph" svg:y="0.129cm" svg:width="4.05cm" svg:height="3.69cm" draw:z-index="5"><draw:image xlink:href="Pictures/10000201000000EF000000DA73B14ED694E744AC.png" xlink:type="simple" xlink:show="embed" xlink:actuate="onLoad" loext: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5">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5">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5">Import sequenced files that are split in cache parts.</text:p>
      <text:h text:style-name="Heading_20_5" text:outline-level="5"><text:bookmark-start text:name="__RefHeading___Toc2231_4032534388"/>Validate Meshes<text:bookmark-end text:name="__RefHeading___Toc2231_4032534388"/></text:h>
      <text:p text:style-name="P15">Check for invalid mesh data in the file. Note that this operation may take some time.</text:p>
      <text:p text:style-name="Horizontal_20_Line"/>
      <text:h text:style-name="P119" text:outline-level="3"><text:bookmark-start text:name="__RefHeading___Toc2233_4032534388"/>FBX<text:bookmark-end text:name="__RefHeading___Toc2233_4032534388"/></text:h>
      <text:p text:style-name="P18"><draw:frame draw:style-name="fr2" draw:name="Bild13" text:anchor-type="paragraph" svg:y="0.51cm" svg:width="4.08cm" svg:height="6.93cm" draw:z-index="6"><draw:image xlink:href="Pictures/10000201000000F100000199B58CF1EE2367E84A.png" xlink:type="simple" xlink:show="embed" xlink:actuate="onLoad" loext:mime-type="image/png"/></draw:frame>FBX is a proprietary file format from Autodesk. FBX<text:span text:style-name="T6"> is a general file format that is able to store and load animation.</text:span> </text:p>
      <text:p text:style-name="P18"/>
      <text:p text:style-name="P18"/>
      <text:p text:style-name="P18"/>
      <text:p text:style-name="P18"/>
      <text:p text:style-name="P18"/>
      <text:p text:style-name="P18"/>
      <text:h text:style-name="Heading_20_4" text:outline-level="4"/>
      <text:h text:style-name="Heading_20_4" text:outline-level="4"><text:bookmark-start text:name="__RefHeading___Toc2235_4032534388"/>Operator Presets<text:bookmark-end text:name="__RefHeading___Toc2235_4032534388"/></text:h>
      <text:p text:style-name="P18"><draw:frame draw:style-name="fr2" draw:name="Bild14" text:anchor-type="paragraph" svg:y="0.143cm" svg:width="5.3cm" svg:height="1.461cm" draw:z-index="7"><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text:soft-page-break/>it in the drop down box. Don't get irritated by that the drop down box still shows "Operator Presets" when you choose your preset. The values of the chosen preset are set.</text:p>
      <text:p text:style-name="P18"><draw:frame draw:style-name="fr3" draw:name="Bild15" text:anchor-type="paragraph" svg:y="-0.146cm" svg:width="3.93cm" svg:height="1.66cm" draw:z-index="8"><draw:image xlink:href="Pictures/10000201000000E800000062952E9CF64CC59451.png" xlink:type="simple" xlink:show="embed" xlink:actuate="onLoad" loext:mime-type="image/png"/></draw:frame>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18">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5">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5">Adjust the scale factor at import.</text:p>
      <text:h text:style-name="Heading_20_5" text:outline-level="5"><text:bookmark-start text:name="__RefHeading___Toc2245_4032534388"/>!Experimental! Apply Transform<text:bookmark-end text:name="__RefHeading___Toc2245_4032534388"/></text:h>
      <text:p text:style-name="P25">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5">Import Normals of the mesh.</text:p>
      <text:h text:style-name="Heading_20_5" text:outline-level="5"><text:bookmark-start text:name="__RefHeading___Toc2249_4032534388"/>Import Animation<text:bookmark-end text:name="__RefHeading___Toc2249_4032534388"/></text:h>
      <text:p text:style-name="P25">Import animation<text:span text:style-name="T9">.</text:span></text:p>
      <text:h text:style-name="Heading_20_5" text:outline-level="5"><text:bookmark-start text:name="__RefHeading___Toc2251_4032534388"/>Animation Offset<text:bookmark-end text:name="__RefHeading___Toc2251_4032534388"/></text:h>
      <text:p text:style-name="P25">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5">Import User properties as custom properties.</text:p>
      <text:h text:style-name="Heading_20_5" text:outline-level="5"><text:bookmark-start text:name="__RefHeading___Toc2255_4032534388"/>Import Enums as Strings<text:bookmark-end text:name="__RefHeading___Toc2255_4032534388"/></text:h>
      <text:p text:style-name="P25">Stores enumeration values as strings<text:span text:style-name="T9">.</text:span></text:p>
      <text:h text:style-name="Heading_20_5" text:outline-level="5"><text:bookmark-start text:name="__RefHeading___Toc2257_4032534388"/>Image Search<text:bookmark-end text:name="__RefHeading___Toc2257_4032534388"/></text:h>
      <text:p text:style-name="P25">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5">Displace geometry of alpha meshes. </text:p>
      <text:h text:style-name="Heading_20_5" text:outline-level="5"><text:bookmark-start text:name="__RefHeading___Toc2261_4032534388"/><text:soft-page-break/>Use Pre/ Post Rotation<text:bookmark-end text:name="__RefHeading___Toc2261_4032534388"/></text:h>
      <text:p text:style-name="P25">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5">Ignore the last bone at the end of the chain.</text:p>
      <text:h text:style-name="Heading_20_5" text:outline-level="5"><text:bookmark-start text:name="__RefHeading___Toc2267_4032534388"/>Force Connect Children<text:bookmark-end text:name="__RefHeading___Toc2267_4032534388"/></text:h>
      <text:p text:style-name="P25">Force connection of the children bones to their parent.</text:p>
      <text:h text:style-name="Heading_20_5" text:outline-level="5"><text:bookmark-start text:name="__RefHeading___Toc2269_4032534388"/>Automatic Bone Orientation<text:bookmark-end text:name="__RefHeading___Toc2269_4032534388"/></text:h>
      <text:p text:style-name="P25">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5">Manually adjust the bone orientation per axis. Note that this features are greyed out when Automatic Bone Orientation is ticked.</text:p>
      <text:p text:style-name="Horizontal_20_Line"/>
      <text:h text:style-name="P114" text:outline-level="3"><text:bookmark-start text:name="__RefHeading___Toc2273_4032534388"/>Motion Capture (BVH)<text:bookmark-end text:name="__RefHeading___Toc2273_4032534388"/></text:h>
      <text:p text:style-name="P17"><draw:frame draw:style-name="fr1" draw:name="Bild16" text:anchor-type="paragraph" svg:x="14.651cm" svg:y="0.021cm" svg:width="4.05cm" svg:height="4.84cm" draw:z-index="9"><draw:image xlink:href="Pictures/10000201000000EF0000011E66260066DAC1176F.png" xlink:type="simple" xlink:show="embed" xlink:actuate="onLoad" loext: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5">You can either target an armature or an object</text:p>
      <text:h text:style-name="Heading_20_4" text:outline-level="4"><text:bookmark-start text:name="__RefHeading___Toc2277_4032534388"/>Scale<text:bookmark-end text:name="__RefHeading___Toc2277_4032534388"/></text:h>
      <text:p text:style-name="P25">The import scale.</text:p>
      <text:h text:style-name="Heading_20_4" text:outline-level="4"><text:bookmark-start text:name="__RefHeading___Toc2279_4032534388"/>Start Frame<text:bookmark-end text:name="__RefHeading___Toc2279_4032534388"/></text:h>
      <text:p text:style-name="P25">The start frame for the animation.</text:p>
      <text:h text:style-name="Heading_20_4" text:outline-level="4"><text:bookmark-start text:name="__RefHeading___Toc2281_4032534388"/>Scale FPS<text:bookmark-end text:name="__RefHeading___Toc2281_4032534388"/></text:h>
      <text:p text:style-name="P25">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5">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5">Extend the scene duration to be the one of the BVH file duration.</text:p>
      <text:h text:style-name="Heading_20_4" text:outline-level="4"><text:bookmark-start text:name="__RefHeading___Toc2287_4032534388"/><text:soft-page-break/>Loop<text:bookmark-end text:name="__RefHeading___Toc2287_4032534388"/></text:h>
      <text:p text:style-name="P25">Loop the animation playback.</text:p>
      <text:h text:style-name="Heading_20_4" text:outline-level="4"><text:bookmark-start text:name="__RefHeading___Toc2289_4032534388"/>Rotation<text:bookmark-end text:name="__RefHeading___Toc2289_4032534388"/></text:h>
      <text:p text:style-name="P25">The rotation type.</text:p>
      <text:h text:style-name="Heading_20_4" text:outline-level="4"><text:bookmark-start text:name="__RefHeading___Toc2291_4032534388"/>Forward<text:bookmark-end text:name="__RefHeading___Toc2291_4032534388"/></text:h>
      <text:p text:style-name="P25">The forward orientation<text:span text:style-name="T8">.</text:span></text:p>
      <text:h text:style-name="Heading_20_4" text:outline-level="4"><text:bookmark-start text:name="__RefHeading___Toc2293_4032534388"/>Up<text:bookmark-end text:name="__RefHeading___Toc2293_4032534388"/></text:h>
      <text:p text:style-name="P25">The Up orientation.</text:p>
      <text:p text:style-name="Horizontal_20_Line"/>
      <text:h text:style-name="P114" text:outline-level="3"><text:bookmark-start text:name="__RefHeading___Toc2295_4032534388"/>Stanford (PLY)<text:bookmark-end text:name="__RefHeading___Toc2295_4032534388"/></text:h>
      <text:p text:style-name="P37"><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1">Stanford PLY has no import options.</text:p>
      <text:p text:style-name="Horizontal_20_Line"/>
      <text:h text:style-name="P114" text:outline-level="3"><text:bookmark-start text:name="__RefHeading___Toc2297_4032534388"/>Wavefront(OBJ)<text:bookmark-end text:name="__RefHeading___Toc2297_4032534388"/></text:h>
      <text:p text:style-name="P29"><draw:frame draw:style-name="fr1" draw:name="Bild17" text:anchor-type="paragraph" svg:x="14.651cm" svg:y="-0.021cm" svg:width="4.05cm" svg:height="4.2cm" draw:z-index="10"><draw:image xlink:href="Pictures/10000201000000EF000000F84792170416E1D06E.png" xlink:type="simple" xlink:show="embed" xlink:actuate="onLoad" loext: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81" text:outline-level="4"><text:bookmark-start text:name="__RefHeading___Toc2299_4032534388"/>Operator Presets<text:bookmark-end text:name="__RefHeading___Toc2299_4032534388"/></text:h>
      <text:p text:style-name="P19"><draw:frame draw:style-name="fr3" draw:name="Bild19" text:anchor-type="paragraph" svg:y="2.046cm" svg:width="3.93cm" svg:height="1.66cm" draw:z-index="12"><draw:image xlink:href="Pictures/10000201000000E800000062952E9CF64CC59451.png" xlink:type="simple" xlink:show="embed" xlink:actuate="onLoad" loext:mime-type="image/png"/></draw:frame><draw:frame draw:style-name="fr2" draw:name="Bild18" text:anchor-type="paragraph" svg:y="0.203cm" svg:width="5.3cm" svg:height="1.461cm" draw:z-index="11"><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29">Surround smooth groups by sharp edges<text:span text:style-name="T9">.</text:span></text:p>
      <text:h text:style-name="Heading_20_4" text:outline-level="4"><text:bookmark-start text:name="__RefHeading___Toc2303_4032534388"/><text:soft-page-break/>Lines<text:bookmark-end text:name="__RefHeading___Toc2303_4032534388"/></text:h>
      <text:p text:style-name="P29">Import Lines and Faces with 2 verts as edge<text:span text:style-name="T9">.</text:span></text:p>
      <text:h text:style-name="Heading_20_4" text:outline-level="4"><text:bookmark-start text:name="__RefHeading___Toc2305_4032534388"/>Split / Keep Vert Order<text:bookmark-end text:name="__RefHeading___Toc2305_4032534388"/></text:h>
      <text:p text:style-name="P29">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29">Import loose mesh parts as single objects.</text:p>
      <text:h text:style-name="Heading_20_5" text:outline-level="5"><text:bookmark-start text:name="__RefHeading___Toc2309_4032534388"/>Split by Group<text:bookmark-end text:name="__RefHeading___Toc2309_4032534388"/></text:h>
      <text:p text:style-name="P29">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29">Import Obj groups as vertex groups.</text:p>
      <text:h text:style-name="Heading_20_4" text:outline-level="4"><text:bookmark-start text:name="__RefHeading___Toc2313_4032534388"/>Clamp Size<text:bookmark-end text:name="__RefHeading___Toc2313_4032534388"/></text:h>
      <text:p text:style-name="P29">Clamp bounds under this value. A value of zero disables this feature.</text:p>
      <text:h text:style-name="Heading_20_4" text:outline-level="4"><text:bookmark-start text:name="__RefHeading___Toc2315_4032534388"/>Forward<text:bookmark-end text:name="__RefHeading___Toc2315_4032534388"/></text:h>
      <text:p text:style-name="P29">The Forward orientation at import.</text:p>
      <text:h text:style-name="Heading_20_4" text:outline-level="4"><text:bookmark-start text:name="__RefHeading___Toc2317_4032534388"/>Up<text:bookmark-end text:name="__RefHeading___Toc2317_4032534388"/></text:h>
      <text:p text:style-name="P29">The Up orientation at import.</text:p>
      <text:h text:style-name="Heading_20_4" text:outline-level="4"><text:bookmark-start text:name="__RefHeading___Toc2319_4032534388"/>Image Search<text:bookmark-end text:name="__RefHeading___Toc2319_4032534388"/></text:h>
      <text:p text:style-name="P29">Search sub directions for associated images.</text:p>
      <text:p text:style-name="Horizontal_20_Line"/>
      <text:h text:style-name="P114" text:outline-level="3"><text:bookmark-start text:name="__RefHeading___Toc2321_4032534388"/>STL<text:bookmark-end text:name="__RefHeading___Toc2321_4032534388"/></text:h>
      <text:p text:style-name="P36"><draw:frame draw:style-name="fr1" draw:name="Bild20" text:anchor-type="paragraph" svg:x="14.764cm" svg:y="0.005cm" svg:width="4.06cm" svg:height="2.731cm" draw:z-index="13"><draw:image xlink:href="Pictures/10000201000000F0000000A1AF2AB1CD1C7F06C0.png" xlink:type="simple" xlink:show="embed" xlink:actuate="onLoad" loext: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82" text:outline-level="4"><text:bookmark-start text:name="__RefHeading___Toc2323_4032534388"/>Scale<text:bookmark-end text:name="__RefHeading___Toc2323_4032534388"/></text:h>
      <text:p text:style-name="P26">The import scale.</text:p>
      <text:h text:style-name="Heading_20_4" text:outline-level="4"><text:bookmark-start text:name="__RefHeading___Toc2325_4032534388"/>Scene Unit<text:bookmark-end text:name="__RefHeading___Toc2325_4032534388"/></text:h>
      <text:p text:style-name="P34">Apply the scene unit at the geometry at import.</text:p>
      <text:h text:style-name="Heading_20_4" text:outline-level="4"><text:bookmark-start text:name="__RefHeading___Toc2327_4032534388"/>Facet Normals<text:bookmark-end text:name="__RefHeading___Toc2327_4032534388"/></text:h>
      <text:p text:style-name="P34">Import the geometry with faceted faces.</text:p>
      <text:h text:style-name="P82" text:outline-level="4"><text:bookmark-start text:name="__RefHeading___Toc2329_4032534388"/><text:soft-page-break/>Forward<text:bookmark-end text:name="__RefHeading___Toc2329_4032534388"/></text:h>
      <text:p text:style-name="P30">The Forward orientation at import.</text:p>
      <text:h text:style-name="P82" text:outline-level="4"><text:bookmark-start text:name="__RefHeading___Toc2331_4032534388"/>Up<text:bookmark-end text:name="__RefHeading___Toc2331_4032534388"/></text:h>
      <text:p text:style-name="P30">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39">Scalable Vector Graphics is usually a 2D file format to describe vector graphics. But Vector graphics are also curves. Which can be used in a 3 dimensional space.</text:p>
      <text:p text:style-name="P39">SVG has no import properties.</text:p>
      <text:p text:style-name="Horizontal_20_Line"/>
      <text:h text:style-name="P115" text:outline-level="3"><text:bookmark-start text:name="__RefHeading___Toc2335_4032534388"/>glTF 2.0 (glb, gltf )<text:span text:style-name="T17"> </text:span><text:bookmark-end text:name="__RefHeading___Toc2335_4032534388"/></text:h>
      <text:p text:style-name="Text_20_body"><draw:frame draw:style-name="fr1" draw:name="Bild21" text:anchor-type="paragraph" svg:x="14.64cm" svg:y="-0.049cm" svg:width="4.06cm" svg:height="1.469cm" draw:z-index="14"><draw:image xlink:href="Pictures/10000201000000F0000000576E496B576F8D5651.png" xlink:type="simple" xlink:show="embed" xlink:actuate="onLoad" loext:mime-type="image/png"/></draw:frame>The GL Transmission Format<text:span text:style-name="T17"> from the Khronos Group</text:span> is a file format for <text:span text:style-name="T17">3D scenes and models, and is based at the JSON standard.</text:span></text:p>
      <text:h text:style-name="Heading_20_4" text:outline-level="4"><text:bookmark-start text:name="__RefHeading___Toc2337_4032534388"/>Pack Images<text:bookmark-end text:name="__RefHeading___Toc2337_4032534388"/></text:h>
      <text:p text:style-name="P39">Pack all images into the Blend file at loading the glTF file.</text:p>
      <text:h text:style-name="Heading_20_4" text:outline-level="4"><draw:frame draw:style-name="fr1" draw:name="Bild22" text:anchor-type="paragraph" svg:x="14.76cm" svg:y="0.328cm" svg:width="3.941cm" svg:height="2.15cm" draw:z-index="15"><draw:image xlink:href="Pictures/10000201000000E90000007F1EE4870997D5FC4F.png" xlink:type="simple" xlink:show="embed" xlink:actuate="onLoad" loext:mime-type="image/png"/></draw:frame><text:bookmark-start text:name="__RefHeading___Toc2339_4032534388"/>Shading<text:bookmark-end text:name="__RefHeading___Toc2339_4032534388"/></text:h>
      <text:p text:style-name="P39">Define the shading of the imported geometry.</text:p>
      <text:p text:style-name="P39">Use Normal Data uses the existing Normals.</text:p>
      <text:p text:style-name="P39">Flat shading shades the whole mesh flat and faceted.</text:p>
      <text:p text:style-name="P39">Smooth shading shades the whole mesh smooth.</text:p>
      <text:h text:style-name="P109" text:outline-level="2"><draw:frame draw:style-name="fr2" draw:name="Bild9" text:anchor-type="paragraph" svg:y="0.644cm" svg:width="7.96cm" svg:height="3.521cm" draw:z-index="2"><draw:image xlink:href="Pictures/10000201000001D6000000D0E9744F91FB5ABF79.png" xlink:type="simple" xlink:show="embed" xlink:actuate="onLoad" loext:mime-type="image/png"/></draw:frame><text:bookmark-start text:name="__RefHeading___Toc2341_4032534388"/>Export<text:bookmark-end text:name="__RefHeading___Toc2341_4032534388"/></text:h>
      <text:p text:style-name="P13">Export is a sub menu <text:span text:style-name="T8">with</text:span> the available export formats.</text:p>
      <text:p text:style-name="P13"/>
      <text:p text:style-name="P13"/>
      <text:p text:style-name="P13"/>
      <text:p text:style-name="Horizontal_20_Line"/>
      <text:h text:style-name="Heading_20_3" text:outline-level="3"><text:bookmark-start text:name="__RefHeading___Toc2343_4032534388"/>Collada<text:bookmark-end text:name="__RefHeading___Toc2343_4032534388"/></text:h>
      <text:p text:style-name="P14"><text:span text:style-name="T21">Exports</text:span> a file in collada file format. Collada is a general file format that is able to store and load animation.</text:p>
      <text:h text:style-name="P83" text:outline-level="4"><text:bookmark-start text:name="__RefHeading___Toc2345_4032534388"/><text:soft-page-break/>Operator Presets<text:bookmark-end text:name="__RefHeading___Toc2345_4032534388"/></text:h>
      <text:p text:style-name="P24"><draw:frame draw:style-name="fr2" draw:name="Bild31" text:anchor-type="paragraph" svg:y="0.203cm" svg:width="5.3cm" svg:height="1.461cm" draw:z-index="24"><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draw:frame draw:style-name="fr3" draw:name="Bild32" text:anchor-type="paragraph" svg:y="-0.118cm" svg:width="3.93cm" svg:height="1.66cm" draw:z-index="25"><draw:image xlink:href="Pictures/10000201000000E800000062952E9CF64CC59451.png" xlink:type="simple" xlink:show="embed" xlink:actuate="onLoad" loext: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4"><draw:frame draw:style-name="fr1" draw:name="Bild33" text:anchor-type="paragraph" svg:x="14.691cm" svg:y="0.076cm" svg:width="4.009cm" svg:height="5.08cm" draw:z-index="26"><draw:image xlink:href="Pictures/10000201000000ED0000012C44B3EF7EEA69146C.png" xlink:type="simple" xlink:show="embed" xlink:actuate="onLoad" loext:mime-type="image/png"/></draw:frame>The Collada exporter is divided into several sub tabs since it would be too much to display all settings at once.</text:p>
      <text:h text:style-name="P89"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4">Only export selected elements, not the whole scene.</text:p>
      <text:h text:style-name="Heading_20_5" text:outline-level="5"><text:bookmark-start text:name="__RefHeading___Toc2351_4032534388"/>Include Children<text:bookmark-end text:name="__RefHeading___Toc2351_4032534388"/></text:h>
      <text:p text:style-name="P44">Export all children of selected objects, even if not selected.</text:p>
      <text:h text:style-name="Heading_20_5" text:outline-level="5"><text:bookmark-start text:name="__RefHeading___Toc2353_4032534388"/>Include Armatures<text:bookmark-end text:name="__RefHeading___Toc2353_4032534388"/></text:h>
      <text:p text:style-name="P44">Export related armatures, even if not selected.</text:p>
      <text:h text:style-name="Heading_20_5" text:outline-level="5"><text:bookmark-start text:name="__RefHeading___Toc2355_4032534388"/>Include Shape Keys<text:bookmark-end text:name="__RefHeading___Toc2355_4032534388"/></text:h>
      <text:p text:style-name="P44">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4">Export only the selected UV map</text:p>
      <text:h text:style-name="Heading_20_6" text:outline-level="6"><text:bookmark-start text:name="__RefHeading___Toc2361_4032534388"/>Copy<text:bookmark-end text:name="__RefHeading___Toc2361_4032534388"/></text:h>
      <text:p text:style-name="P44">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4"><draw:frame draw:style-name="fr1" draw:name="Bild34" text:anchor-type="paragraph" svg:x="14.76cm" svg:y="-0.03cm" svg:width="3.941cm" svg:height="2.08cm" draw:z-index="27"><draw:image xlink:href="Pictures/10000201000000E90000007B063226224379FE60.png" xlink:type="simple" xlink:show="embed" xlink:actuate="onLoad" loext: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4"><draw:frame draw:style-name="fr2" draw:name="Bild35" text:anchor-type="paragraph" svg:y="0.249cm" svg:width="1.93cm" svg:height="1.81cm" draw:z-index="28"><draw:image xlink:href="Pictures/10000201000000720000006B708D8073A3523936.png" xlink:type="simple" xlink:show="embed" xlink:actuate="onLoad" loext: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ext:soft-page-break/>Triangulate<text:bookmark-end text:name="__RefHeading___Toc2369_4032534388"/></text:h>
      <text:p text:style-name="P44">Triangulates the mesh at export.</text:p>
      <text:p text:style-name="P44"/>
      <text:p text:style-name="Horizontal_20_Line"/>
      <text:h text:style-name="Heading_20_4" text:outline-level="4"><text:bookmark-start text:name="__RefHeading___Toc2371_4032534388"/>Arm<text:bookmark-end text:name="__RefHeading___Toc2371_4032534388"/></text:h>
      <text:p text:style-name="P44"><draw:frame draw:style-name="fr1" draw:name="Bild36" text:anchor-type="paragraph" svg:x="14.691cm" svg:y="-0.002cm" svg:width="4.009cm" svg:height="2.29cm" draw:z-index="29"><draw:image xlink:href="Pictures/10000201000000ED00000087A3D81FD5E2928EB6.png" xlink:type="simple" xlink:show="embed" xlink:actuate="onLoad" loext: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5">Only export deforming bones with armatures.</text:p>
      <text:h text:style-name="Heading_20_6" text:outline-level="6"><text:bookmark-start text:name="__RefHeading___Toc2377_4032534388"/>Export to SL/OpenSim<text:bookmark-end text:name="__RefHeading___Toc2377_4032534388"/></text:h>
      <text:p text:style-name="P45">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45">The Animation export section.</text:p>
      <text:h text:style-name="Heading_20_6" text:outline-level="6"><text:bookmark-start text:name="__RefHeading___Toc2381_4032534388"/>Include Animations<text:bookmark-end text:name="__RefHeading___Toc2381_4032534388"/></text:h>
      <text:p text:style-name="P45">Export Animation if available.</text:p>
      <text:h text:style-name="Heading_20_6" text:outline-level="6"><text:bookmark-start text:name="__RefHeading___Toc2383_4032534388"/>Samples/Curves<text:bookmark-end text:name="__RefHeading___Toc2383_4032534388"/></text:h>
      <text:p text:style-name="P45">Export sample keys or curves keys.</text:p>
      <text:h text:style-name="Heading_20_6" text:outline-level="6"><text:bookmark-start text:name="__RefHeading___Toc2385_4032534388"/>Transformation Type<text:bookmark-end text:name="__RefHeading___Toc2385_4032534388"/></text:h>
      <text:p text:style-name="P45">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5">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5">The distance between two key frames.</text:p>
      <text:h text:style-name="Heading_20_6" text:outline-level="6"><text:bookmark-start text:name="__RefHeading___Toc2391_4032534388"/>Keep Key frames<text:bookmark-end text:name="__RefHeading___Toc2391_4032534388"/></text:h>
      <text:p text:style-name="P45">Use existing key frames. as sample points.</text:p>
      <text:h text:style-name="Heading_20_6" text:outline-level="6"><text:bookmark-start text:name="__RefHeading___Toc2393_4032534388"/>All Keyed Curves<text:bookmark-end text:name="__RefHeading___Toc2393_4032534388"/></text:h>
      <text:p text:style-name="P45">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5">Export also unassigned actions.</text:p>
      <text:p text:style-name="Horizontal_20_Line"/>
      <text:h text:style-name="Heading_20_4" text:outline-level="4"><text:bookmark-start text:name="__RefHeading___Toc2397_4032534388"/><text:soft-page-break/>Extra<text:bookmark-end text:name="__RefHeading___Toc2397_4032534388"/></text:h>
      <text:p text:style-name="P45"><draw:frame draw:style-name="fr1" draw:name="Bild37" text:anchor-type="paragraph" svg:x="14.64cm" svg:y="0.086cm" svg:width="4.06cm" svg:height="3.649cm" draw:z-index="30"><draw:image xlink:href="Pictures/10000201000000F0000000D87AE0ACB493939050.png" xlink:type="simple" xlink:show="embed" xlink:actuate="onLoad" loext: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5">Instantiate multiple objects from same data.</text:p>
      <text:h text:style-name="Heading_20_6" text:outline-level="6"><text:bookmark-start text:name="__RefHeading___Toc2403_4032534388"/>Use Blender Profile<text:bookmark-end text:name="__RefHeading___Toc2403_4032534388"/></text:h>
      <text:p text:style-name="P45">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5">Sort exported data by name.</text:p>
      <text:h text:style-name="Heading_20_6" text:outline-level="6"><text:bookmark-start text:name="__RefHeading___Toc2407_4032534388"/>Keep Bind Info<text:bookmark-end text:name="__RefHeading___Toc2407_4032534388"/></text:h>
      <text:p text:style-name="P45">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5">Reduce the precision of the exported data to 6 digits.</text:p>
      <text:p text:style-name="P45"/>
      <text:p text:style-name="Horizontal_20_Line"/>
      <text:h text:style-name="Heading_20_3" text:outline-level="3"><text:bookmark-start text:name="__RefHeading___Toc2411_4032534388"/>Alembic<text:bookmark-end text:name="__RefHeading___Toc2411_4032534388"/></text:h>
      <text:p text:style-name="P47"><draw:frame draw:style-name="fr6" draw:name="Bild38" text:anchor-type="paragraph" svg:width="8.089cm" svg:height="7.43cm" draw:z-index="31"><draw:image xlink:href="Pictures/10000201000001DE000001B7904F65FCD9CCBD7D.png" xlink:type="simple" xlink:show="embed" xlink:actuate="onLoad" loext:mime-type="image/png"/></draw:frame>The alembic file format is for static geometry. It does not support armatures, hair or particles. However, there are some options to export at least some data of it.</text:p>
      <text:p text:style-name="P47">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7">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7">The start frame of the export.</text:p>
      <text:h text:style-name="Heading_20_5" text:outline-level="5"><text:bookmark-start text:name="__RefHeading___Toc2421_4032534388"/>End Frame<text:bookmark-end text:name="__RefHeading___Toc2421_4032534388"/></text:h>
      <text:p text:style-name="P47">The end frame of the export.</text:p>
      <text:h text:style-name="Heading_20_5" text:outline-level="5"><text:bookmark-start text:name="__RefHeading___Toc2423_4032534388"/>Transform Samples<text:bookmark-end text:name="__RefHeading___Toc2423_4032534388"/></text:h>
      <text:p text:style-name="P47">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7">Number of times per frame at which geometry transformations are sampled.</text:p>
      <text:h text:style-name="Heading_20_5" text:outline-level="5"><text:bookmark-start text:name="__RefHeading___Toc2427_4032534388"/><text:soft-page-break/>Shutter Open<text:bookmark-end text:name="__RefHeading___Toc2427_4032534388"/></text:h>
      <text:p text:style-name="P47">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47">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6">Export just selected objects.</text:p>
      <text:h text:style-name="Heading_20_5" text:outline-level="5"><text:bookmark-start text:name="__RefHeading___Toc2433_4032534388"/>Renderable Objects only<text:bookmark-end text:name="__RefHeading___Toc2433_4032534388"/></text:h>
      <text:p text:style-name="P47">Export just renderable objects.</text:p>
      <text:h text:style-name="Heading_20_5" text:outline-level="5"><text:bookmark-start text:name="__RefHeading___Toc2435_4032534388"/>Visible Layers only<text:bookmark-end text:name="__RefHeading___Toc2435_4032534388"/></text:h>
      <text:p text:style-name="P47">Export just objects in visible layers.</text:p>
      <text:h text:style-name="Heading_20_5" text:outline-level="5"><text:bookmark-start text:name="__RefHeading___Toc2437_4032534388"/>Flatten Hierarchy<text:bookmark-end text:name="__RefHeading___Toc2437_4032534388"/></text:h>
      <text:p text:style-name="P47">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0">Export UV's. Note that Alembic just supports a single UV map.</text:p>
      <text:h text:style-name="Heading_20_5" text:outline-level="5"><text:bookmark-start text:name="__RefHeading___Toc2443_4032534388"/>Pack UV Islands<text:bookmark-end text:name="__RefHeading___Toc2443_4032534388"/></text:h>
      <text:p text:style-name="P50">Export UV's with packed islands.</text:p>
      <text:h text:style-name="Heading_20_5" text:outline-level="5"><text:bookmark-start text:name="__RefHeading___Toc2445_4032534388"/>Normals<text:bookmark-end text:name="__RefHeading___Toc2445_4032534388"/></text:h>
      <text:p text:style-name="P50">Export Normals.</text:p>
      <text:h text:style-name="Heading_20_5" text:outline-level="5"><text:bookmark-start text:name="__RefHeading___Toc2447_4032534388"/>Vertex Colors<text:bookmark-end text:name="__RefHeading___Toc2447_4032534388"/></text:h>
      <text:p text:style-name="P50">Export Vertex Colors.</text:p>
      <text:h text:style-name="Heading_20_5" text:outline-level="5"><text:bookmark-start text:name="__RefHeading___Toc2449_4032534388"/>Face Sets<text:bookmark-end text:name="__RefHeading___Toc2449_4032534388"/></text:h>
      <text:p text:style-name="P50">Export per Face shading group assignments.</text:p>
      <text:h text:style-name="Heading_20_5" text:outline-level="5"><text:bookmark-start text:name="__RefHeading___Toc2451_4032534388"/>Use Subdivision Schema<text:bookmark-end text:name="__RefHeading___Toc2451_4032534388"/></text:h>
      <text:p text:style-name="P50">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0">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0">Export Curves and Nurbs surfaces as meshes<text:span text:style-name="T23">.</text:span></text:p>
      <text:h text:style-name="Heading_20_5" text:outline-level="5"><text:bookmark-start text:name="__RefHeading___Toc2457_4032534388"/><text:soft-page-break/>Triangulate<text:bookmark-end text:name="__RefHeading___Toc2457_4032534388"/></text:h>
      <text:p text:style-name="P50">Triangulate meshes before export.</text:p>
      <text:h text:style-name="Heading_20_6" text:outline-level="6"><text:bookmark-start text:name="__RefHeading___Toc2459_4032534388"/>Quad Method<text:bookmark-end text:name="__RefHeading___Toc2459_4032534388"/></text:h>
      <text:p text:style-name="P50"><draw:frame draw:style-name="fr1" draw:name="Bild1" text:anchor-type="paragraph" svg:x="13.871cm" svg:y="0.169cm" svg:width="4.83cm" svg:height="2.54cm" draw:z-index="32"><draw:image xlink:href="Pictures/100002010000011D000000969C729AD047421248.png" xlink:type="simple" xlink:show="embed" xlink:actuate="onLoad" loext:mime-type="image/png"/></draw:frame>The quad method that gets used to triangulate the meshes.</text:p>
      <text:p text:style-name="P50"/>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50"><draw:frame draw:style-name="fr5" draw:name="Bild39" text:anchor-type="paragraph" svg:x="13.931cm" svg:width="4.77cm" svg:height="2.499cm" draw:z-index="33"><draw:image xlink:href="Pictures/100002010000011A000000943A7ECD9B9F600F05.png" xlink:type="simple" xlink:show="embed" xlink:actuate="onLoad" loext:mime-type="image/png"/></draw:frame>The polygon method that gets used to triangulate the meshes.</text:p>
      <text:p text:style-name="P50"/>
      <text:p text:style-name="P50"/>
      <text:h text:style-name="Heading_20_4" text:outline-level="4"><text:bookmark-start text:name="__RefHeading___Toc2463_4032534388"/>Particle Systems<text:bookmark-end text:name="__RefHeading___Toc2463_4032534388"/></text:h>
      <text:p text:style-name="P48"><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1">Export hair particle systems as animated curves.</text:p>
      <text:h text:style-name="Heading_20_5" text:outline-level="5"><text:bookmark-start text:name="__RefHeading___Toc2467_4032534388"/>Export Particles<text:bookmark-end text:name="__RefHeading___Toc2467_4032534388"/></text:h>
      <text:p text:style-name="P51">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78">USD is a system for authoring, composing and reading hierarchically organized scene description. It is developed by Pixar.</text:p>
      <text:h text:style-name="Heading_20_4" text:outline-level="4"><text:bookmark-start text:name="__RefHeading___Toc4094_3388899830"/>Export settings<text:bookmark-end text:name="__RefHeading___Toc4094_3388899830"/></text:h>
      <text:h text:style-name="Heading_20_5" text:outline-level="5"><text:bookmark-start text:name="__RefHeading___Toc4096_3388899830"/><draw:frame draw:style-name="fr4" draw:name="Bild4" text:anchor-type="char" svg:width="4.06cm" svg:height="4.5cm" draw:z-index="74"><draw:image xlink:href="Pictures/10000201000000F00000010A6DE4DE4A8A1754DE.png" xlink:type="simple" xlink:show="embed" xlink:actuate="onLoad" loext:mime-type="image/png"/></draw:frame>Selection Only<text:bookmark-end text:name="__RefHeading___Toc4096_3388899830"/></text:h>
      <text:p text:style-name="P78">Export just the selected object(s), and not the whole scene.</text:p>
      <text:h text:style-name="Heading_20_5" text:outline-level="5"><text:bookmark-start text:name="__RefHeading___Toc4098_3388899830"/>Visible Only<text:bookmark-end text:name="__RefHeading___Toc4098_3388899830"/></text:h>
      <text:p text:style-name="P78">Export visible geometry only.</text:p>
      <text:h text:style-name="Heading_20_5" text:outline-level="5"><text:bookmark-start text:name="__RefHeading___Toc4100_3388899830"/>Animation<text:bookmark-end text:name="__RefHeading___Toc4100_3388899830"/></text:h>
      <text:p text:style-name="P78">Export animation.</text:p>
      <text:h text:style-name="Heading_20_5" text:outline-level="5"><text:bookmark-start text:name="__RefHeading___Toc4102_3388899830"/>Hair<text:bookmark-end text:name="__RefHeading___Toc4102_3388899830"/></text:h>
      <text:p text:style-name="P78">Export hair</text:p>
      <text:h text:style-name="Heading_20_5" text:outline-level="5"><text:bookmark-start text:name="__RefHeading___Toc4104_3388899830"/><text:soft-page-break/>UV Maps<text:bookmark-end text:name="__RefHeading___Toc4104_3388899830"/></text:h>
      <text:p text:style-name="P78">Export UV Maps.</text:p>
      <text:h text:style-name="Heading_20_5" text:outline-level="5"><text:bookmark-start text:name="__RefHeading___Toc4106_3388899830"/>Normals<text:bookmark-end text:name="__RefHeading___Toc4106_3388899830"/></text:h>
      <text:p text:style-name="P78">Export Normals.</text:p>
      <text:h text:style-name="Heading_20_5" text:outline-level="5"><text:bookmark-start text:name="__RefHeading___Toc4108_3388899830"/>Materials<text:bookmark-end text:name="__RefHeading___Toc4108_3388899830"/></text:h>
      <text:p text:style-name="P78">Export Materials.</text:p>
      <text:h text:style-name="Heading_20_5" text:outline-level="5"><text:bookmark-start text:name="__RefHeading___Toc4110_3388899830"/>Use Settings for<text:bookmark-end text:name="__RefHeading___Toc4110_3388899830"/></text:h>
      <text:p text:style-name="P78"><draw:frame draw:style-name="fr4" draw:name="Bild8" text:anchor-type="char" svg:width="7.061cm" svg:height="1.76cm" draw:z-index="75"><draw:image xlink:href="Pictures/10000201000001A100000068C10B6EB27D230721.png" xlink:type="simple" xlink:show="embed" xlink:actuate="onLoad" loext:mime-type="image/png"/></draw:frame>Use the render settings or the viewport settings for the export.</text:p>
      <text:p text:style-name="P78"/>
      <text:p text:style-name="P51"/>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78">Istanced objects are exported as references in USD. Else they are exported as real objects.</text:p>
      <text:p text:style-name="Horizontal_20_Line"/>
      <text:h text:style-name="Heading_20_3" text:outline-level="3"><text:bookmark-start text:name="__RefHeading___Toc2469_4032534388"/>FBX<text:bookmark-end text:name="__RefHeading___Toc2469_4032534388"/></text:h>
      <text:p text:style-name="P21">FBX is a proprietary file format from Autodesk. FBX is a general file format that is able to store and load animation. </text:p>
      <text:h text:style-name="P84" text:outline-level="4"><text:bookmark-start text:name="__RefHeading___Toc2471_4032534388"/>Operator Presets<text:bookmark-end text:name="__RefHeading___Toc2471_4032534388"/></text:h>
      <text:p text:style-name="P21"><draw:frame draw:style-name="fr2" draw:name="Bild41" text:anchor-type="paragraph" svg:y="0.203cm" svg:width="5.3cm" svg:height="1.461cm" draw:z-index="35"><draw:image xlink:href="Pictures/100002010000013900000056DD0A77FDB9F29CA2.png" xlink:type="simple" xlink:show="embed" xlink:actuate="onLoad" loext:mime-type="image/png"/></draw:frame><draw:frame draw:style-name="fr3" draw:name="Bild42" text:anchor-type="paragraph" svg:y="2.046cm" svg:width="3.93cm" svg:height="1.66cm" draw:z-index="36"><draw:image xlink:href="Pictures/10000201000000E800000062952E9CF64CC59451.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3"><draw:frame draw:style-name="fr2" draw:name="Bild40" text:anchor-type="paragraph" svg:y="0.219cm" svg:width="5.061cm" svg:height="6.369cm" draw:z-index="34"><draw:image xlink:href="Pictures/100002010000012B00000178F5F0C795906C8D0D.png" xlink:type="simple" xlink:show="embed" xlink:actuate="onLoad" loext: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text:soft-page-break/>Main<text:bookmark-end text:name="__RefHeading___Toc2473_4032534388"/></text:h>
      <text:h text:style-name="Heading_20_5" text:outline-level="5"><text:bookmark-start text:name="__RefHeading___Toc2475_4032534388"/>Selected Objects<text:bookmark-end text:name="__RefHeading___Toc2475_4032534388"/></text:h>
      <text:p text:style-name="P49">Export just selected objects.</text:p>
      <text:h text:style-name="Heading_20_5" text:outline-level="5"><text:bookmark-start text:name="__RefHeading___Toc2477_4032534388"/>Active Collection<text:bookmark-end text:name="__RefHeading___Toc2477_4032534388"/></text:h>
      <text:p text:style-name="P53">Export just the active collection.</text:p>
      <text:h text:style-name="Heading_20_5" text:outline-level="5"><text:bookmark-start text:name="__RefHeading___Toc2479_4032534388"/>Scale<text:bookmark-end text:name="__RefHeading___Toc2479_4032534388"/></text:h>
      <text:p text:style-name="P53">The scale factor for export.</text:p>
      <text:h text:style-name="Heading_20_6" text:outline-level="6"><text:bookmark-start text:name="__RefHeading___Toc2481_4032534388"/>Apply Unit Scale<text:bookmark-end text:name="__RefHeading___Toc2481_4032534388"/></text:h>
      <text:p text:style-name="P53">Take the current Blender Units into account.</text:p>
      <text:h text:style-name="P98" text:outline-level="5"><draw:frame draw:style-name="fr1" draw:name="Bild43" text:anchor-type="paragraph" svg:x="12.917cm" svg:y="0.503cm" svg:width="5.96cm" svg:height="2.54cm" draw:z-index="37"><draw:image xlink:href="Pictures/100002010000016000000096F07B8BD36C35884A.png" xlink:type="simple" xlink:show="embed" xlink:actuate="onLoad" loext:mime-type="image/png"/></draw:frame><text:bookmark-start text:name="__RefHeading___Toc2483_4032534388"/>Apply Scaling<text:bookmark-end text:name="__RefHeading___Toc2483_4032534388"/></text:h>
      <text:p text:style-name="P53">How to apply custom and unit scaling in the generated FBX file.</text:p>
      <text:h text:style-name="Heading_20_5" text:outline-level="5"><text:bookmark-start text:name="__RefHeading___Toc2485_4032534388"/>Forward<text:bookmark-end text:name="__RefHeading___Toc2485_4032534388"/></text:h>
      <text:p text:style-name="P53">The forward orientation.</text:p>
      <text:h text:style-name="Heading_20_5" text:outline-level="5"><text:bookmark-start text:name="__RefHeading___Toc2487_4032534388"/>Up<text:bookmark-end text:name="__RefHeading___Toc2487_4032534388"/></text:h>
      <text:p text:style-name="P53">The up orientation.</text:p>
      <text:h text:style-name="Heading_20_5" text:outline-level="5"><text:bookmark-start text:name="__RefHeading___Toc2489_4032534388"/>Empty / Camera / Lamp / Armature / Mesh / Other<text:bookmark-end text:name="__RefHeading___Toc2489_4032534388"/></text:h>
      <text:p text:style-name="P53">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3">Bake space transform into object data.</text:p>
      <text:h text:style-name="Heading_20_5" text:outline-level="5"><text:bookmark-start text:name="__RefHeading___Toc2493_4032534388"/>Custom Properties<text:bookmark-end text:name="__RefHeading___Toc2493_4032534388"/></text:h>
      <text:p text:style-name="P53">Export custom properties if available.</text:p>
      <text:h text:style-name="Heading_20_5" text:outline-level="5"><text:bookmark-start text:name="__RefHeading___Toc2495_4032534388"/>Pat<text:span text:style-name="T24">h</text:span> Mode<text:bookmark-end text:name="__RefHeading___Toc2495_4032534388"/></text:h>
      <text:p text:style-name="P53">Method used to reference paths.</text:p>
      <text:h text:style-name="Heading_20_6" text:outline-level="6"><text:bookmark-start text:name="__RefHeading___Toc2497_4032534388"/>Embed Textures<text:bookmark-end text:name="__RefHeading___Toc2497_4032534388"/></text:h>
      <text:p text:style-name="P53">Just valid for method Copy. Embeds the textures into the FBX Binary.</text:p>
      <text:h text:style-name="Heading_20_5" text:outline-level="5"><text:bookmark-start text:name="__RefHeading___Toc2499_4032534388"/>Batch Mode<text:bookmark-end text:name="__RefHeading___Toc2499_4032534388"/></text:h>
      <text:p text:style-name="P53"><draw:frame draw:style-name="fr2" draw:name="Bild44" text:anchor-type="paragraph" svg:y="0.219cm" svg:width="6.031cm" svg:height="2.889cm" draw:z-index="38"><draw:image xlink:href="Pictures/1000020100000164000000AB9FB3E33D121C56DC.png" xlink:type="simple" xlink:show="embed" xlink:actuate="onLoad" loext:mime-type="image/png"/></draw:frame>Adjust some further export methods. You can for example export every collection into an own FBX file.</text:p>
      <text:p text:style-name="P53"/>
      <text:p text:style-name="P53"/>
      <text:p text:style-name="P52"/>
      <text:p text:style-name="Horizontal_20_Line"/>
      <text:h text:style-name="Heading_20_4" text:outline-level="4"><draw:frame draw:style-name="fr1" draw:name="Bild45" text:anchor-type="paragraph" svg:x="10.642cm" svg:y="0.706cm" svg:width="8.059cm" svg:height="2.69cm" draw:z-index="39"><draw:image xlink:href="Pictures/10000201000001DC0000009F0D369D07F94E0306.png" xlink:type="simple" xlink:show="embed" xlink:actuate="onLoad" loext:mime-type="image/png"/></draw:frame><text:bookmark-start text:name="__RefHeading___Toc2501_4032534388"/><text:soft-page-break/>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5">Apply existing modifiers before exporting.</text:p>
      <text:h text:style-name="Heading_20_5" text:outline-level="5"><text:bookmark-start text:name="__RefHeading___Toc2505_4032534388"/>Use Modifiers Render Settings<text:bookmark-end text:name="__RefHeading___Toc2505_4032534388"/></text:h>
      <text:p text:style-name="P55"><draw:frame draw:style-name="fr2" draw:name="Bild46" text:anchor-type="paragraph" svg:y="1.372cm" svg:width="7.909cm" svg:height="2.17cm" draw:z-index="40"><draw:image xlink:href="Pictures/10000201000001D300000080F0FAA2BA8325E8D3.png" xlink:type="simple" xlink:show="embed" xlink:actuate="onLoad" loext: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5">Define what smoothing information gets exported.</text:p>
      <text:h text:style-name="Heading_20_5" text:outline-level="5"><text:bookmark-start text:name="__RefHeading___Toc2509_4032534388"/>Loose Edges<text:bookmark-end text:name="__RefHeading___Toc2509_4032534388"/></text:h>
      <text:p text:style-name="P55">Export loose edges. Loose edges are polygons with just two vertices.</text:p>
      <text:h text:style-name="Heading_20_5" text:outline-level="5"><text:bookmark-start text:name="__RefHeading___Toc2511_4032534388"/>Tangent Space<text:bookmark-end text:name="__RefHeading___Toc2511_4032534388"/></text:h>
      <text:p text:style-name="P55">Add binormal and tangent vectors together with the tangent space information. This feature just works with tris or quads.</text:p>
      <text:p text:style-name="Horizontal_20_Line"/>
      <text:h text:style-name="Heading_20_4" text:outline-level="4"><draw:frame draw:style-name="fr1" draw:name="Bild47" text:anchor-type="paragraph" svg:x="10.612cm" svg:y="0.362cm" svg:width="8.089cm" svg:height="3.54cm" draw:z-index="41"><draw:image xlink:href="Pictures/10000201000001DE000000D1BBF58FE0BE892349.png" xlink:type="simple" xlink:show="embed" xlink:actuate="onLoad" loext: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5">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5">Add a final bone at the end of every bone chain.</text:p>
      <text:h text:style-name="Heading_20_5" text:outline-level="5"><text:bookmark-start text:name="__RefHeading___Toc2519_4032534388"/>Primary Bone Axis<text:bookmark-end text:name="__RefHeading___Toc2519_4032534388"/></text:h>
      <text:p text:style-name="P55">The primary bone axis orientation.</text:p>
      <text:h text:style-name="Heading_20_5" text:outline-level="5"><text:bookmark-start text:name="__RefHeading___Toc2521_4032534388"/>Secondary Bone Axis<text:bookmark-end text:name="__RefHeading___Toc2521_4032534388"/></text:h>
      <text:p text:style-name="P55">The secondary bone axis orientation.</text:p>
      <text:h text:style-name="P99" text:outline-level="5"><draw:frame draw:style-name="fr2" draw:name="Bild48" text:anchor-type="paragraph" svg:y="0.228cm" svg:width="5.279cm" svg:height="2.101cm" draw:z-index="42"><draw:image xlink:href="Pictures/10000201000001380000007CC7C2940008AF02FD.png" xlink:type="simple" xlink:show="embed" xlink:actuate="onLoad" loext:mime-type="image/png"/></draw:frame><text:bookmark-start text:name="__RefHeading___Toc2523_4032534388"/>Armature FBX Node Type<text:bookmark-end text:name="__RefHeading___Toc2523_4032534388"/></text:h>
      <text:p text:style-name="P55">FBX type of node used to represent a Blender Bone.</text:p>
      <text:h text:style-name="Heading_20_5" text:outline-level="5"/>
      <text:p text:style-name="Text_20_body"/>
      <text:p text:style-name="Horizontal_20_Line"/>
      <text:h text:style-name="P91" text:outline-level="4"><draw:frame draw:style-name="fr2" draw:name="Bild49" text:anchor-type="paragraph" svg:y="0.347cm" svg:width="4.2cm" svg:height="3.761cm" draw:z-index="43"><draw:image xlink:href="Pictures/10000201000000F8000000DE2B659AD45F57A10D.png" xlink:type="simple" xlink:show="embed" xlink:actuate="onLoad" loext:mime-type="image/png"/></draw:frame><text:bookmark-start text:name="__RefHeading___Toc5774_1794927051"/><text:soft-page-break/>Animation<text:bookmark-end text:name="__RefHeading___Toc5774_1794927051"/></text:h>
      <text:h text:style-name="Heading_20_5" text:outline-level="5"><text:bookmark-start text:name="__RefHeading___Toc2527_4032534388"/>Baked Animation<text:bookmark-end text:name="__RefHeading___Toc2527_4032534388"/></text:h>
      <text:p text:style-name="P55">Export baked key frame animation.</text:p>
      <text:h text:style-name="Heading_20_5" text:outline-level="5"><text:bookmark-start text:name="__RefHeading___Toc2529_4032534388"/>Key all Bones<text:bookmark-end text:name="__RefHeading___Toc2529_4032534388"/></text:h>
      <text:p text:style-name="P55">Force export at least one key of animation for all bones.</text:p>
      <text:h text:style-name="Heading_20_5" text:outline-level="5"><text:bookmark-start text:name="__RefHeading___Toc2531_4032534388"/>NLA Strips<text:bookmark-end text:name="__RefHeading___Toc2531_4032534388"/></text:h>
      <text:p text:style-name="P55">Export each non muted NLA strip.</text:p>
      <text:h text:style-name="Heading_20_5" text:outline-level="5"><text:bookmark-start text:name="__RefHeading___Toc2533_4032534388"/>All Actions<text:bookmark-end text:name="__RefHeading___Toc2533_4032534388"/></text:h>
      <text:p text:style-name="P55">Export each action as a separated FBX anim stack.</text:p>
      <text:h text:style-name="Heading_20_5" text:outline-level="5"><text:bookmark-start text:name="__RefHeading___Toc2535_4032534388"/>Force Start/ End Keying<text:bookmark-end text:name="__RefHeading___Toc2535_4032534388"/></text:h>
      <text:p text:style-name="P55">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5">How often to evaluate animated values, in frames.</text:p>
      <text:h text:style-name="Heading_20_5" text:outline-level="5"><text:bookmark-start text:name="__RefHeading___Toc2539_4032534388"/>Simplify<text:bookmark-end text:name="__RefHeading___Toc2539_4032534388"/></text:h>
      <text:p text:style-name="P55">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58"><draw:frame draw:style-name="fr1" draw:name="Bild50" text:anchor-type="paragraph" svg:x="14.64cm" svg:y="0.018cm" svg:width="4.06cm" svg:height="2.709cm" draw:z-index="44"><draw:image xlink:href="Pictures/10000201000000F0000000A0A520A24E66A81F0A.png" xlink:type="simple" xlink:show="embed" xlink:actuate="onLoad" loext:mime-type="image/png"/></draw:frame>The Biovision Hierarchy (BVH) character animation file format <text:span text:style-name="T7">is a file format to carry </text:span>motion capture data<text:span text:style-name="T7">. </text:span></text:p>
      <text:p text:style-name="P27">To export BVH you need to have an armature with animation selected.</text:p>
      <text:h text:style-name="Heading_20_4" text:outline-level="4"><text:bookmark-start text:name="__RefHeading___Toc2543_4032534388"/>Scale<text:bookmark-end text:name="__RefHeading___Toc2543_4032534388"/></text:h>
      <text:p text:style-name="P56">The scale factor for the export.</text:p>
      <text:h text:style-name="Heading_20_4" text:outline-level="4"><text:bookmark-start text:name="__RefHeading___Toc2545_4032534388"/>Start Frame<text:bookmark-end text:name="__RefHeading___Toc2545_4032534388"/></text:h>
      <text:p text:style-name="P56">The start frame of the animation</text:p>
      <text:h text:style-name="Heading_20_4" text:outline-level="4"><text:bookmark-start text:name="__RefHeading___Toc2547_4032534388"/>End Frame<text:bookmark-end text:name="__RefHeading___Toc2547_4032534388"/></text:h>
      <text:p text:style-name="P56">The end frame of the animation</text:p>
      <text:h text:style-name="Heading_20_4" text:outline-level="4"><text:bookmark-start text:name="__RefHeading___Toc2549_4032534388"/>Rotation<text:bookmark-end text:name="__RefHeading___Toc2549_4032534388"/></text:h>
      <text:p text:style-name="P56">The rotation order that is defined in the BVH file.</text:p>
      <text:h text:style-name="Heading_20_4" text:outline-level="4"><text:bookmark-start text:name="__RefHeading___Toc2551_4032534388"/>Root Translation Only<text:bookmark-end text:name="__RefHeading___Toc2551_4032534388"/></text:h>
      <text:p text:style-name="P56">Only write out translation values for the root bone.</text:p>
      <text:p text:style-name="Horizontal_20_Line"><text:soft-page-break/></text:p>
      <text:h text:style-name="Heading_20_3" text:outline-level="3"><text:bookmark-start text:name="__RefHeading___Toc2553_4032534388"/>Stanford (PLY)<text:bookmark-end text:name="__RefHeading___Toc2553_4032534388"/></text:h>
      <text:p text:style-name="Text_20_body"><draw:frame draw:style-name="fr1" draw:name="Bild51" text:anchor-type="paragraph" svg:x="14.64cm" svg:y="0.116cm" svg:width="4.06cm" svg:height="2.709cm" draw:z-index="45"><draw:image xlink:href="Pictures/10000201000000F0000000A02750649AD2B8132A.png" xlink:type="simple" xlink:show="embed" xlink:actuate="onLoad" loext: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Horizontal_20_Line"/>
      <text:h text:style-name="P116" text:outline-level="3"><draw:frame draw:style-name="fr1" draw:name="Bild53" text:anchor-type="paragraph" svg:x="10.426cm" svg:y="0.319cm" svg:width="8.16cm" svg:height="5.211cm" draw:z-index="46"><draw:image xlink:href="Pictures/10000201000001E2000001349AA093F29AF747B3.png" xlink:type="simple" xlink:show="embed" xlink:actuate="onLoad" loext:mime-type="image/png"/></draw:frame><text:bookmark-start text:name="__RefHeading___Toc2569_4032534388"/>Wavefront(OBJ)<text:bookmark-end text:name="__RefHeading___Toc2569_4032534388"/></text:h>
      <text:p text:style-name="P32">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7"/>
      <text:h text:style-name="P85" text:outline-level="4"><text:bookmark-start text:name="__RefHeading___Toc2571_4032534388"/>Operator Presets<text:bookmark-end text:name="__RefHeading___Toc2571_4032534388"/></text:h>
      <text:p text:style-name="P22"><draw:frame draw:style-name="fr2" draw:name="Bild52" text:anchor-type="paragraph" svg:y="0.203cm" svg:width="5.3cm" svg:height="1.461cm" draw:z-index="47"><draw:image xlink:href="Pictures/100002010000013900000056DD0A77FDB9F29CA2.png" xlink:type="simple" xlink:show="embed" xlink:actuate="onLoad" loext:mime-type="image/png"/></draw:frame><draw:frame draw:style-name="fr3" draw:name="Bild54" text:anchor-type="paragraph" svg:y="2.046cm" svg:width="3.93cm" svg:height="1.66cm" draw:z-index="48"><draw:image xlink:href="Pictures/10000201000000E800000062952E9CF64CC59451.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text:soft-page-break/>it in the drop down box. Don't get irritated by that the drop down box still shows "Operator Presets" when you choose your preset. The values of the chosen preset are set.</text:p>
      <text:p text:style-name="P22">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59">Export only the selected object(s).</text:p>
      <text:h text:style-name="Heading_20_4" text:outline-level="4"><text:bookmark-start text:name="__RefHeading___Toc2575_4032534388"/>Animation<text:bookmark-end text:name="__RefHeading___Toc2575_4032534388"/></text:h>
      <text:p text:style-name="P59">Write out an Obj mesh for each frame.</text:p>
      <text:h text:style-name="Heading_20_4" text:outline-level="4"><text:bookmark-start text:name="__RefHeading___Toc2577_4032534388"/>Apply Modifiers<text:bookmark-end text:name="__RefHeading___Toc2577_4032534388"/></text:h>
      <text:p text:style-name="P59">Apply Modifiers before export.</text:p>
      <text:h text:style-name="Heading_20_4" text:outline-level="4"><text:bookmark-start text:name="__RefHeading___Toc2579_4032534388"/>Use Modifier Render Settings<text:bookmark-end text:name="__RefHeading___Toc2579_4032534388"/></text:h>
      <text:p text:style-name="P59">SDS modifier has a viewport and a render resolution. When ticked the render resolution gets chosen.</text:p>
      <text:h text:style-name="Heading_20_4" text:outline-level="4"><text:bookmark-start text:name="__RefHeading___Toc2581_4032534388"/>Include Edges<text:bookmark-end text:name="__RefHeading___Toc2581_4032534388"/></text:h>
      <text:p text:style-name="P59">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59">Write sharp edges as smooth groups.</text:p>
      <text:h text:style-name="Heading_20_4" text:outline-level="4"><text:bookmark-start text:name="__RefHeading___Toc2585_4032534388"/>Bitflag Smooth Groups<text:bookmark-end text:name="__RefHeading___Toc2585_4032534388"/></text:h>
      <text:p text:style-name="P59">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59">Export Normals</text:p>
      <text:h text:style-name="Heading_20_4" text:outline-level="4"><text:bookmark-start text:name="__RefHeading___Toc2589_4032534388"/>Include UV's<text:bookmark-end text:name="__RefHeading___Toc2589_4032534388"/></text:h>
      <text:p text:style-name="P59">Export UV's</text:p>
      <text:h text:style-name="Heading_20_4" text:outline-level="4"><text:bookmark-start text:name="__RefHeading___Toc2591_4032534388"/>Write Materials<text:bookmark-end text:name="__RefHeading___Toc2591_4032534388"/></text:h>
      <text:p text:style-name="P59">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59">Triangulate Faces at export.</text:p>
      <text:h text:style-name="Heading_20_4" text:outline-level="4"><text:bookmark-start text:name="__RefHeading___Toc2595_4032534388"/><text:soft-page-break/>Write Nurbs<text:bookmark-end text:name="__RefHeading___Toc2595_4032534388"/></text:h>
      <text:p text:style-name="P59">Export Nurbs curves</text:p>
      <text:h text:style-name="Heading_20_4" text:outline-level="4"><text:bookmark-start text:name="__RefHeading___Toc2597_4032534388"/>Poly groups<text:bookmark-end text:name="__RefHeading___Toc2597_4032534388"/></text:h>
      <text:p text:style-name="P59">Export Poly groups</text:p>
      <text:h text:style-name="Heading_20_4" text:outline-level="4"><text:bookmark-start text:name="__RefHeading___Toc2599_4032534388"/>Objects as OBJ Objects<text:bookmark-end text:name="__RefHeading___Toc2599_4032534388"/></text:h>
      <text:p text:style-name="P59">Export objects as OBJ Objects.</text:p>
      <text:h text:style-name="Heading_20_4" text:outline-level="4"><text:bookmark-start text:name="__RefHeading___Toc2601_4032534388"/>Objects as OBJ Groups<text:bookmark-end text:name="__RefHeading___Toc2601_4032534388"/></text:h>
      <text:p text:style-name="P59">Export objects as OBJ groups.</text:p>
      <text:h text:style-name="Heading_20_4" text:outline-level="4"><text:bookmark-start text:name="__RefHeading___Toc2603_4032534388"/>Material Groups<text:bookmark-end text:name="__RefHeading___Toc2603_4032534388"/></text:h>
      <text:p text:style-name="P59">Export material groups.</text:p>
      <text:h text:style-name="Heading_20_4" text:outline-level="4"><text:bookmark-start text:name="__RefHeading___Toc2605_4032534388"/>Keep Vertex Order<text:bookmark-end text:name="__RefHeading___Toc2605_4032534388"/></text:h>
      <text:p text:style-name="P59">Keep the vertex order at export.</text:p>
      <text:h text:style-name="Heading_20_4" text:outline-level="4"><text:bookmark-start text:name="__RefHeading___Toc2607_4032534388"/>Scale<text:bookmark-end text:name="__RefHeading___Toc2607_4032534388"/></text:h>
      <text:p text:style-name="P57">The scale factor for the export.</text:p>
      <text:h text:style-name="P90" text:outline-level="4"><draw:frame draw:style-name="fr2" draw:name="Bild55" text:anchor-type="paragraph" svg:y="0.004cm" svg:width="1.891cm" svg:height="2.84cm" draw:z-index="49"><draw:image xlink:href="Pictures/1000020100000070000000A86D4A54194B914438.png" xlink:type="simple" xlink:show="embed" xlink:actuate="onLoad" loext:mime-type="image/png"/></draw:frame><text:bookmark-start text:name="__RefHeading___Toc2609_4032534388"/>Path Mode<text:bookmark-end text:name="__RefHeading___Toc2609_4032534388"/></text:h>
      <text:p text:style-name="P59">How the paths like texture paths gets handled at export.</text:p>
      <text:h text:style-name="Heading_20_4" text:outline-level="4"><text:bookmark-start text:name="__RefHeading___Toc2611_4032534388"/>Forward<text:bookmark-end text:name="__RefHeading___Toc2611_4032534388"/></text:h>
      <text:p text:style-name="P59">The forward orientation.</text:p>
      <text:h text:style-name="Heading_20_4" text:outline-level="4"><text:bookmark-start text:name="__RefHeading___Toc2613_4032534388"/>Up<text:bookmark-end text:name="__RefHeading___Toc2613_4032534388"/></text:h>
      <text:p text:style-name="P59">The up Orientation.</text:p>
      <text:p text:style-name="Horizontal_20_Line"/>
      <text:h text:style-name="P117" text:outline-level="3"><text:bookmark-start text:name="__RefHeading___Toc2615_4032534388"/>STL<text:bookmark-end text:name="__RefHeading___Toc2615_4032534388"/></text:h>
      <text:p text:style-name="P38"><draw:frame draw:style-name="fr1" draw:name="Bild56" text:anchor-type="paragraph" svg:x="14.64cm" svg:y="0.044cm" svg:width="4.06cm" svg:height="4.06cm" draw:z-index="50"><draw:image xlink:href="Pictures/10000201000000F0000000F06DE823FFBE059EC5.png" xlink:type="simple" xlink:show="embed" xlink:actuate="onLoad" loext: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1">Export only the selected object(s)<text:span text:style-name="T26">.</text:span></text:p>
      <text:h text:style-name="P86" text:outline-level="4"><text:bookmark-start text:name="__RefHeading___Toc2619_4032534388"/>Scale<text:bookmark-end text:name="__RefHeading___Toc2619_4032534388"/></text:h>
      <text:p text:style-name="P28">The import scale.</text:p>
      <text:h text:style-name="P86" text:outline-level="4"><text:bookmark-start text:name="__RefHeading___Toc2621_4032534388"/><text:soft-page-break/>Scene Unit<text:bookmark-end text:name="__RefHeading___Toc2621_4032534388"/></text:h>
      <text:p text:style-name="P35">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1">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1">Apply all modifiers before export.</text:p>
      <text:h text:style-name="P87" text:outline-level="4"><text:bookmark-start text:name="__RefHeading___Toc2627_4032534388"/>Batch Mode<text:bookmark-end text:name="__RefHeading___Toc2627_4032534388"/></text:h>
      <text:p text:style-name="P61">Export all geometry to one file or create a file for every object.</text:p>
      <text:h text:style-name="P86" text:outline-level="4"><text:bookmark-start text:name="__RefHeading___Toc2629_4032534388"/>Forward<text:bookmark-end text:name="__RefHeading___Toc2629_4032534388"/></text:h>
      <text:p text:style-name="P33">The Forward orientation at <text:span text:style-name="T25">export</text:span>.</text:p>
      <text:h text:style-name="P86" text:outline-level="4"><text:bookmark-start text:name="__RefHeading___Toc2631_4032534388"/>Up<text:bookmark-end text:name="__RefHeading___Toc2631_4032534388"/></text:h>
      <text:p text:style-name="P33">The Up orientation at <text:span text:style-name="T25">export</text:span>.</text:p>
      <text:p text:style-name="Horizontal_20_Line"/>
      <text:h text:style-name="P118" text:outline-level="3"><text:bookmark-start text:name="__RefHeading___Toc2633_4032534388"/>glTF 2.0 (glb, gltf )<text:span text:style-name="T17"> </text:span><text:bookmark-end text:name="__RefHeading___Toc2633_4032534388"/></text:h>
      <text:p text:style-name="P60"><draw:frame draw:style-name="fr1" draw:name="Bild57" text:anchor-type="paragraph" svg:x="14.651cm" svg:y="-0.196cm" svg:width="4.05cm" svg:height="4.3cm" draw:z-index="51"><draw:image xlink:href="Pictures/10000201000000EF000000FEC71168A8D60C7B6A.png" xlink:type="simple" xlink:show="embed" xlink:actuate="onLoad" loext:mime-type="image/png"/></draw:frame>The GL Transmission Format<text:span text:style-name="T17"> from the Khronos Group</text:span> is a file format for <text:span text:style-name="T17">3D scenes and models, and is based at the JSON standard.</text:span></text:p>
      <text:p text:style-name="P60"/>
      <text:p text:style-name="P60"/>
      <text:h text:style-name="P88" text:outline-level="4"><text:bookmark-start text:name="__RefHeading___Toc2635_4032534388"/>Operator Presets<text:bookmark-end text:name="__RefHeading___Toc2635_4032534388"/></text:h>
      <text:p text:style-name="P23"><draw:frame draw:style-name="fr2" draw:name="Bild58" text:anchor-type="paragraph" svg:y="0.623cm" svg:width="5.3cm" svg:height="1.461cm" draw:z-index="52"><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draw:frame draw:style-name="fr3" draw:name="Bild59" text:anchor-type="paragraph" svg:y="0.399cm" svg:width="3.93cm" svg:height="1.66cm" draw:z-index="53"><draw:image xlink:href="Pictures/10000201000000E800000062952E9CF64CC59451.png" xlink:type="simple" xlink:show="embed" xlink:actuate="onLoad" loext:mime-type="image/png"/></draw:frame>To remove a preset choose it in the drop down box, and click at the - button behind the drop down box. Also here, don't get irritated by that the drop down box still shows "Operator Presets" . The chosen preset will be deleted.</text:p>
      <text:p text:style-name="P54">glTF 2.0 exporter is divided into several tabs <text:s/>since it would be too much to display all settings at once.</text:p>
      <text:h text:style-name="P90" text:outline-level="4"><draw:frame draw:style-name="fr2" draw:name="Bild60" text:anchor-type="paragraph" svg:y="-0.005cm" svg:width="4.219cm" svg:height="2.12cm" draw:z-index="54"><draw:image xlink:href="Pictures/10000201000000F90000007D2E0FB137F9510ABE.png" xlink:type="simple" xlink:show="embed" xlink:actuate="onLoad" loext:mime-type="image/png"/></draw:frame><text:bookmark-start text:name="__RefHeading___Toc5776_1794927051"/><text:soft-page-break/>General<text:bookmark-end text:name="__RefHeading___Toc5776_1794927051"/></text:h>
      <text:h text:style-name="Heading_20_5" text:outline-level="5"><text:bookmark-start text:name="__RefHeading___Toc5778_1794927051"/>Format<text:bookmark-end text:name="__RefHeading___Toc5778_1794927051"/></text:h>
      <text:p text:style-name="P63">Choose between three export formats. Binary, Embedded and Separate.</text:p>
      <text:h text:style-name="Heading_20_5" text:outline-level="5"><text:bookmark-start text:name="__RefHeading___Toc2641_4032534388"/>Selected Only<text:bookmark-end text:name="__RefHeading___Toc2641_4032534388"/></text:h>
      <text:p text:style-name="P62">Export only the selected object(s)<text:span text:style-name="T26">.</text:span></text:p>
      <text:h text:style-name="Heading_20_5" text:outline-level="5"><text:bookmark-start text:name="__RefHeading___Toc2643_4032534388"/>Apply Modifiers<text:bookmark-end text:name="__RefHeading___Toc2643_4032534388"/></text:h>
      <text:p text:style-name="P62">Apply all modifiers before export.</text:p>
      <text:h text:style-name="Heading_20_5" text:outline-level="5"><text:bookmark-start text:name="__RefHeading___Toc2645_4032534388"/>Y up<text:bookmark-end text:name="__RefHeading___Toc2645_4032534388"/></text:h>
      <text:p text:style-name="P63">Export with Y Up orientation.</text:p>
      <text:h text:style-name="Heading_20_5" text:outline-level="5"><text:bookmark-start text:name="__RefHeading___Toc2647_4032534388"/>Custom Properties<text:bookmark-end text:name="__RefHeading___Toc2647_4032534388"/></text:h>
      <text:p text:style-name="P63">Export custom properties as glTF extras.</text:p>
      <text:h text:style-name="Heading_20_5" text:outline-level="5"><text:bookmark-start text:name="__RefHeading___Toc2649_4032534388"/>Remember Export Settings<text:bookmark-end text:name="__RefHeading___Toc2649_4032534388"/></text:h>
      <text:p text:style-name="P63">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3">Enter a custom copyright string.</text:p>
      <text:p text:style-name="Horizontal_20_Line"/>
      <text:h text:style-name="Heading_20_4" text:outline-level="4"><draw:frame draw:style-name="fr2" draw:name="Bild61" text:anchor-type="paragraph" svg:y="0.21cm" svg:width="6.061cm" svg:height="2.619cm" draw:z-index="55"><draw:image xlink:href="Pictures/10000201000001660000009B198BD9495A78F4C7.png" xlink:type="simple" xlink:show="embed" xlink:actuate="onLoad" loext: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63">Export UV's</text:p>
      <text:h text:style-name="Heading_20_5" text:outline-level="5"><text:bookmark-start text:name="__RefHeading___Toc2657_4032534388"/>Normals<text:bookmark-end text:name="__RefHeading___Toc2657_4032534388"/></text:h>
      <text:p text:style-name="P63">Export Normals.</text:p>
      <text:h text:style-name="Heading_20_5" text:outline-level="5"><text:bookmark-start text:name="__RefHeading___Toc2659_4032534388"/>Tangents<text:bookmark-end text:name="__RefHeading___Toc2659_4032534388"/></text:h>
      <text:p text:style-name="P63">Export Tangents.</text:p>
      <text:h text:style-name="Heading_20_5" text:outline-level="5"><text:bookmark-start text:name="__RefHeading___Toc2661_4032534388"/>Vertex Colors<text:bookmark-end text:name="__RefHeading___Toc2661_4032534388"/></text:h>
      <text:p text:style-name="P63">Export Vertex Colors.</text:p>
      <text:h text:style-name="Heading_20_5" text:outline-level="5"><text:bookmark-start text:name="__RefHeading___Toc2663_4032534388"/>Materials<text:bookmark-end text:name="__RefHeading___Toc2663_4032534388"/></text:h>
      <text:p text:style-name="P63">Export Materials.</text:p>
      <text:h text:style-name="P90" text:outline-level="4"><draw:frame draw:style-name="fr2" draw:name="Bild62" text:anchor-type="paragraph" svg:y="0.423cm" svg:width="6.16cm" svg:height="2.371cm" draw:z-index="56"><draw:image xlink:href="Pictures/100002010000016C0000008CF02CFB25B3983EFD.png" xlink:type="simple" xlink:show="embed" xlink:actuate="onLoad" loext:mime-type="image/png"/></draw:frame><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63">Export Cameras.</text:p>
      <text:h text:style-name="Heading_20_5" text:outline-level="5"><text:bookmark-start text:name="__RefHeading___Toc2669_4032534388"/><text:soft-page-break/>Punctual Lights<text:bookmark-end text:name="__RefHeading___Toc2669_4032534388"/></text:h>
      <text:p text:style-name="P63">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3">Export the scene in current animation frame.</text:p>
      <text:h text:style-name="Heading_20_5" text:outline-level="5"><text:bookmark-start text:name="__RefHeading___Toc2675_4032534388"/>Animations<text:bookmark-end text:name="__RefHeading___Toc2675_4032534388"/></text:h>
      <text:p text:style-name="P63">Export active actions and NLA tracks.</text:p>
      <text:h text:style-name="Heading_20_5" text:outline-level="5"><text:bookmark-start text:name="__RefHeading___Toc2677_4032534388"/>Limit to Playback Range<text:bookmark-end text:name="__RefHeading___Toc2677_4032534388"/></text:h>
      <text:p text:style-name="P63">Clips animations to selected playback range.</text:p>
      <text:h text:style-name="Heading_20_5" text:outline-level="5"><text:bookmark-start text:name="__RefHeading___Toc2679_4032534388"/>Sampling Rate<text:bookmark-end text:name="__RefHeading___Toc2679_4032534388"/></text:h>
      <text:p text:style-name="P63">How often to evaluate animated values in frames</text:p>
      <text:h text:style-name="Heading_20_5" text:outline-level="5"><text:bookmark-start text:name="__RefHeading___Toc2681_4032534388"/>Always Sample Animations<text:bookmark-end text:name="__RefHeading___Toc2681_4032534388"/></text:h>
      <text:p text:style-name="P63">Apply sampling to all animations.</text:p>
      <text:h text:style-name="Heading_20_5" text:outline-level="5"><text:bookmark-start text:name="__RefHeading___Toc2683_4032534388"/>Skinning<text:bookmark-end text:name="__RefHeading___Toc2683_4032534388"/></text:h>
      <text:p text:style-name="P63">Export Skinning data.</text:p>
      <text:h text:style-name="Heading_20_5" text:outline-level="5"><text:bookmark-start text:name="__RefHeading___Toc2685_4032534388"/>Bake Skinning Constraints<text:bookmark-end text:name="__RefHeading___Toc2685_4032534388"/></text:h>
      <text:p text:style-name="P63">Apply skinning constraints to armatures. </text:p>
      <text:h text:style-name="Heading_20_5" text:outline-level="5"><text:bookmark-start text:name="__RefHeading___Toc2687_4032534388"/>Include all Bone Influences<text:bookmark-end text:name="__RefHeading___Toc2687_4032534388"/></text:h>
      <text:p text:style-name="P63">Allow vertex influences greater 4.</text:p>
      <text:h text:style-name="Heading_20_5" text:outline-level="5"><text:bookmark-start text:name="__RefHeading___Toc2689_4032534388"/>Shape Keys<text:bookmark-end text:name="__RefHeading___Toc2689_4032534388"/></text:h>
      <text:p text:style-name="P63">Export Shape Keys. Also called Morph Targets.</text:p>
      <text:h text:style-name="Heading_20_5" text:outline-level="5"><text:bookmark-start text:name="__RefHeading___Toc2691_4032534388"/>Shape Key Normals<text:bookmark-end text:name="__RefHeading___Toc2691_4032534388"/></text:h>
      <text:p text:style-name="P63">Export vertex Normals. with shape keys.</text:p>
      <text:h text:style-name="Heading_20_5" text:outline-level="5"><text:bookmark-start text:name="__RefHeading___Toc2693_4032534388"/>Shape Key Tangents<text:bookmark-end text:name="__RefHeading___Toc2693_4032534388"/></text:h>
      <text:p text:style-name="P63">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5"><draw:frame draw:style-name="fr1" draw:name="Bild63" text:anchor-type="paragraph" svg:x="12.201cm" svg:y="-0.071cm" svg:width="6.5cm" svg:height="2.88cm" draw:z-index="57"><draw:image xlink:href="Pictures/1000020100000180000000AAA91D40BCBE4D6EE4.png" xlink:type="simple" xlink:show="embed" xlink:actuate="onLoad" loext:mime-type="image/png"/></draw:frame>A Blend file may work with external data. Textures for example. Or text files. Or other Blend files, used as libraries. </text:p>
      <text:p text:style-name="P65"><text:span text:style-name="T27">In this menu </text:span>you can adjust some settings for external data.</text:p>
      <text:p text:style-name="P66"><text:soft-page-break/>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6"><draw:frame draw:style-name="fr2" draw:name="Bild64" text:anchor-type="paragraph" svg:y="-0.252cm" svg:width="4.06cm" svg:height="1.15cm" draw:z-index="58"><draw:image xlink:href="Pictures/10000201000000F00000004476A605B2A561C9EE.png" xlink:type="simple" xlink:show="embed" xlink:actuate="onLoad" loext:mime-type="image/png"/></draw:frame>Packed data displays a packed icon in the drop down box. This example is from the header of the UV editor.<text:span text:style-name="T27"> But you can see this icon also in the material editor at the texture node then.</text:span></text:p>
      <text:p text:style-name="P64">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4">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64">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4"/>
      <text:p text:style-name="P64"><draw:frame draw:style-name="fr2" draw:name="Bild65" text:anchor-type="paragraph" svg:y="0.007cm" svg:width="6.249cm" svg:height="1.131cm" draw:z-index="59"><draw:image xlink:href="Pictures/100002010000017100000043C6BDD39E1D1F153E.png" xlink:type="simple" xlink:show="embed" xlink:actuate="onLoad" loext:mime-type="image/png"/></draw:frame>You will get a warning when something is missing.</text:p>
      <text:p text:style-name="P64"/>
      <text:p text:style-name="Horizontal_20_Line"/>
      <text:h text:style-name="Heading_20_3" text:outline-level="3"><draw:frame draw:style-name="fr1" draw:name="Bild66" text:anchor-type="paragraph" svg:x="13.152cm" svg:y="0.418cm" svg:width="5.549cm" svg:height="2.611cm" draw:z-index="60"><draw:image xlink:href="Pictures/10000201000001480000009A8A38A48D66011CFE.png" xlink:type="simple" xlink:show="embed" xlink:actuate="onLoad" loext:mime-type="image/png"/></draw:frame><text:bookmark-start text:name="__RefHeading___Toc2701_4032534388"/>Unpack packed files<text:bookmark-end text:name="__RefHeading___Toc2701_4032534388"/></text:h>
      <text:p text:style-name="P64">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7">Extracts all files to the current directory of the blend file. If the files in the current directory exists, reuse it. Else extract the ones from the blend file. </text:p>
      <text:p text:style-name="P67">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7">Extracts all files to the current directory of the blend file, and writes it to the current directory. Existing content will be overwritten.</text:p>
      <text:p text:style-name="P67">NOTE! The title is misleading, it does NOT write the files to the current directory. But into a sub folder, <text:soft-page-break/>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67">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67">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67">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7">Browse for the new location of moved files.</text:p>
      <text:p text:style-name="Horizontal_20_Line"/>
      <text:h text:style-name="Heading_20_2" text:outline-level="2"><text:bookmark-start text:name="__RefHeading___Toc5482_3876747245"/>Cleanup<text:bookmark-end text:name="__RefHeading___Toc5482_3876747245"/></text:h>
      <text:h text:style-name="Heading_20_3" text:outline-level="3"><text:bookmark-start text:name="__RefHeading___Toc5484_3876747245"/>Purge All<text:bookmark-end text:name="__RefHeading___Toc5484_3876747245"/></text:h>
      <text:p text:style-name="P74"><draw:frame draw:style-name="fr1" draw:name="Bild5" text:anchor-type="paragraph" svg:x="13.148cm" svg:y="-0.09cm" svg:width="5.77cm" svg:height="0.559cm" draw:z-index="70"><draw:image xlink:href="Pictures/10000201000001550000002114D39DE5303353D0.png" xlink:type="simple" xlink:show="embed" xlink:actuate="onLoad" loext:mime-type="image/png"/></draw:frame><draw:frame draw:style-name="fr1" draw:name="Bild81" text:anchor-type="paragraph" svg:x="13.693cm" svg:y="1.028cm" svg:width="5.11cm" svg:height="1.951cm" draw:z-index="71"><draw:image xlink:href="Pictures/100002010000012E00000073586A5AAB3F322A47.png" xlink:type="simple" xlink:show="embed" xlink:actuate="onLoad" loext:mime-type="image/png"/></draw:frame>This is the same purge functionality than in the outliner in Orphan mode. It removes all data from the scene that is not longer in use and has no fake user assigned to keep it in the scene. </text:p>
      <text:p text:style-name="P74"/>
      <text:h text:style-name="Heading_20_2" text:outline-level="2"><text:bookmark-start text:name="__RefHeading___Toc2721_4032534388"/>Quit<text:bookmark-end text:name="__RefHeading___Toc2721_4032534388"/></text:h>
      <text:p text:style-name="P29">Quit Bforartists<text:span text:style-name="T2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36</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36M16S</meta:editing-duration>
    <meta:editing-cycles>108</meta:editing-cycles>
    <meta:generator>LibreOffice/6.4.6.2$Windows_X86_64 LibreOffice_project/0ce51a4fd21bff07a5c061082cc82c5ed232f115</meta:generator>
    <dc:date>2020-11-14T18:06:32.535000000</dc:date>
    <meta:document-statistic meta:table-count="1" meta:image-count="76" meta:object-count="0" meta:page-count="36" meta:paragraph-count="979" meta:word-count="6382" meta:character-count="36814" meta:non-whitespace-character-count="31384"/>
    <meta:template xlink:type="simple" xlink:actuate="onRequest" xlink:title="standard1cm" xlink:href="../../../AppData/Roaming/LibreOffice/4/user/template/standard1cm.ott" meta:date="2017-02-20T09:55:15.362000000"/>
  </office:meta>
</office:document-meta>
</file>